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641cm"/>
    </style:style>
    <style:style style:name="co9" style:family="table-column">
      <style:table-column-properties fo:break-before="auto" style:column-width="10.654cm"/>
    </style:style>
    <style:style style:name="co10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7.913cm"/>
    </style:style>
    <style:style style:name="co13" style:family="table-column">
      <style:table-column-properties fo:break-before="auto" style:column-width="3.332cm"/>
    </style:style>
    <style:style style:name="co14" style:family="table-column">
      <style:table-column-properties fo:break-before="auto" style:column-width="6.003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4" style:family="table-cell" style:parent-style-name="Normal_5f_">
      <style:table-cell-properties fo:background-color="#c0c0c0" style:vertical-align="bottom"/>
    </style:style>
    <style:style style:name="ce5" style:family="table-cell" style:parent-style-name="Default" style:data-style-name="N10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5f__20_75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_20_70_20_4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Normal_5f__20_70_20_4">
      <style:table-cell-properties style:text-align-source="fix" style:repeat-content="false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4" style:family="table-cell" style:parent-style-name="Normal_5f__20_70_20_4" style:data-style-name="N10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_20_70_20_4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_20_70_20_4">
      <style:table-cell-properties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1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ko" style:country-asian="KR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4" style:family="table-cell" style:parent-style-name="Normal_5f__20_70_20_4">
      <style:table-cell-properties fo:background-color="transparent"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2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color="#000000" style:font-name="Arial" fo:font-size="11pt" style:font-name-asian="Arial" style:font-size-asian="11pt" style:font-size-complex="11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Arial" fo:font-size="11pt" style:font-name-asian="Arial" style:font-size-asian="11pt" style:font-size-complex="11pt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Normal_5f__20_7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Normal_5f__20_75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 fo:wrap-option="wrap"/>
      <style:text-properties style:font-name="Arial" fo:font-size="11pt" style:font-name-asian="Arial" style:font-size-asian="11pt" style:font-size-complex="11pt"/>
    </style:style>
    <style:style style:name="ce41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Normal_5f__20_70_20_4">
      <style:table-cell-properties style:text-align-source="fix" style:repeat-content="false"/>
      <style:paragraph-properties fo:text-align="start" fo:margin-left="0cm"/>
      <style:text-properties fo:font-size="10pt" fo:font-weight="normal" style:text-underline-mode="continuous" style:text-overline-mode="continuous" style:text-line-through-mode="continuous" style:font-size-asian="10pt" style:language-asian="ko" style:country-asian="KR" style:font-weight-asian="normal" style:font-size-complex="10pt" style:language-complex="en" style:country-complex="US" style:font-weight-complex="normal" style:text-emphasize="none" style:font-relief="none"/>
    </style:style>
    <style:style style:name="ce43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language="ko" fo:country="KR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ko" fo:country="KR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color="#000000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b3b3b3" style:vertical-align="top"/>
    </style:style>
    <style:style style:name="ce63" style:family="table-cell" style:parent-style-name="Normal_5f__20_75">
      <style:table-cell-properties fo:background-color="#b3b3b3" style:vertical-align="top"/>
      <style:text-properties fo:font-weight="bold" style:font-weight-asian="bold" style:font-weight-complex="bold"/>
    </style:style>
    <style:style style:name="ce64" style:family="table-cell" style:parent-style-name="Normal_5f__20_75">
      <style:table-cell-properties fo:background-color="#b3b3b3" style:vertical-align="top"/>
    </style:style>
    <style:style style:name="ce65" style:family="table-cell" style:parent-style-name="Default">
      <style:table-cell-properties fo:background-color="#b3b3b3" fo:wrap-option="wrap"/>
      <style:text-properties style:font-name="Arial" fo:font-size="11pt" style:font-size-asian="11pt" style:font-size-complex="11pt"/>
    </style:style>
    <style:style style:name="ce66" style:family="table-cell" style:parent-style-name="Normal_5f__20_70_20_4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7" style:family="table-cell" style:parent-style-name="Normal_5f__20_70_20_4">
      <style:text-properties style:font-name="Arial" fo:font-size="11pt" fo:language="en" fo:country="GB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  <style:style style:name="ce68" style:family="table-cell" style:parent-style-name="Default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b3b3b3" fo:wrap-option="wrap"/>
    </style:style>
    <style:style style:name="ce71" style:family="table-cell" style:parent-style-name="Normal_5f__20_70_20_4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Normal_5f__20_70_20_4">
      <style:table-cell-properties fo:wrap-option="wrap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c0c0c0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fo:background-color="#c0c0c0" fo:wrap-option="wrap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ff0000" fo:wrap-option="wrap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c0c0c0" fo:wrap-option="wrap"/>
      <style:text-properties style:font-name="돋움" fo:font-size="9pt" style:font-name-asian="돋움" style:font-size-asian="9pt" style:font-name-complex="Arial2" style:font-size-complex="9pt"/>
    </style:style>
    <style:style style:name="ce83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fo:background-color="#ff99cc" style:diagonal-bl-tr="none" style:diagonal-tl-br="none" fo:border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99ccff" fo:wrap-option="wrap" fo:border="0.002cm solid #000000"/>
      <style:text-properties fo:font-size="11pt" style:font-size-asian="11pt" style:font-size-complex="11pt"/>
    </style:style>
    <style:style style:name="ce9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굴림1" fo:font-size="9pt" fo:language="ko" fo:country="KR" style:font-name-asian="굴림1" style:font-size-asian="9pt" style:font-name-complex="굴림1" style:font-size-complex="5.09999990463257pt"/>
    </style:style>
  </office:automatic-styles>
  <office:body>
    <office:spreadsheet>
      <table:table table:name="AreaNa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WN_0</text:p>
          </table:table-cell>
          <table:table-cell office:value-type="string">
            <text:p>SMALL TOWN</text:p>
          </table:table-cell>
          <table:table-cell office:value-type="string">
            <text:p>스몰 타운</text:p>
          </table:table-cell>
        </table:table-row>
        <table:table-row table:style-name="ro2">
          <table:table-cell office:value-type="string">
            <text:p>TOWN_1</text:p>
          </table:table-cell>
          <table:table-cell office:value-type="string">
            <text:p>MIDDLE TOWN</text:p>
          </table:table-cell>
          <table:table-cell office:value-type="string">
            <text:p>미들 타운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_0</text:p>
          </table:table-cell>
          <table:table-cell office:value-type="string">
            <text:p>FOREST1</text:p>
          </table:table-cell>
          <table:table-cell office:value-type="string">
            <text:p>초원</text:p>
          </table:table-cell>
        </table:table-row>
        <table:table-row table:style-name="ro1">
          <table:table-cell office:value-type="string">
            <text:p>FIELD_1</text:p>
          </table:table-cell>
          <table:table-cell office:value-type="string">
            <text:p>CRYSTAL CAVE</text:p>
          </table:table-cell>
          <table:table-cell office:value-type="string">
            <text:p>수정 동굴</text:p>
          </table:table-cell>
        </table:table-row>
        <table:table-row table:style-name="ro1">
          <table:table-cell office:value-type="string">
            <text:p>FIELD_2</text:p>
          </table:table-cell>
          <table:table-cell office:value-type="string">
            <text:p>MIDDLE TOWN ROAD</text:p>
          </table:table-cell>
          <table:table-cell office:value-type="string">
            <text:p>미들타운 길</text:p>
          </table:table-cell>
        </table:table-row>
        <table:table-row table:style-name="ro2">
          <table:table-cell office:value-type="string">
            <text:p>FIELD_3</text:p>
          </table:table-cell>
          <table:table-cell office:value-type="string">
            <text:p>WEST FOREST</text:p>
          </table:table-cell>
          <table:table-cell office:value-type="string">
            <text:p>서쪽 숲</text:p>
          </table:table-cell>
        </table:table-row>
        <table:table-row table:style-name="ro1">
          <table:table-cell office:value-type="string">
            <text:p>FIELD_4</text:p>
          </table:table-cell>
          <table:table-cell office:value-type="string">
            <text:p>EAST FOREST</text:p>
          </table:table-cell>
          <table:table-cell office:value-type="string">
            <text:p>동쪽 숲</text:p>
          </table:table-cell>
        </table:table-row>
        <table:table-row table:style-name="ro1">
          <table:table-cell office:value-type="string">
            <text:p>FIELD_5</text:p>
          </table:table-cell>
          <table:table-cell office:value-type="string">
            <text:p>MIST CAVE</text:p>
          </table:table-cell>
          <table:table-cell office:value-type="string">
            <text:p>미로 동굴</text:p>
          </table:table-cell>
        </table:table-row>
        <table:table-row table:style-name="ro1">
          <table:table-cell office:value-type="string">
            <text:p>FIELD_6</text:p>
          </table:table-cell>
          <table:table-cell office:value-type="string">
            <text:p>SMALL TOWN ROAD</text:p>
          </table:table-cell>
          <table:table-cell office:value-type="string">
            <text:p>스몰타운 길</text:p>
          </table:table-cell>
        </table:table-row>
        <table:table-row table:style-name="ro2" table:number-rows-repeated="65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n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NAME_MON1</text:p>
          </table:table-cell>
          <table:table-cell office:value-type="string">
            <text:p>랩터1</text:p>
          </table:table-cell>
          <table:table-cell office:value-type="string">
            <text:p>랩터1</text:p>
          </table:table-cell>
        </table:table-row>
        <table:table-row table:style-name="ro3">
          <table:table-cell table:style-name="ce4" office:value-type="string">
            <text:p>NAME_MON2</text:p>
          </table:table-cell>
          <table:table-cell office:value-type="string">
            <text:p>랩터2</text:p>
          </table:table-cell>
          <table:table-cell office:value-type="string">
            <text:p>랩터2</text:p>
          </table:table-cell>
        </table:table-row>
        <table:table-row table:style-name="ro1">
          <table:table-cell table:style-name="ce4" office:value-type="string">
            <text:p>NAME_MON3</text:p>
          </table:table-cell>
          <table:table-cell office:value-type="string">
            <text:p>랩터3</text:p>
          </table:table-cell>
          <table:table-cell office:value-type="string">
            <text:p>랩터3</text:p>
          </table:table-cell>
        </table:table-row>
        <table:table-row table:style-name="ro1">
          <table:table-cell table:style-name="ce4" office:value-type="string">
            <text:p>NAME_MON4</text:p>
          </table:table-cell>
          <table:table-cell office:value-type="string">
            <text:p>랩터4</text:p>
          </table:table-cell>
          <table:table-cell office:value-type="string">
            <text:p>랩터4</text:p>
          </table:table-cell>
        </table:table-row>
        <table:table-row table:style-name="ro1">
          <table:table-cell table:style-name="ce4" office:value-type="string">
            <text:p>NAME_MON5</text:p>
          </table:table-cell>
          <table:table-cell office:value-type="string">
            <text:p>랩터5</text:p>
          </table:table-cell>
          <table:table-cell office:value-type="string">
            <text:p>랩터5</text:p>
          </table:table-cell>
        </table:table-row>
        <table:table-row table:style-name="ro3">
          <table:table-cell table:style-name="ce4" office:value-type="string">
            <text:p>NAME_MON6</text:p>
          </table:table-cell>
          <table:table-cell office:value-type="string">
            <text:p>랩터6</text:p>
          </table:table-cell>
          <table:table-cell office:value-type="string">
            <text:p>랩터6</text:p>
          </table:table-cell>
        </table:table-row>
        <table:table-row table:style-name="ro1">
          <table:table-cell table:style-name="ce4" office:value-type="string">
            <text:p>NAME_MON7</text:p>
          </table:table-cell>
          <table:table-cell office:value-type="string">
            <text:p>랩터7</text:p>
          </table:table-cell>
          <table:table-cell office:value-type="string">
            <text:p>랩터7</text:p>
          </table:table-cell>
        </table:table-row>
        <table:table-row table:style-name="ro1">
          <table:table-cell table:style-name="ce4" office:value-type="string">
            <text:p>NAME_MON8</text:p>
          </table:table-cell>
          <table:table-cell office:value-type="string">
            <text:p>랩터8</text:p>
          </table:table-cell>
          <table:table-cell office:value-type="string">
            <text:p>랩터8</text:p>
          </table:table-cell>
        </table:table-row>
        <table:table-row table:style-name="ro1">
          <table:table-cell table:style-name="ce4" office:value-type="string">
            <text:p>NAME_MON9</text:p>
          </table:table-cell>
          <table:table-cell office:value-type="string">
            <text:p>랩터9</text:p>
          </table:table-cell>
          <table:table-cell office:value-type="string">
            <text:p>랩터9</text:p>
          </table:table-cell>
        </table:table-row>
        <table:table-row table:style-name="ro1">
          <table:table-cell table:style-name="ce4" office:value-type="string">
            <text:p>NAME_MON10</text:p>
          </table:table-cell>
          <table:table-cell office:value-type="string">
            <text:p>골램1</text:p>
          </table:table-cell>
          <table:table-cell office:value-type="string">
            <text:p>골램1</text:p>
          </table:table-cell>
        </table:table-row>
        <table:table-row table:style-name="ro3">
          <table:table-cell table:style-name="ce4" office:value-type="string">
            <text:p>NAME_MON11</text:p>
          </table:table-cell>
          <table:table-cell office:value-type="string">
            <text:p>골램2</text:p>
          </table:table-cell>
          <table:table-cell office:value-type="string">
            <text:p>골램2</text:p>
          </table:table-cell>
        </table:table-row>
        <table:table-row table:style-name="ro3">
          <table:table-cell table:style-name="ce4" office:value-type="string">
            <text:p>NAME_MON12</text:p>
          </table:table-cell>
          <table:table-cell office:value-type="string">
            <text:p>골램3</text:p>
          </table:table-cell>
          <table:table-cell office:value-type="string">
            <text:p>골램3</text:p>
          </table:table-cell>
        </table:table-row>
        <table:table-row table:style-name="ro3">
          <table:table-cell table:style-name="ce4" office:value-type="string">
            <text:p>NAME_MON13</text:p>
          </table:table-cell>
          <table:table-cell office:value-type="string">
            <text:p>골램4</text:p>
          </table:table-cell>
          <table:table-cell office:value-type="string">
            <text:p>골램4</text:p>
          </table:table-cell>
        </table:table-row>
        <table:table-row table:style-name="ro3">
          <table:table-cell table:style-name="ce4" office:value-type="string">
            <text:p>NAME_MON14</text:p>
          </table:table-cell>
          <table:table-cell office:value-type="string">
            <text:p>골램5</text:p>
          </table:table-cell>
          <table:table-cell office:value-type="string">
            <text:p>골램5</text:p>
          </table:table-cell>
        </table:table-row>
        <table:table-row table:style-name="ro3">
          <table:table-cell table:style-name="ce4" office:value-type="string">
            <text:p>NAME_MON15</text:p>
          </table:table-cell>
          <table:table-cell office:value-type="string">
            <text:p>골램6</text:p>
          </table:table-cell>
          <table:table-cell office:value-type="string">
            <text:p>골램6</text:p>
          </table:table-cell>
        </table:table-row>
        <table:table-row table:style-name="ro3">
          <table:table-cell table:style-name="ce4" office:value-type="string">
            <text:p>NAME_MON16</text:p>
          </table:table-cell>
          <table:table-cell office:value-type="string">
            <text:p>골램7</text:p>
          </table:table-cell>
          <table:table-cell office:value-type="string">
            <text:p>골램7</text:p>
          </table:table-cell>
        </table:table-row>
        <table:table-row table:style-name="ro3">
          <table:table-cell table:style-name="ce4" office:value-type="string">
            <text:p>NAME_MON17</text:p>
          </table:table-cell>
          <table:table-cell office:value-type="string">
            <text:p>골램8</text:p>
          </table:table-cell>
          <table:table-cell office:value-type="string">
            <text:p>골램8</text:p>
          </table:table-cell>
        </table:table-row>
        <table:table-row table:style-name="ro3">
          <table:table-cell table:style-name="ce4" office:value-type="string">
            <text:p>NAME_MON18</text:p>
          </table:table-cell>
          <table:table-cell office:value-type="string">
            <text:p>골램9</text:p>
          </table:table-cell>
          <table:table-cell office:value-type="string">
            <text:p>골램9</text:p>
          </table:table-cell>
        </table:table-row>
        <table:table-row table:style-name="ro3">
          <table:table-cell table:style-name="ce4" office:value-type="string">
            <text:p>NAME_MON19</text:p>
          </table:table-cell>
          <table:table-cell office:value-type="string">
            <text:p>젤리푸1</text:p>
          </table:table-cell>
          <table:table-cell office:value-type="string">
            <text:p>젤리푸1</text:p>
          </table:table-cell>
        </table:table-row>
        <table:table-row table:style-name="ro3">
          <table:table-cell table:style-name="ce4" office:value-type="string">
            <text:p>NAME_MON20</text:p>
          </table:table-cell>
          <table:table-cell office:value-type="string">
            <text:p>젤리푸2</text:p>
          </table:table-cell>
          <table:table-cell office:value-type="string">
            <text:p>젤리푸2</text:p>
          </table:table-cell>
        </table:table-row>
        <table:table-row table:style-name="ro3">
          <table:table-cell table:style-name="ce4" office:value-type="string">
            <text:p>NAME_MON21</text:p>
          </table:table-cell>
          <table:table-cell office:value-type="string">
            <text:p>젤리푸3</text:p>
          </table:table-cell>
          <table:table-cell office:value-type="string">
            <text:p>젤리푸3</text:p>
          </table:table-cell>
        </table:table-row>
        <table:table-row table:style-name="ro3">
          <table:table-cell table:style-name="ce4" office:value-type="string">
            <text:p>NAME_MON22</text:p>
          </table:table-cell>
          <table:table-cell office:value-type="string">
            <text:p>젤리푸4</text:p>
          </table:table-cell>
          <table:table-cell office:value-type="string">
            <text:p>젤리푸4</text:p>
          </table:table-cell>
        </table:table-row>
        <table:table-row table:style-name="ro3">
          <table:table-cell table:style-name="ce4" office:value-type="string">
            <text:p>NAME_MON23</text:p>
          </table:table-cell>
          <table:table-cell office:value-type="string">
            <text:p>젤리푸5</text:p>
          </table:table-cell>
          <table:table-cell office:value-type="string">
            <text:p>젤리푸5</text:p>
          </table:table-cell>
        </table:table-row>
        <table:table-row table:style-name="ro3">
          <table:table-cell table:style-name="ce4" office:value-type="string">
            <text:p>NAME_MON24</text:p>
          </table:table-cell>
          <table:table-cell office:value-type="string">
            <text:p>젤리푸6</text:p>
          </table:table-cell>
          <table:table-cell office:value-type="string">
            <text:p>젤리푸6</text:p>
          </table:table-cell>
        </table:table-row>
        <table:table-row table:style-name="ro3">
          <table:table-cell table:style-name="ce4" office:value-type="string">
            <text:p>NAME_MON25</text:p>
          </table:table-cell>
          <table:table-cell office:value-type="string">
            <text:p>젤리푸7</text:p>
          </table:table-cell>
          <table:table-cell office:value-type="string">
            <text:p>젤리푸7</text:p>
          </table:table-cell>
        </table:table-row>
        <table:table-row table:style-name="ro3">
          <table:table-cell table:style-name="ce4" office:value-type="string">
            <text:p>NAME_MON26</text:p>
          </table:table-cell>
          <table:table-cell office:value-type="string">
            <text:p>젤리푸8</text:p>
          </table:table-cell>
          <table:table-cell office:value-type="string">
            <text:p>젤리푸8</text:p>
          </table:table-cell>
        </table:table-row>
        <table:table-row table:style-name="ro3">
          <table:table-cell table:style-name="ce4" office:value-type="string">
            <text:p>NAME_MON27</text:p>
          </table:table-cell>
          <table:table-cell office:value-type="string">
            <text:p>젤리푸9</text:p>
          </table:table-cell>
          <table:table-cell office:value-type="string">
            <text:p>젤리푸9</text:p>
          </table:table-cell>
        </table:table-row>
        <table:table-row table:style-name="ro3">
          <table:table-cell table:style-name="ce4" office:value-type="string">
            <text:p>NAME_MON28</text:p>
          </table:table-cell>
          <table:table-cell table:style-name="Normal_5f_" office:value-type="string">
            <text:p>워터앨리1</text:p>
          </table:table-cell>
          <table:table-cell table:style-name="Normal_5f_" office:value-type="string">
            <text:p>워터앨리1</text:p>
          </table:table-cell>
        </table:table-row>
        <table:table-row table:style-name="ro3">
          <table:table-cell table:style-name="ce4" office:value-type="string">
            <text:p>NAME_MON29</text:p>
          </table:table-cell>
          <table:table-cell table:style-name="Normal_5f_" office:value-type="string">
            <text:p>워터앨리2</text:p>
          </table:table-cell>
          <table:table-cell table:style-name="Normal_5f_" office:value-type="string">
            <text:p>워터앨리2</text:p>
          </table:table-cell>
        </table:table-row>
        <table:table-row table:style-name="ro3">
          <table:table-cell table:style-name="ce4" office:value-type="string">
            <text:p>NAME_MON30</text:p>
          </table:table-cell>
          <table:table-cell table:style-name="Normal_5f_" office:value-type="string">
            <text:p>워터앨리3</text:p>
          </table:table-cell>
          <table:table-cell table:style-name="Normal_5f_" office:value-type="string">
            <text:p>워터앨리3</text:p>
          </table:table-cell>
        </table:table-row>
        <table:table-row table:style-name="ro3">
          <table:table-cell table:style-name="ce4" office:value-type="string">
            <text:p>NAME_MON31</text:p>
          </table:table-cell>
          <table:table-cell table:style-name="Normal_5f_" office:value-type="string">
            <text:p>워터앨리4</text:p>
          </table:table-cell>
          <table:table-cell table:style-name="Normal_5f_" office:value-type="string">
            <text:p>워터앨리4</text:p>
          </table:table-cell>
        </table:table-row>
        <table:table-row table:style-name="ro3">
          <table:table-cell table:style-name="ce4" office:value-type="string">
            <text:p>NAME_MON32</text:p>
          </table:table-cell>
          <table:table-cell table:style-name="Normal_5f_" office:value-type="string">
            <text:p>워터앨리5</text:p>
          </table:table-cell>
          <table:table-cell table:style-name="Normal_5f_" office:value-type="string">
            <text:p>워터앨리5</text:p>
          </table:table-cell>
        </table:table-row>
        <table:table-row table:style-name="ro3">
          <table:table-cell table:style-name="ce4" office:value-type="string">
            <text:p>NAME_MON33</text:p>
          </table:table-cell>
          <table:table-cell table:style-name="Normal_5f_" office:value-type="string">
            <text:p>워터앨리6</text:p>
          </table:table-cell>
          <table:table-cell table:style-name="Normal_5f_" office:value-type="string">
            <text:p>워터앨리6</text:p>
          </table:table-cell>
        </table:table-row>
        <table:table-row table:style-name="ro3">
          <table:table-cell table:style-name="ce4" office:value-type="string">
            <text:p>NAME_MON34</text:p>
          </table:table-cell>
          <table:table-cell table:style-name="Normal_5f_" office:value-type="string">
            <text:p>워터앨리7</text:p>
          </table:table-cell>
          <table:table-cell table:style-name="Normal_5f_" office:value-type="string">
            <text:p>워터앨리7</text:p>
          </table:table-cell>
        </table:table-row>
        <table:table-row table:style-name="ro3">
          <table:table-cell table:style-name="ce4" office:value-type="string">
            <text:p>NAME_MON35</text:p>
          </table:table-cell>
          <table:table-cell table:style-name="Normal_5f_" office:value-type="string">
            <text:p>워터앨리8</text:p>
          </table:table-cell>
          <table:table-cell table:style-name="Normal_5f_" office:value-type="string">
            <text:p>워터앨리8</text:p>
          </table:table-cell>
        </table:table-row>
        <table:table-row table:style-name="ro3">
          <table:table-cell table:style-name="ce4" office:value-type="string">
            <text:p>NAME_MON36</text:p>
          </table:table-cell>
          <table:table-cell table:style-name="Normal_5f_" office:value-type="string">
            <text:p>워터앨리9</text:p>
          </table:table-cell>
          <table:table-cell table:style-name="Normal_5f_" office:value-type="string">
            <text:p>워터앨리9</text:p>
          </table:table-cell>
        </table:table-row>
        <table:table-row table:style-name="ro3">
          <table:table-cell table:style-name="ce4" office:value-type="string">
            <text:p>NAME_MON37</text:p>
          </table:table-cell>
          <table:table-cell office:value-type="string">
            <text:p>코볼트1</text:p>
          </table:table-cell>
          <table:table-cell office:value-type="string">
            <text:p>코볼트1</text:p>
          </table:table-cell>
        </table:table-row>
        <table:table-row table:style-name="ro3">
          <table:table-cell table:style-name="ce4" office:value-type="string">
            <text:p>NAME_MON38</text:p>
          </table:table-cell>
          <table:table-cell office:value-type="string">
            <text:p>코볼트2</text:p>
          </table:table-cell>
          <table:table-cell office:value-type="string">
            <text:p>코볼트2</text:p>
          </table:table-cell>
        </table:table-row>
        <table:table-row table:style-name="ro3">
          <table:table-cell table:style-name="ce4" office:value-type="string">
            <text:p>NAME_MON39</text:p>
          </table:table-cell>
          <table:table-cell office:value-type="string">
            <text:p>코볼트3</text:p>
          </table:table-cell>
          <table:table-cell office:value-type="string">
            <text:p>코볼트3</text:p>
          </table:table-cell>
        </table:table-row>
        <table:table-row table:style-name="ro3">
          <table:table-cell table:style-name="ce4" office:value-type="string">
            <text:p>NAME_MON40</text:p>
          </table:table-cell>
          <table:table-cell office:value-type="string">
            <text:p>코볼트4</text:p>
          </table:table-cell>
          <table:table-cell office:value-type="string">
            <text:p>코볼트4</text:p>
          </table:table-cell>
        </table:table-row>
        <table:table-row table:style-name="ro3">
          <table:table-cell table:style-name="ce4" office:value-type="string">
            <text:p>NAME_MON41</text:p>
          </table:table-cell>
          <table:table-cell office:value-type="string">
            <text:p>코볼트5</text:p>
          </table:table-cell>
          <table:table-cell office:value-type="string">
            <text:p>코볼트5</text:p>
          </table:table-cell>
        </table:table-row>
        <table:table-row table:style-name="ro3">
          <table:table-cell table:style-name="ce4" office:value-type="string">
            <text:p>NAME_MON42</text:p>
          </table:table-cell>
          <table:table-cell office:value-type="string">
            <text:p>코볼트6</text:p>
          </table:table-cell>
          <table:table-cell office:value-type="string">
            <text:p>코볼트6</text:p>
          </table:table-cell>
        </table:table-row>
        <table:table-row table:style-name="ro3">
          <table:table-cell table:style-name="ce4" office:value-type="string">
            <text:p>NAME_MON43</text:p>
          </table:table-cell>
          <table:table-cell office:value-type="string">
            <text:p>코볼트7</text:p>
          </table:table-cell>
          <table:table-cell office:value-type="string">
            <text:p>코볼트7</text:p>
          </table:table-cell>
        </table:table-row>
        <table:table-row table:style-name="ro3">
          <table:table-cell table:style-name="ce4" office:value-type="string">
            <text:p>NAME_MON44</text:p>
          </table:table-cell>
          <table:table-cell office:value-type="string">
            <text:p>코볼트8</text:p>
          </table:table-cell>
          <table:table-cell office:value-type="string">
            <text:p>코볼트8</text:p>
          </table:table-cell>
        </table:table-row>
        <table:table-row table:style-name="ro3">
          <table:table-cell table:style-name="ce4" office:value-type="string">
            <text:p>NAME_MON45</text:p>
          </table:table-cell>
          <table:table-cell office:value-type="string">
            <text:p>코볼트9</text:p>
          </table:table-cell>
          <table:table-cell office:value-type="string">
            <text:p>코볼트9</text:p>
          </table:table-cell>
        </table:table-row>
        <table:table-row table:style-name="ro3">
          <table:table-cell table:style-name="ce4" office:value-type="string">
            <text:p>NAME_MON46</text:p>
          </table:table-cell>
          <table:table-cell office:value-type="string">
            <text:p>풍조1</text:p>
          </table:table-cell>
          <table:table-cell office:value-type="string">
            <text:p>풍조1</text:p>
          </table:table-cell>
        </table:table-row>
        <table:table-row table:style-name="ro3">
          <table:table-cell table:style-name="ce4" office:value-type="string">
            <text:p>NAME_MON47</text:p>
          </table:table-cell>
          <table:table-cell office:value-type="string">
            <text:p>풍조2</text:p>
          </table:table-cell>
          <table:table-cell office:value-type="string">
            <text:p>풍조2</text:p>
          </table:table-cell>
        </table:table-row>
        <table:table-row table:style-name="ro3">
          <table:table-cell table:style-name="ce4" office:value-type="string">
            <text:p>NAME_MON48</text:p>
          </table:table-cell>
          <table:table-cell office:value-type="string">
            <text:p>풍조3</text:p>
          </table:table-cell>
          <table:table-cell office:value-type="string">
            <text:p>풍조3</text:p>
          </table:table-cell>
        </table:table-row>
        <table:table-row table:style-name="ro3">
          <table:table-cell table:style-name="ce4" office:value-type="string">
            <text:p>NAME_MON49</text:p>
          </table:table-cell>
          <table:table-cell office:value-type="string">
            <text:p>풍조4</text:p>
          </table:table-cell>
          <table:table-cell office:value-type="string">
            <text:p>풍조4</text:p>
          </table:table-cell>
        </table:table-row>
        <table:table-row table:style-name="ro3">
          <table:table-cell table:style-name="ce4" office:value-type="string">
            <text:p>NAME_MON50</text:p>
          </table:table-cell>
          <table:table-cell office:value-type="string">
            <text:p>풍조5</text:p>
          </table:table-cell>
          <table:table-cell office:value-type="string">
            <text:p>풍조5</text:p>
          </table:table-cell>
        </table:table-row>
        <table:table-row table:style-name="ro3">
          <table:table-cell table:style-name="ce4" office:value-type="string">
            <text:p>NAME_MON51</text:p>
          </table:table-cell>
          <table:table-cell office:value-type="string">
            <text:p>풍조6</text:p>
          </table:table-cell>
          <table:table-cell office:value-type="string">
            <text:p>풍조6</text:p>
          </table:table-cell>
        </table:table-row>
        <table:table-row table:style-name="ro3">
          <table:table-cell table:style-name="ce4" office:value-type="string">
            <text:p>NAME_MON52</text:p>
          </table:table-cell>
          <table:table-cell office:value-type="string">
            <text:p>풍조7</text:p>
          </table:table-cell>
          <table:table-cell office:value-type="string">
            <text:p>풍조7</text:p>
          </table:table-cell>
        </table:table-row>
        <table:table-row table:style-name="ro3">
          <table:table-cell table:style-name="ce4" office:value-type="string">
            <text:p>NAME_MON53</text:p>
          </table:table-cell>
          <table:table-cell office:value-type="string">
            <text:p>풍조8</text:p>
          </table:table-cell>
          <table:table-cell office:value-type="string">
            <text:p>풍조8</text:p>
          </table:table-cell>
        </table:table-row>
        <table:table-row table:style-name="ro3">
          <table:table-cell table:style-name="ce4" office:value-type="string">
            <text:p>NAME_MON54</text:p>
          </table:table-cell>
          <table:table-cell office:value-type="string">
            <text:p>풍조9</text:p>
          </table:table-cell>
          <table:table-cell office:value-type="string">
            <text:p>풍조9</text:p>
          </table:table-cell>
        </table:table-row>
        <table:table-row table:style-name="ro3">
          <table:table-cell table:style-name="ce4" office:value-type="string">
            <text:p>NAME_MON55</text:p>
          </table:table-cell>
          <table:table-cell office:value-type="string">
            <text:p>거미탱크1</text:p>
          </table:table-cell>
          <table:table-cell office:value-type="string">
            <text:p>거미탱크1</text:p>
          </table:table-cell>
        </table:table-row>
        <table:table-row table:style-name="ro3">
          <table:table-cell table:style-name="ce4" office:value-type="string">
            <text:p>NAME_MON56</text:p>
          </table:table-cell>
          <table:table-cell office:value-type="string">
            <text:p>거미탱크2</text:p>
          </table:table-cell>
          <table:table-cell office:value-type="string">
            <text:p>거미탱크2</text:p>
          </table:table-cell>
        </table:table-row>
        <table:table-row table:style-name="ro3">
          <table:table-cell table:style-name="ce4" office:value-type="string">
            <text:p>NAME_MON57</text:p>
          </table:table-cell>
          <table:table-cell office:value-type="string">
            <text:p>거미탱크3</text:p>
          </table:table-cell>
          <table:table-cell office:value-type="string">
            <text:p>거미탱크3</text:p>
          </table:table-cell>
        </table:table-row>
        <table:table-row table:style-name="ro3">
          <table:table-cell table:style-name="ce4" office:value-type="string">
            <text:p>NAME_MON58</text:p>
          </table:table-cell>
          <table:table-cell office:value-type="string">
            <text:p>거미탱크4</text:p>
          </table:table-cell>
          <table:table-cell office:value-type="string">
            <text:p>거미탱크4</text:p>
          </table:table-cell>
        </table:table-row>
        <table:table-row table:style-name="ro3">
          <table:table-cell table:style-name="ce4" office:value-type="string">
            <text:p>NAME_MON59</text:p>
          </table:table-cell>
          <table:table-cell office:value-type="string">
            <text:p>거미탱크5</text:p>
          </table:table-cell>
          <table:table-cell office:value-type="string">
            <text:p>거미탱크5</text:p>
          </table:table-cell>
        </table:table-row>
        <table:table-row table:style-name="ro3">
          <table:table-cell table:style-name="ce4" office:value-type="string">
            <text:p>NAME_MON60</text:p>
          </table:table-cell>
          <table:table-cell office:value-type="string">
            <text:p>거미탱크6</text:p>
          </table:table-cell>
          <table:table-cell office:value-type="string">
            <text:p>거미탱크6</text:p>
          </table:table-cell>
        </table:table-row>
        <table:table-row table:style-name="ro3">
          <table:table-cell table:style-name="ce4" office:value-type="string">
            <text:p>NAME_MON61</text:p>
          </table:table-cell>
          <table:table-cell office:value-type="string">
            <text:p>거미탱크7</text:p>
          </table:table-cell>
          <table:table-cell office:value-type="string">
            <text:p>거미탱크7</text:p>
          </table:table-cell>
        </table:table-row>
        <table:table-row table:style-name="ro3">
          <table:table-cell table:style-name="ce4" office:value-type="string">
            <text:p>NAME_MON62</text:p>
          </table:table-cell>
          <table:table-cell office:value-type="string">
            <text:p>거미탱크8</text:p>
          </table:table-cell>
          <table:table-cell office:value-type="string">
            <text:p>거미탱크8</text:p>
          </table:table-cell>
        </table:table-row>
        <table:table-row table:style-name="ro3">
          <table:table-cell table:style-name="ce4" office:value-type="string">
            <text:p>NAME_MON63</text:p>
          </table:table-cell>
          <table:table-cell office:value-type="string">
            <text:p>거미탱크9</text:p>
          </table:table-cell>
          <table:table-cell office:value-type="string">
            <text:p>거미탱크9</text:p>
          </table:table-cell>
        </table:table-row>
        <table:table-row table:style-name="ro3">
          <table:table-cell table:style-name="ce4" office:value-type="string">
            <text:p>NAME_MON64</text:p>
          </table:table-cell>
          <table:table-cell office:value-type="string">
            <text:p>펌푸킨1</text:p>
          </table:table-cell>
          <table:table-cell office:value-type="string">
            <text:p>펌푸킨1</text:p>
          </table:table-cell>
        </table:table-row>
        <table:table-row table:style-name="ro3">
          <table:table-cell table:style-name="ce4" office:value-type="string">
            <text:p>NAME_MON65</text:p>
          </table:table-cell>
          <table:table-cell office:value-type="string">
            <text:p>펌푸킨2</text:p>
          </table:table-cell>
          <table:table-cell office:value-type="string">
            <text:p>펌푸킨2</text:p>
          </table:table-cell>
        </table:table-row>
        <table:table-row table:style-name="ro3">
          <table:table-cell table:style-name="ce4" office:value-type="string">
            <text:p>NAME_MON66</text:p>
          </table:table-cell>
          <table:table-cell office:value-type="string">
            <text:p>펌푸킨3</text:p>
          </table:table-cell>
          <table:table-cell office:value-type="string">
            <text:p>펌푸킨3</text:p>
          </table:table-cell>
        </table:table-row>
        <table:table-row table:style-name="ro3">
          <table:table-cell table:style-name="ce4" office:value-type="string">
            <text:p>NAME_MON67</text:p>
          </table:table-cell>
          <table:table-cell office:value-type="string">
            <text:p>펌푸킨4</text:p>
          </table:table-cell>
          <table:table-cell office:value-type="string">
            <text:p>펌푸킨4</text:p>
          </table:table-cell>
        </table:table-row>
        <table:table-row table:style-name="ro3">
          <table:table-cell table:style-name="ce4" office:value-type="string">
            <text:p>NAME_MON68</text:p>
          </table:table-cell>
          <table:table-cell office:value-type="string">
            <text:p>펌푸킨5</text:p>
          </table:table-cell>
          <table:table-cell office:value-type="string">
            <text:p>펌푸킨5</text:p>
          </table:table-cell>
        </table:table-row>
        <table:table-row table:style-name="ro3">
          <table:table-cell table:style-name="ce4" office:value-type="string">
            <text:p>NAME_MON69</text:p>
          </table:table-cell>
          <table:table-cell office:value-type="string">
            <text:p>펌푸킨6</text:p>
          </table:table-cell>
          <table:table-cell office:value-type="string">
            <text:p>펌푸킨6</text:p>
          </table:table-cell>
        </table:table-row>
        <table:table-row table:style-name="ro3">
          <table:table-cell table:style-name="ce4" office:value-type="string">
            <text:p>NAME_MON70</text:p>
          </table:table-cell>
          <table:table-cell office:value-type="string">
            <text:p>펌푸킨7</text:p>
          </table:table-cell>
          <table:table-cell office:value-type="string">
            <text:p>펌푸킨7</text:p>
          </table:table-cell>
        </table:table-row>
        <table:table-row table:style-name="ro3">
          <table:table-cell table:style-name="ce4" office:value-type="string">
            <text:p>NAME_MON71</text:p>
          </table:table-cell>
          <table:table-cell office:value-type="string">
            <text:p>펌푸킨8</text:p>
          </table:table-cell>
          <table:table-cell office:value-type="string">
            <text:p>펌푸킨8</text:p>
          </table:table-cell>
        </table:table-row>
        <table:table-row table:style-name="ro3">
          <table:table-cell table:style-name="ce4" office:value-type="string">
            <text:p>NAME_MON72</text:p>
          </table:table-cell>
          <table:table-cell office:value-type="string">
            <text:p>펌푸킨9</text:p>
          </table:table-cell>
          <table:table-cell office:value-type="string">
            <text:p>펌푸킨9</text:p>
          </table:table-cell>
        </table:table-row>
        <table:table-row table:style-name="ro3">
          <table:table-cell table:style-name="ce4" office:value-type="string">
            <text:p>NAME_MON73</text:p>
          </table:table-cell>
          <table:table-cell office:value-type="string">
            <text:p>해골법사1</text:p>
          </table:table-cell>
          <table:table-cell office:value-type="string">
            <text:p>해골법사1</text:p>
          </table:table-cell>
        </table:table-row>
        <table:table-row table:style-name="ro3">
          <table:table-cell table:style-name="ce4" office:value-type="string">
            <text:p>NAME_MON74</text:p>
          </table:table-cell>
          <table:table-cell office:value-type="string">
            <text:p>해골법사2</text:p>
          </table:table-cell>
          <table:table-cell office:value-type="string">
            <text:p>해골법사2</text:p>
          </table:table-cell>
        </table:table-row>
        <table:table-row table:style-name="ro3">
          <table:table-cell table:style-name="ce4" office:value-type="string">
            <text:p>NAME_MON75</text:p>
          </table:table-cell>
          <table:table-cell office:value-type="string">
            <text:p>해골법사3</text:p>
          </table:table-cell>
          <table:table-cell office:value-type="string">
            <text:p>해골법사3</text:p>
          </table:table-cell>
        </table:table-row>
        <table:table-row table:style-name="ro3">
          <table:table-cell table:style-name="ce4" office:value-type="string">
            <text:p>NAME_MON76</text:p>
          </table:table-cell>
          <table:table-cell office:value-type="string">
            <text:p>해골법사4</text:p>
          </table:table-cell>
          <table:table-cell office:value-type="string">
            <text:p>해골법사4</text:p>
          </table:table-cell>
        </table:table-row>
        <table:table-row table:style-name="ro3">
          <table:table-cell table:style-name="ce4" office:value-type="string">
            <text:p>NAME_MON77</text:p>
          </table:table-cell>
          <table:table-cell office:value-type="string">
            <text:p>해골법사5</text:p>
          </table:table-cell>
          <table:table-cell office:value-type="string">
            <text:p>해골법사5</text:p>
          </table:table-cell>
        </table:table-row>
        <table:table-row table:style-name="ro3">
          <table:table-cell table:style-name="ce4" office:value-type="string">
            <text:p>NAME_MON78</text:p>
          </table:table-cell>
          <table:table-cell office:value-type="string">
            <text:p>해골법사6</text:p>
          </table:table-cell>
          <table:table-cell office:value-type="string">
            <text:p>해골법사6</text:p>
          </table:table-cell>
        </table:table-row>
        <table:table-row table:style-name="ro3">
          <table:table-cell table:style-name="ce4" office:value-type="string">
            <text:p>NAME_MON79</text:p>
          </table:table-cell>
          <table:table-cell office:value-type="string">
            <text:p>해골법사7</text:p>
          </table:table-cell>
          <table:table-cell office:value-type="string">
            <text:p>해골법사7</text:p>
          </table:table-cell>
        </table:table-row>
        <table:table-row table:style-name="ro3">
          <table:table-cell table:style-name="ce4" office:value-type="string">
            <text:p>NAME_MON80</text:p>
          </table:table-cell>
          <table:table-cell office:value-type="string">
            <text:p>해골법사8</text:p>
          </table:table-cell>
          <table:table-cell office:value-type="string">
            <text:p>해골법사8</text:p>
          </table:table-cell>
        </table:table-row>
        <table:table-row table:style-name="ro3">
          <table:table-cell table:style-name="ce4" office:value-type="string">
            <text:p>NAME_MON81</text:p>
          </table:table-cell>
          <table:table-cell office:value-type="string">
            <text:p>해골법사9</text:p>
          </table:table-cell>
          <table:table-cell office:value-type="string">
            <text:p>해골법사9</text:p>
          </table:table-cell>
        </table:table-row>
        <table:table-row table:style-name="ro3">
          <table:table-cell table:style-name="ce4" office:value-type="string">
            <text:p>NAME_MON82</text:p>
          </table:table-cell>
          <table:table-cell office:value-type="string">
            <text:p>딱따총맨1</text:p>
          </table:table-cell>
          <table:table-cell office:value-type="string">
            <text:p>딱따총맨1</text:p>
          </table:table-cell>
        </table:table-row>
        <table:table-row table:style-name="ro3">
          <table:table-cell table:style-name="ce4" office:value-type="string">
            <text:p>NAME_MON83</text:p>
          </table:table-cell>
          <table:table-cell office:value-type="string">
            <text:p>딱따총맨2</text:p>
          </table:table-cell>
          <table:table-cell office:value-type="string">
            <text:p>딱따총맨2</text:p>
          </table:table-cell>
        </table:table-row>
        <table:table-row table:style-name="ro3">
          <table:table-cell table:style-name="ce4" office:value-type="string">
            <text:p>NAME_MON84</text:p>
          </table:table-cell>
          <table:table-cell office:value-type="string">
            <text:p>딱따총맨3</text:p>
          </table:table-cell>
          <table:table-cell office:value-type="string">
            <text:p>딱따총맨3</text:p>
          </table:table-cell>
        </table:table-row>
        <table:table-row table:style-name="ro3">
          <table:table-cell table:style-name="ce4" office:value-type="string">
            <text:p>NAME_MON85</text:p>
          </table:table-cell>
          <table:table-cell office:value-type="string">
            <text:p>딱따총맨4</text:p>
          </table:table-cell>
          <table:table-cell office:value-type="string">
            <text:p>딱따총맨4</text:p>
          </table:table-cell>
        </table:table-row>
        <table:table-row table:style-name="ro3">
          <table:table-cell table:style-name="ce4" office:value-type="string">
            <text:p>NAME_MON86</text:p>
          </table:table-cell>
          <table:table-cell office:value-type="string">
            <text:p>딱따총맨5</text:p>
          </table:table-cell>
          <table:table-cell office:value-type="string">
            <text:p>딱따총맨5</text:p>
          </table:table-cell>
        </table:table-row>
        <table:table-row table:style-name="ro3">
          <table:table-cell table:style-name="ce4" office:value-type="string">
            <text:p>NAME_MON87</text:p>
          </table:table-cell>
          <table:table-cell office:value-type="string">
            <text:p>딱따총맨6</text:p>
          </table:table-cell>
          <table:table-cell office:value-type="string">
            <text:p>딱따총맨6</text:p>
          </table:table-cell>
        </table:table-row>
        <table:table-row table:style-name="ro3">
          <table:table-cell table:style-name="ce4" office:value-type="string">
            <text:p>NAME_MON88</text:p>
          </table:table-cell>
          <table:table-cell office:value-type="string">
            <text:p>딱따총맨7</text:p>
          </table:table-cell>
          <table:table-cell office:value-type="string">
            <text:p>딱따총맨7</text:p>
          </table:table-cell>
        </table:table-row>
        <table:table-row table:style-name="ro3">
          <table:table-cell table:style-name="ce4" office:value-type="string">
            <text:p>NAME_MON89</text:p>
          </table:table-cell>
          <table:table-cell office:value-type="string">
            <text:p>딱따총맨8</text:p>
          </table:table-cell>
          <table:table-cell office:value-type="string">
            <text:p>딱따총맨8</text:p>
          </table:table-cell>
        </table:table-row>
        <table:table-row table:style-name="ro3">
          <table:table-cell table:style-name="ce4" office:value-type="string">
            <text:p>NAME_MON90</text:p>
          </table:table-cell>
          <table:table-cell office:value-type="string">
            <text:p>딱따총맨9</text:p>
          </table:table-cell>
          <table:table-cell office:value-type="string">
            <text:p>딱따총맨9</text:p>
          </table:table-cell>
        </table:table-row>
        <table:table-row table:style-name="ro3">
          <table:table-cell table:style-name="ce4" office:value-type="string">
            <text:p>NAME_MON91</text:p>
          </table:table-cell>
          <table:table-cell office:value-type="string">
            <text:p>불페어리1</text:p>
          </table:table-cell>
          <table:table-cell office:value-type="string">
            <text:p>불페어리1</text:p>
          </table:table-cell>
        </table:table-row>
        <table:table-row table:style-name="ro3">
          <table:table-cell table:style-name="ce4" office:value-type="string">
            <text:p>NAME_MON92</text:p>
          </table:table-cell>
          <table:table-cell office:value-type="string">
            <text:p>불페어리2</text:p>
          </table:table-cell>
          <table:table-cell office:value-type="string">
            <text:p>불페어리2</text:p>
          </table:table-cell>
        </table:table-row>
        <table:table-row table:style-name="ro3">
          <table:table-cell table:style-name="ce4" office:value-type="string">
            <text:p>NAME_MON93</text:p>
          </table:table-cell>
          <table:table-cell office:value-type="string">
            <text:p>불페어리3</text:p>
          </table:table-cell>
          <table:table-cell office:value-type="string">
            <text:p>불페어리3</text:p>
          </table:table-cell>
        </table:table-row>
        <table:table-row table:style-name="ro3">
          <table:table-cell table:style-name="ce4" office:value-type="string">
            <text:p>NAME_MON94</text:p>
          </table:table-cell>
          <table:table-cell office:value-type="string">
            <text:p>불페어리4</text:p>
          </table:table-cell>
          <table:table-cell office:value-type="string">
            <text:p>불페어리4</text:p>
          </table:table-cell>
        </table:table-row>
        <table:table-row table:style-name="ro3">
          <table:table-cell table:style-name="ce4" office:value-type="string">
            <text:p>NAME_MON95</text:p>
          </table:table-cell>
          <table:table-cell office:value-type="string">
            <text:p>불페어리5</text:p>
          </table:table-cell>
          <table:table-cell office:value-type="string">
            <text:p>불페어리5</text:p>
          </table:table-cell>
        </table:table-row>
        <table:table-row table:style-name="ro3">
          <table:table-cell table:style-name="ce4" office:value-type="string">
            <text:p>NAME_MON96</text:p>
          </table:table-cell>
          <table:table-cell office:value-type="string">
            <text:p>불페어리6</text:p>
          </table:table-cell>
          <table:table-cell office:value-type="string">
            <text:p>불페어리6</text:p>
          </table:table-cell>
        </table:table-row>
        <table:table-row table:style-name="ro3">
          <table:table-cell table:style-name="ce4" office:value-type="string">
            <text:p>NAME_MON97</text:p>
          </table:table-cell>
          <table:table-cell office:value-type="string">
            <text:p>불페어리7</text:p>
          </table:table-cell>
          <table:table-cell office:value-type="string">
            <text:p>불페어리7</text:p>
          </table:table-cell>
        </table:table-row>
        <table:table-row table:style-name="ro3">
          <table:table-cell table:style-name="ce4" office:value-type="string">
            <text:p>NAME_MON98</text:p>
          </table:table-cell>
          <table:table-cell office:value-type="string">
            <text:p>불페어리8</text:p>
          </table:table-cell>
          <table:table-cell office:value-type="string">
            <text:p>불페어리8</text:p>
          </table:table-cell>
        </table:table-row>
        <table:table-row table:style-name="ro3">
          <table:table-cell table:style-name="ce4" office:value-type="string">
            <text:p>NAME_MON99</text:p>
          </table:table-cell>
          <table:table-cell office:value-type="string">
            <text:p>불페어리9</text:p>
          </table:table-cell>
          <table:table-cell office:value-type="string">
            <text:p>불페어리9</text:p>
          </table:table-cell>
        </table:table-row>
        <table:table-row table:style-name="ro3">
          <table:table-cell table:style-name="ce4" office:value-type="string">
            <text:p>NAME_MON100</text:p>
          </table:table-cell>
          <table:table-cell office:value-type="string">
            <text:p>물페어리1</text:p>
          </table:table-cell>
          <table:table-cell office:value-type="string">
            <text:p>물페어리1</text:p>
          </table:table-cell>
        </table:table-row>
        <table:table-row table:style-name="ro3">
          <table:table-cell table:style-name="ce4" office:value-type="string">
            <text:p>NAME_MON101</text:p>
          </table:table-cell>
          <table:table-cell office:value-type="string">
            <text:p>물페어리2</text:p>
          </table:table-cell>
          <table:table-cell office:value-type="string">
            <text:p>물페어리2</text:p>
          </table:table-cell>
        </table:table-row>
        <table:table-row table:style-name="ro3">
          <table:table-cell table:style-name="ce4" office:value-type="string">
            <text:p>NAME_MON102</text:p>
          </table:table-cell>
          <table:table-cell office:value-type="string">
            <text:p>물페어리3</text:p>
          </table:table-cell>
          <table:table-cell office:value-type="string">
            <text:p>물페어리3</text:p>
          </table:table-cell>
        </table:table-row>
        <table:table-row table:style-name="ro3">
          <table:table-cell table:style-name="ce4" office:value-type="string">
            <text:p>NAME_MON103</text:p>
          </table:table-cell>
          <table:table-cell office:value-type="string">
            <text:p>물페어리4</text:p>
          </table:table-cell>
          <table:table-cell office:value-type="string">
            <text:p>물페어리4</text:p>
          </table:table-cell>
        </table:table-row>
        <table:table-row table:style-name="ro3">
          <table:table-cell table:style-name="ce4" office:value-type="string">
            <text:p>NAME_MON104</text:p>
          </table:table-cell>
          <table:table-cell office:value-type="string">
            <text:p>물페어리5</text:p>
          </table:table-cell>
          <table:table-cell office:value-type="string">
            <text:p>물페어리5</text:p>
          </table:table-cell>
        </table:table-row>
        <table:table-row table:style-name="ro3">
          <table:table-cell table:style-name="ce4" office:value-type="string">
            <text:p>NAME_MON105</text:p>
          </table:table-cell>
          <table:table-cell office:value-type="string">
            <text:p>물페어리6</text:p>
          </table:table-cell>
          <table:table-cell office:value-type="string">
            <text:p>물페어리6</text:p>
          </table:table-cell>
        </table:table-row>
        <table:table-row table:style-name="ro3">
          <table:table-cell table:style-name="ce4" office:value-type="string">
            <text:p>NAME_MON106</text:p>
          </table:table-cell>
          <table:table-cell office:value-type="string">
            <text:p>물페어리7</text:p>
          </table:table-cell>
          <table:table-cell office:value-type="string">
            <text:p>물페어리7</text:p>
          </table:table-cell>
        </table:table-row>
        <table:table-row table:style-name="ro3">
          <table:table-cell table:style-name="ce4" office:value-type="string">
            <text:p>NAME_MON107</text:p>
          </table:table-cell>
          <table:table-cell office:value-type="string">
            <text:p>물페어리8</text:p>
          </table:table-cell>
          <table:table-cell office:value-type="string">
            <text:p>물페어리8</text:p>
          </table:table-cell>
        </table:table-row>
        <table:table-row table:style-name="ro3">
          <table:table-cell table:style-name="ce4" office:value-type="string">
            <text:p>NAME_MON108</text:p>
          </table:table-cell>
          <table:table-cell office:value-type="string">
            <text:p>물페어리9</text:p>
          </table:table-cell>
          <table:table-cell office:value-type="string">
            <text:p>물페어리9</text:p>
          </table:table-cell>
        </table:table-row>
        <table:table-row table:style-name="ro3">
          <table:table-cell table:style-name="ce4" office:value-type="string">
            <text:p>NAME_MON109</text:p>
          </table:table-cell>
          <table:table-cell office:value-type="string">
            <text:p>침묵페어리1</text:p>
          </table:table-cell>
          <table:table-cell office:value-type="string">
            <text:p>침묵페어리1</text:p>
          </table:table-cell>
        </table:table-row>
        <table:table-row table:style-name="ro3">
          <table:table-cell table:style-name="ce4" office:value-type="string">
            <text:p>NAME_MON110</text:p>
          </table:table-cell>
          <table:table-cell office:value-type="string">
            <text:p>침묵페어리2</text:p>
          </table:table-cell>
          <table:table-cell office:value-type="string">
            <text:p>침묵페어리2</text:p>
          </table:table-cell>
        </table:table-row>
        <table:table-row table:style-name="ro3">
          <table:table-cell table:style-name="ce4" office:value-type="string">
            <text:p>NAME_MON111</text:p>
          </table:table-cell>
          <table:table-cell office:value-type="string">
            <text:p>침묵페어리3</text:p>
          </table:table-cell>
          <table:table-cell office:value-type="string">
            <text:p>침묵페어리3</text:p>
          </table:table-cell>
        </table:table-row>
        <table:table-row table:style-name="ro3">
          <table:table-cell table:style-name="ce4" office:value-type="string">
            <text:p>NAME_MON112</text:p>
          </table:table-cell>
          <table:table-cell office:value-type="string">
            <text:p>침묵페어리4</text:p>
          </table:table-cell>
          <table:table-cell office:value-type="string">
            <text:p>침묵페어리4</text:p>
          </table:table-cell>
        </table:table-row>
        <table:table-row table:style-name="ro3">
          <table:table-cell table:style-name="ce4" office:value-type="string">
            <text:p>NAME_MON113</text:p>
          </table:table-cell>
          <table:table-cell office:value-type="string">
            <text:p>침묵페어리5</text:p>
          </table:table-cell>
          <table:table-cell office:value-type="string">
            <text:p>침묵페어리5</text:p>
          </table:table-cell>
        </table:table-row>
        <table:table-row table:style-name="ro3">
          <table:table-cell table:style-name="ce4" office:value-type="string">
            <text:p>NAME_MON114</text:p>
          </table:table-cell>
          <table:table-cell office:value-type="string">
            <text:p>침묵페어리6</text:p>
          </table:table-cell>
          <table:table-cell office:value-type="string">
            <text:p>침묵페어리6</text:p>
          </table:table-cell>
        </table:table-row>
        <table:table-row table:style-name="ro3">
          <table:table-cell table:style-name="ce4" office:value-type="string">
            <text:p>NAME_MON115</text:p>
          </table:table-cell>
          <table:table-cell office:value-type="string">
            <text:p>침묵페어리7</text:p>
          </table:table-cell>
          <table:table-cell office:value-type="string">
            <text:p>침묵페어리7</text:p>
          </table:table-cell>
        </table:table-row>
        <table:table-row table:style-name="ro3">
          <table:table-cell table:style-name="ce4" office:value-type="string">
            <text:p>NAME_MON116</text:p>
          </table:table-cell>
          <table:table-cell office:value-type="string">
            <text:p>침묵페어리8</text:p>
          </table:table-cell>
          <table:table-cell office:value-type="string">
            <text:p>침묵페어리8</text:p>
          </table:table-cell>
        </table:table-row>
        <table:table-row table:style-name="ro3">
          <table:table-cell table:style-name="ce4" office:value-type="string">
            <text:p>NAME_MON117</text:p>
          </table:table-cell>
          <table:table-cell office:value-type="string">
            <text:p>침묵페어리9</text:p>
          </table:table-cell>
          <table:table-cell office:value-type="string">
            <text:p>침묵페어리9</text:p>
          </table:table-cell>
        </table:table-row>
        <table:table-row table:style-name="ro3">
          <table:table-cell table:style-name="ce4" office:value-type="string">
            <text:p>NAME_MON118</text:p>
          </table:table-cell>
          <table:table-cell office:value-type="string">
            <text:p>트리캐라1</text:p>
          </table:table-cell>
          <table:table-cell office:value-type="string">
            <text:p>트리캐라1</text:p>
          </table:table-cell>
        </table:table-row>
        <table:table-row table:style-name="ro3">
          <table:table-cell table:style-name="ce4" office:value-type="string">
            <text:p>NAME_MON119</text:p>
          </table:table-cell>
          <table:table-cell office:value-type="string">
            <text:p>트리캐라2</text:p>
          </table:table-cell>
          <table:table-cell office:value-type="string">
            <text:p>트리캐라2</text:p>
          </table:table-cell>
        </table:table-row>
        <table:table-row table:style-name="ro3">
          <table:table-cell table:style-name="ce4" office:value-type="string">
            <text:p>NAME_MON120</text:p>
          </table:table-cell>
          <table:table-cell office:value-type="string">
            <text:p>트리캐라3</text:p>
          </table:table-cell>
          <table:table-cell office:value-type="string">
            <text:p>트리캐라3</text:p>
          </table:table-cell>
        </table:table-row>
        <table:table-row table:style-name="ro3">
          <table:table-cell table:style-name="ce4" office:value-type="string">
            <text:p>NAME_MON121</text:p>
          </table:table-cell>
          <table:table-cell office:value-type="string">
            <text:p>트리캐라4</text:p>
          </table:table-cell>
          <table:table-cell office:value-type="string">
            <text:p>트리캐라4</text:p>
          </table:table-cell>
        </table:table-row>
        <table:table-row table:style-name="ro3">
          <table:table-cell table:style-name="ce4" office:value-type="string">
            <text:p>NAME_MON122</text:p>
          </table:table-cell>
          <table:table-cell office:value-type="string">
            <text:p>트리캐라5</text:p>
          </table:table-cell>
          <table:table-cell office:value-type="string">
            <text:p>트리캐라5</text:p>
          </table:table-cell>
        </table:table-row>
        <table:table-row table:style-name="ro3">
          <table:table-cell table:style-name="ce4" office:value-type="string">
            <text:p>NAME_MON123</text:p>
          </table:table-cell>
          <table:table-cell office:value-type="string">
            <text:p>트리캐라6</text:p>
          </table:table-cell>
          <table:table-cell office:value-type="string">
            <text:p>트리캐라6</text:p>
          </table:table-cell>
        </table:table-row>
        <table:table-row table:style-name="ro3">
          <table:table-cell table:style-name="ce4" office:value-type="string">
            <text:p>NAME_MON124</text:p>
          </table:table-cell>
          <table:table-cell office:value-type="string">
            <text:p>트리캐라7</text:p>
          </table:table-cell>
          <table:table-cell office:value-type="string">
            <text:p>트리캐라7</text:p>
          </table:table-cell>
        </table:table-row>
        <table:table-row table:style-name="ro3">
          <table:table-cell table:style-name="ce4" office:value-type="string">
            <text:p>NAME_MON125</text:p>
          </table:table-cell>
          <table:table-cell office:value-type="string">
            <text:p>트리캐라8</text:p>
          </table:table-cell>
          <table:table-cell office:value-type="string">
            <text:p>트리캐라8</text:p>
          </table:table-cell>
        </table:table-row>
        <table:table-row table:style-name="ro3">
          <table:table-cell table:style-name="ce4" office:value-type="string">
            <text:p>NAME_MON126</text:p>
          </table:table-cell>
          <table:table-cell office:value-type="string">
            <text:p>트리캐라9</text:p>
          </table:table-cell>
          <table:table-cell office:value-type="string">
            <text:p>트리캐라9</text:p>
          </table:table-cell>
        </table:table-row>
        <table:table-row table:style-name="ro3">
          <table:table-cell table:style-name="ce4" office:value-type="string">
            <text:p>NAME_MON127</text:p>
          </table:table-cell>
          <table:table-cell office:value-type="string">
            <text:p>새끼용1</text:p>
          </table:table-cell>
          <table:table-cell office:value-type="string">
            <text:p>새끼용1</text:p>
          </table:table-cell>
        </table:table-row>
        <table:table-row table:style-name="ro3">
          <table:table-cell table:style-name="ce4" office:value-type="string">
            <text:p>NAME_MON128</text:p>
          </table:table-cell>
          <table:table-cell office:value-type="string">
            <text:p>새끼용2</text:p>
          </table:table-cell>
          <table:table-cell office:value-type="string">
            <text:p>새끼용2</text:p>
          </table:table-cell>
        </table:table-row>
        <table:table-row table:style-name="ro3">
          <table:table-cell table:style-name="ce4" office:value-type="string">
            <text:p>NAME_MON129</text:p>
          </table:table-cell>
          <table:table-cell office:value-type="string">
            <text:p>새끼용3</text:p>
          </table:table-cell>
          <table:table-cell office:value-type="string">
            <text:p>새끼용3</text:p>
          </table:table-cell>
        </table:table-row>
        <table:table-row table:style-name="ro3">
          <table:table-cell table:style-name="ce4" office:value-type="string">
            <text:p>NAME_MON130</text:p>
          </table:table-cell>
          <table:table-cell office:value-type="string">
            <text:p>새끼용4</text:p>
          </table:table-cell>
          <table:table-cell office:value-type="string">
            <text:p>새끼용4</text:p>
          </table:table-cell>
        </table:table-row>
        <table:table-row table:style-name="ro3">
          <table:table-cell table:style-name="ce4" office:value-type="string">
            <text:p>NAME_MON131</text:p>
          </table:table-cell>
          <table:table-cell office:value-type="string">
            <text:p>새끼용5</text:p>
          </table:table-cell>
          <table:table-cell office:value-type="string">
            <text:p>새끼용5</text:p>
          </table:table-cell>
        </table:table-row>
        <table:table-row table:style-name="ro3">
          <table:table-cell table:style-name="ce4" office:value-type="string">
            <text:p>NAME_MON132</text:p>
          </table:table-cell>
          <table:table-cell office:value-type="string">
            <text:p>새끼용6</text:p>
          </table:table-cell>
          <table:table-cell office:value-type="string">
            <text:p>새끼용6</text:p>
          </table:table-cell>
        </table:table-row>
        <table:table-row table:style-name="ro3">
          <table:table-cell table:style-name="ce4" office:value-type="string">
            <text:p>NAME_MON133</text:p>
          </table:table-cell>
          <table:table-cell office:value-type="string">
            <text:p>새끼용7</text:p>
          </table:table-cell>
          <table:table-cell office:value-type="string">
            <text:p>새끼용7</text:p>
          </table:table-cell>
        </table:table-row>
        <table:table-row table:style-name="ro3">
          <table:table-cell table:style-name="ce4" office:value-type="string">
            <text:p>NAME_MON134</text:p>
          </table:table-cell>
          <table:table-cell office:value-type="string">
            <text:p>새끼용8</text:p>
          </table:table-cell>
          <table:table-cell office:value-type="string">
            <text:p>새끼용8</text:p>
          </table:table-cell>
        </table:table-row>
        <table:table-row table:style-name="ro3">
          <table:table-cell table:style-name="ce4" office:value-type="string">
            <text:p>NAME_MON135</text:p>
          </table:table-cell>
          <table:table-cell office:value-type="string">
            <text:p>새끼용9</text:p>
          </table:table-cell>
          <table:table-cell office:value-type="string">
            <text:p>새끼용9</text:p>
          </table:table-cell>
        </table:table-row>
        <table:table-row table:style-name="ro3">
          <table:table-cell table:style-name="ce4" office:value-type="string">
            <text:p>NAME_MON136</text:p>
          </table:table-cell>
          <table:table-cell office:value-type="string">
            <text:p>악마검사1</text:p>
          </table:table-cell>
          <table:table-cell office:value-type="string">
            <text:p>악마검사1</text:p>
          </table:table-cell>
        </table:table-row>
        <table:table-row table:style-name="ro3">
          <table:table-cell table:style-name="ce4" office:value-type="string">
            <text:p>NAME_MON137</text:p>
          </table:table-cell>
          <table:table-cell office:value-type="string">
            <text:p>악마검사2</text:p>
          </table:table-cell>
          <table:table-cell office:value-type="string">
            <text:p>악마검사2</text:p>
          </table:table-cell>
        </table:table-row>
        <table:table-row table:style-name="ro3">
          <table:table-cell table:style-name="ce4" office:value-type="string">
            <text:p>NAME_MON138</text:p>
          </table:table-cell>
          <table:table-cell office:value-type="string">
            <text:p>악마검사3</text:p>
          </table:table-cell>
          <table:table-cell office:value-type="string">
            <text:p>악마검사3</text:p>
          </table:table-cell>
        </table:table-row>
        <table:table-row table:style-name="ro3">
          <table:table-cell table:style-name="ce4" office:value-type="string">
            <text:p>NAME_MON139</text:p>
          </table:table-cell>
          <table:table-cell office:value-type="string">
            <text:p>악마검사4</text:p>
          </table:table-cell>
          <table:table-cell office:value-type="string">
            <text:p>악마검사4</text:p>
          </table:table-cell>
        </table:table-row>
        <table:table-row table:style-name="ro3">
          <table:table-cell table:style-name="ce4" office:value-type="string">
            <text:p>NAME_MON140</text:p>
          </table:table-cell>
          <table:table-cell office:value-type="string">
            <text:p>악마검사5</text:p>
          </table:table-cell>
          <table:table-cell office:value-type="string">
            <text:p>악마검사5</text:p>
          </table:table-cell>
        </table:table-row>
        <table:table-row table:style-name="ro3">
          <table:table-cell table:style-name="ce4" office:value-type="string">
            <text:p>NAME_MON141</text:p>
          </table:table-cell>
          <table:table-cell office:value-type="string">
            <text:p>악마검사6</text:p>
          </table:table-cell>
          <table:table-cell office:value-type="string">
            <text:p>악마검사6</text:p>
          </table:table-cell>
        </table:table-row>
        <table:table-row table:style-name="ro3">
          <table:table-cell table:style-name="ce4" office:value-type="string">
            <text:p>NAME_MON142</text:p>
          </table:table-cell>
          <table:table-cell office:value-type="string">
            <text:p>악마검사7</text:p>
          </table:table-cell>
          <table:table-cell office:value-type="string">
            <text:p>악마검사7</text:p>
          </table:table-cell>
        </table:table-row>
        <table:table-row table:style-name="ro3">
          <table:table-cell table:style-name="ce4" office:value-type="string">
            <text:p>NAME_MON143</text:p>
          </table:table-cell>
          <table:table-cell office:value-type="string">
            <text:p>악마검사8</text:p>
          </table:table-cell>
          <table:table-cell office:value-type="string">
            <text:p>악마검사8</text:p>
          </table:table-cell>
        </table:table-row>
        <table:table-row table:style-name="ro3">
          <table:table-cell table:style-name="ce4" office:value-type="string">
            <text:p>NAME_MON144</text:p>
          </table:table-cell>
          <table:table-cell office:value-type="string">
            <text:p>악마검사9</text:p>
          </table:table-cell>
          <table:table-cell office:value-type="string">
            <text:p>악마검사9</text:p>
          </table:table-cell>
        </table:table-row>
        <table:table-row table:style-name="ro3">
          <table:table-cell table:style-name="ce4" office:value-type="string">
            <text:p>NAME_MON145</text:p>
          </table:table-cell>
          <table:table-cell office:value-type="string">
            <text:p>인간검사1</text:p>
          </table:table-cell>
          <table:table-cell office:value-type="string">
            <text:p>인간검사1</text:p>
          </table:table-cell>
        </table:table-row>
        <table:table-row table:style-name="ro3">
          <table:table-cell table:style-name="ce4" office:value-type="string">
            <text:p>NAME_MON146</text:p>
          </table:table-cell>
          <table:table-cell office:value-type="string">
            <text:p>인간검사2</text:p>
          </table:table-cell>
          <table:table-cell office:value-type="string">
            <text:p>인간검사2</text:p>
          </table:table-cell>
        </table:table-row>
        <table:table-row table:style-name="ro3">
          <table:table-cell table:style-name="ce4" office:value-type="string">
            <text:p>NAME_MON147</text:p>
          </table:table-cell>
          <table:table-cell office:value-type="string">
            <text:p>인간검사3</text:p>
          </table:table-cell>
          <table:table-cell office:value-type="string">
            <text:p>인간검사3</text:p>
          </table:table-cell>
        </table:table-row>
        <table:table-row table:style-name="ro3">
          <table:table-cell table:style-name="ce4" office:value-type="string">
            <text:p>NAME_MON148</text:p>
          </table:table-cell>
          <table:table-cell office:value-type="string">
            <text:p>인간검사4</text:p>
          </table:table-cell>
          <table:table-cell office:value-type="string">
            <text:p>인간검사4</text:p>
          </table:table-cell>
        </table:table-row>
        <table:table-row table:style-name="ro3">
          <table:table-cell table:style-name="ce4" office:value-type="string">
            <text:p>NAME_MON149</text:p>
          </table:table-cell>
          <table:table-cell office:value-type="string">
            <text:p>인간검사5</text:p>
          </table:table-cell>
          <table:table-cell office:value-type="string">
            <text:p>인간검사5</text:p>
          </table:table-cell>
        </table:table-row>
        <table:table-row table:style-name="ro3">
          <table:table-cell table:style-name="ce4" office:value-type="string">
            <text:p>NAME_MON150</text:p>
          </table:table-cell>
          <table:table-cell office:value-type="string">
            <text:p>인간검사6</text:p>
          </table:table-cell>
          <table:table-cell office:value-type="string">
            <text:p>인간검사6</text:p>
          </table:table-cell>
        </table:table-row>
        <table:table-row table:style-name="ro3">
          <table:table-cell table:style-name="ce4" office:value-type="string">
            <text:p>NAME_MON151</text:p>
          </table:table-cell>
          <table:table-cell office:value-type="string">
            <text:p>인간검사7</text:p>
          </table:table-cell>
          <table:table-cell office:value-type="string">
            <text:p>인간검사7</text:p>
          </table:table-cell>
        </table:table-row>
        <table:table-row table:style-name="ro3">
          <table:table-cell table:style-name="ce4" office:value-type="string">
            <text:p>NAME_MON152</text:p>
          </table:table-cell>
          <table:table-cell office:value-type="string">
            <text:p>인간검사8</text:p>
          </table:table-cell>
          <table:table-cell office:value-type="string">
            <text:p>인간검사8</text:p>
          </table:table-cell>
        </table:table-row>
        <table:table-row table:style-name="ro3">
          <table:table-cell table:style-name="ce4" office:value-type="string">
            <text:p>NAME_MON153</text:p>
          </table:table-cell>
          <table:table-cell office:value-type="string">
            <text:p>인간검사9</text:p>
          </table:table-cell>
          <table:table-cell office:value-type="string">
            <text:p>인간검사9</text:p>
          </table:table-cell>
        </table:table-row>
        <table:table-row table:style-name="ro3">
          <table:table-cell table:style-name="ce4" office:value-type="string">
            <text:p>NAME_MON154</text:p>
          </table:table-cell>
          <table:table-cell office:value-type="string">
            <text:p>인간법사1</text:p>
          </table:table-cell>
          <table:table-cell office:value-type="string">
            <text:p>인간법사1</text:p>
          </table:table-cell>
        </table:table-row>
        <table:table-row table:style-name="ro3">
          <table:table-cell table:style-name="ce4" office:value-type="string">
            <text:p>NAME_MON155</text:p>
          </table:table-cell>
          <table:table-cell office:value-type="string">
            <text:p>인간법사2</text:p>
          </table:table-cell>
          <table:table-cell office:value-type="string">
            <text:p>인간법사2</text:p>
          </table:table-cell>
        </table:table-row>
        <table:table-row table:style-name="ro3">
          <table:table-cell table:style-name="ce4" office:value-type="string">
            <text:p>NAME_MON156</text:p>
          </table:table-cell>
          <table:table-cell office:value-type="string">
            <text:p>인간법사3</text:p>
          </table:table-cell>
          <table:table-cell office:value-type="string">
            <text:p>인간법사3</text:p>
          </table:table-cell>
        </table:table-row>
        <table:table-row table:style-name="ro3">
          <table:table-cell table:style-name="ce4" office:value-type="string">
            <text:p>NAME_MON157</text:p>
          </table:table-cell>
          <table:table-cell office:value-type="string">
            <text:p>인간법사4</text:p>
          </table:table-cell>
          <table:table-cell office:value-type="string">
            <text:p>인간법사4</text:p>
          </table:table-cell>
        </table:table-row>
        <table:table-row table:style-name="ro3">
          <table:table-cell table:style-name="ce4" office:value-type="string">
            <text:p>NAME_MON158</text:p>
          </table:table-cell>
          <table:table-cell office:value-type="string">
            <text:p>인간법사5</text:p>
          </table:table-cell>
          <table:table-cell office:value-type="string">
            <text:p>인간법사5</text:p>
          </table:table-cell>
        </table:table-row>
        <table:table-row table:style-name="ro3">
          <table:table-cell table:style-name="ce4" office:value-type="string">
            <text:p>NAME_MON159</text:p>
          </table:table-cell>
          <table:table-cell office:value-type="string">
            <text:p>인간법사6</text:p>
          </table:table-cell>
          <table:table-cell office:value-type="string">
            <text:p>인간법사6</text:p>
          </table:table-cell>
        </table:table-row>
        <table:table-row table:style-name="ro3">
          <table:table-cell table:style-name="ce4" office:value-type="string">
            <text:p>NAME_MON160</text:p>
          </table:table-cell>
          <table:table-cell office:value-type="string">
            <text:p>인간법사7</text:p>
          </table:table-cell>
          <table:table-cell office:value-type="string">
            <text:p>인간법사7</text:p>
          </table:table-cell>
        </table:table-row>
        <table:table-row table:style-name="ro3">
          <table:table-cell table:style-name="ce4" office:value-type="string">
            <text:p>NAME_MON161</text:p>
          </table:table-cell>
          <table:table-cell office:value-type="string">
            <text:p>인간법사8</text:p>
          </table:table-cell>
          <table:table-cell office:value-type="string">
            <text:p>인간법사8</text:p>
          </table:table-cell>
        </table:table-row>
        <table:table-row table:style-name="ro3">
          <table:table-cell table:style-name="ce4" office:value-type="string">
            <text:p>NAME_MON162</text:p>
          </table:table-cell>
          <table:table-cell office:value-type="string">
            <text:p>인간법사9</text:p>
          </table:table-cell>
          <table:table-cell office:value-type="string">
            <text:p>인간법사9</text:p>
          </table:table-cell>
        </table:table-row>
        <table:table-row table:style-name="ro3">
          <table:table-cell table:style-name="ce4" office:value-type="string">
            <text:p>NAME_MON163</text:p>
          </table:table-cell>
          <table:table-cell office:value-type="string">
            <text:p>파리지옥1</text:p>
          </table:table-cell>
          <table:table-cell office:value-type="string">
            <text:p>파리지옥1</text:p>
          </table:table-cell>
        </table:table-row>
        <table:table-row table:style-name="ro3">
          <table:table-cell table:style-name="ce4" office:value-type="string">
            <text:p>NAME_MON164</text:p>
          </table:table-cell>
          <table:table-cell office:value-type="string">
            <text:p>파리지옥2</text:p>
          </table:table-cell>
          <table:table-cell office:value-type="string">
            <text:p>파리지옥2</text:p>
          </table:table-cell>
        </table:table-row>
        <table:table-row table:style-name="ro3">
          <table:table-cell table:style-name="ce4" office:value-type="string">
            <text:p>NAME_MON165</text:p>
          </table:table-cell>
          <table:table-cell office:value-type="string">
            <text:p>파리지옥3</text:p>
          </table:table-cell>
          <table:table-cell office:value-type="string">
            <text:p>파리지옥3</text:p>
          </table:table-cell>
        </table:table-row>
        <table:table-row table:style-name="ro3">
          <table:table-cell table:style-name="ce4" office:value-type="string">
            <text:p>NAME_MON166</text:p>
          </table:table-cell>
          <table:table-cell office:value-type="string">
            <text:p>파리지옥4</text:p>
          </table:table-cell>
          <table:table-cell office:value-type="string">
            <text:p>파리지옥4</text:p>
          </table:table-cell>
        </table:table-row>
        <table:table-row table:style-name="ro3">
          <table:table-cell table:style-name="ce4" office:value-type="string">
            <text:p>NAME_MON167</text:p>
          </table:table-cell>
          <table:table-cell office:value-type="string">
            <text:p>파리지옥5</text:p>
          </table:table-cell>
          <table:table-cell office:value-type="string">
            <text:p>파리지옥5</text:p>
          </table:table-cell>
        </table:table-row>
        <table:table-row table:style-name="ro3">
          <table:table-cell table:style-name="ce4" office:value-type="string">
            <text:p>NAME_MON168</text:p>
          </table:table-cell>
          <table:table-cell office:value-type="string">
            <text:p>파리지옥6</text:p>
          </table:table-cell>
          <table:table-cell office:value-type="string">
            <text:p>파리지옥6</text:p>
          </table:table-cell>
        </table:table-row>
        <table:table-row table:style-name="ro3">
          <table:table-cell table:style-name="ce4" office:value-type="string">
            <text:p>NAME_MON169</text:p>
          </table:table-cell>
          <table:table-cell office:value-type="string">
            <text:p>파리지옥7</text:p>
          </table:table-cell>
          <table:table-cell office:value-type="string">
            <text:p>파리지옥7</text:p>
          </table:table-cell>
        </table:table-row>
        <table:table-row table:style-name="ro3">
          <table:table-cell table:style-name="ce4" office:value-type="string">
            <text:p>NAME_MON170</text:p>
          </table:table-cell>
          <table:table-cell office:value-type="string">
            <text:p>파리지옥8</text:p>
          </table:table-cell>
          <table:table-cell office:value-type="string">
            <text:p>파리지옥8</text:p>
          </table:table-cell>
        </table:table-row>
        <table:table-row table:style-name="ro3">
          <table:table-cell table:style-name="ce4" office:value-type="string">
            <text:p>NAME_MON171</text:p>
          </table:table-cell>
          <table:table-cell office:value-type="string">
            <text:p>파리지옥9</text:p>
          </table:table-cell>
          <table:table-cell office:value-type="string">
            <text:p>파리지옥9</text:p>
          </table:table-cell>
        </table:table-row>
        <table:table-row table:style-name="ro3">
          <table:table-cell table:style-name="ce4" office:value-type="string">
            <text:p>NAME_MON172</text:p>
          </table:table-cell>
          <table:table-cell office:value-type="string">
            <text:p>소라개1</text:p>
          </table:table-cell>
          <table:table-cell office:value-type="string">
            <text:p>소라개1</text:p>
          </table:table-cell>
        </table:table-row>
        <table:table-row table:style-name="ro3">
          <table:table-cell table:style-name="ce4" office:value-type="string">
            <text:p>NAME_MON173</text:p>
          </table:table-cell>
          <table:table-cell office:value-type="string">
            <text:p>소라개2</text:p>
          </table:table-cell>
          <table:table-cell office:value-type="string">
            <text:p>소라개2</text:p>
          </table:table-cell>
        </table:table-row>
        <table:table-row table:style-name="ro3">
          <table:table-cell table:style-name="ce4" office:value-type="string">
            <text:p>NAME_MON174</text:p>
          </table:table-cell>
          <table:table-cell office:value-type="string">
            <text:p>소라개3</text:p>
          </table:table-cell>
          <table:table-cell office:value-type="string">
            <text:p>소라개3</text:p>
          </table:table-cell>
        </table:table-row>
        <table:table-row table:style-name="ro3">
          <table:table-cell table:style-name="ce4" office:value-type="string">
            <text:p>NAME_MON175</text:p>
          </table:table-cell>
          <table:table-cell office:value-type="string">
            <text:p>소라개4</text:p>
          </table:table-cell>
          <table:table-cell office:value-type="string">
            <text:p>소라개4</text:p>
          </table:table-cell>
        </table:table-row>
        <table:table-row table:style-name="ro3">
          <table:table-cell table:style-name="ce4" office:value-type="string">
            <text:p>NAME_MON176</text:p>
          </table:table-cell>
          <table:table-cell office:value-type="string">
            <text:p>소라개5</text:p>
          </table:table-cell>
          <table:table-cell office:value-type="string">
            <text:p>소라개5</text:p>
          </table:table-cell>
        </table:table-row>
        <table:table-row table:style-name="ro3">
          <table:table-cell table:style-name="ce4" office:value-type="string">
            <text:p>NAME_MON177</text:p>
          </table:table-cell>
          <table:table-cell office:value-type="string">
            <text:p>소라개6</text:p>
          </table:table-cell>
          <table:table-cell office:value-type="string">
            <text:p>소라개6</text:p>
          </table:table-cell>
        </table:table-row>
        <table:table-row table:style-name="ro3">
          <table:table-cell table:style-name="ce4" office:value-type="string">
            <text:p>NAME_MON178</text:p>
          </table:table-cell>
          <table:table-cell office:value-type="string">
            <text:p>소라개7</text:p>
          </table:table-cell>
          <table:table-cell office:value-type="string">
            <text:p>소라개7</text:p>
          </table:table-cell>
        </table:table-row>
        <table:table-row table:style-name="ro3">
          <table:table-cell table:style-name="ce4" office:value-type="string">
            <text:p>NAME_MON179</text:p>
          </table:table-cell>
          <table:table-cell office:value-type="string">
            <text:p>소라개8</text:p>
          </table:table-cell>
          <table:table-cell office:value-type="string">
            <text:p>소라개8</text:p>
          </table:table-cell>
        </table:table-row>
        <table:table-row table:style-name="ro3">
          <table:table-cell table:style-name="ce4" office:value-type="string">
            <text:p>NAME_MON180</text:p>
          </table:table-cell>
          <table:table-cell office:value-type="string">
            <text:p>소라개9</text:p>
          </table:table-cell>
          <table:table-cell office:value-type="string">
            <text:p>소라개9</text:p>
          </table:table-cell>
        </table:table-row>
        <table:table-row table:style-name="ro2">
          <table:table-cell table:style-name="ce4" office:value-type="string">
            <text:p>NAME_MON181</text:p>
          </table:table-cell>
          <table:table-cell office:value-type="string">
            <text:p>물통</text:p>
          </table:table-cell>
          <table:table-cell office:value-type="string">
            <text:p>물통</text:p>
          </table:table-cell>
        </table:table-row>
        <table:table-row table:style-name="ro2">
          <table:table-cell table:style-name="ce4" office:value-type="string">
            <text:p>NAME_MON182</text:p>
          </table:table-cell>
          <table:table-cell office:value-type="string">
            <text:p>바위</text:p>
          </table:table-cell>
          <table:table-cell office:value-type="string">
            <text:p>바위</text:p>
          </table:table-cell>
        </table:table-row>
        <table:table-row table:style-name="ro2">
          <table:table-cell table:style-name="ce4" office:value-type="string">
            <text:p>NAME_MON183</text:p>
          </table:table-cell>
          <table:table-cell office:value-type="string">
            <text:p>상자</text:p>
          </table:table-cell>
          <table:table-cell office:value-type="string">
            <text:p>상자</text:p>
          </table:table-cell>
        </table:table-row>
        <table:table-row table:style-name="ro2">
          <table:table-cell table:style-name="ce4" office:value-type="string">
            <text:p>NAME_MON184</text:p>
          </table:table-cell>
          <table:table-cell office:value-type="string">
            <text:p>기사석상</text:p>
          </table:table-cell>
          <table:table-cell office:value-type="string">
            <text:p>기사석상</text:p>
          </table:table-cell>
        </table:table-row>
        <table:table-row table:style-name="ro2">
          <table:table-cell table:style-name="ce4" office:value-type="string">
            <text:p>NAME_MON185</text:p>
          </table:table-cell>
          <table:table-cell office:value-type="string">
            <text:p>작은시계</text:p>
          </table:table-cell>
          <table:table-cell office:value-type="string">
            <text:p>작은시계</text:p>
          </table:table-cell>
        </table:table-row>
        <table:table-row table:style-name="ro2">
          <table:table-cell table:style-name="ce4" office:value-type="string">
            <text:p>NAME_MON186</text:p>
          </table:table-cell>
          <table:table-cell office:value-type="string">
            <text:p>큰시계</text:p>
          </table:table-cell>
          <table:table-cell office:value-type="string">
            <text:p>큰시계</text:p>
          </table:table-cell>
        </table:table-row>
        <table:table-row table:style-name="ro2">
          <table:table-cell table:style-name="ce4" office:value-type="string">
            <text:p>NAME_MON187</text:p>
          </table:table-cell>
          <table:table-cell office:value-type="string">
            <text:p>작은석상자</text:p>
          </table:table-cell>
          <table:table-cell office:value-type="string">
            <text:p>작은석상자</text:p>
          </table:table-cell>
        </table:table-row>
        <table:table-row table:style-name="ro2">
          <table:table-cell table:style-name="ce4" office:value-type="string">
            <text:p>NAME_MON188</text:p>
          </table:table-cell>
          <table:table-cell office:value-type="string">
            <text:p>큰석상자</text:p>
          </table:table-cell>
          <table:table-cell office:value-type="string">
            <text:p>큰석상자</text:p>
          </table:table-cell>
        </table:table-row>
        <table:table-row table:style-name="ro3">
          <table:table-cell table:style-name="ce4" office:value-type="string">
            <text:p>NAME_MON189</text:p>
          </table:table-cell>
          <table:table-cell office:value-type="string">
            <text:p>벌레</text:p>
          </table:table-cell>
          <table:table-cell office:value-type="string">
            <text:p>벌레1</text:p>
          </table:table-cell>
        </table:table-row>
        <table:table-row table:style-name="ro2">
          <table:table-cell table:style-name="ce4" office:value-type="string">
            <text:p>NAME_MON190</text:p>
          </table:table-cell>
          <table:table-cell office:value-type="string">
            <text:p>드릴</text:p>
          </table:table-cell>
          <table:table-cell office:value-type="string">
            <text:p>드릴</text:p>
          </table:table-cell>
        </table:table-row>
        <table:table-row table:style-name="ro2">
          <table:table-cell table:style-name="ce4" office:value-type="string">
            <text:p>NAME_MON191</text:p>
          </table:table-cell>
          <table:table-cell office:value-type="string">
            <text:p>보스악마</text:p>
          </table:table-cell>
          <table:table-cell office:value-type="string">
            <text:p>보스악마</text:p>
          </table:table-cell>
        </table:table-row>
        <table:table-row table:style-name="ro2">
          <table:table-cell table:style-name="ce4" office:value-type="string">
            <text:p>NAME_MON192</text:p>
          </table:table-cell>
          <table:table-cell office:value-type="string">
            <text:p>호로스</text:p>
          </table:table-cell>
          <table:table-cell office:value-type="string">
            <text:p>호로스</text:p>
          </table:table-cell>
        </table:table-row>
        <table:table-row table:style-name="ro3">
          <table:table-cell table:style-name="ce4" office:value-type="string">
            <text:p>NAME_MON193</text:p>
          </table:table-cell>
          <table:table-cell office:value-type="string">
            <text:p>보스1</text:p>
          </table:table-cell>
          <table:table-cell office:value-type="string">
            <text:p>보스1</text:p>
          </table:table-cell>
        </table:table-row>
        <table:table-row table:style-name="ro3">
          <table:table-cell table:style-name="ce4" office:value-type="string">
            <text:p>NAME_MON194</text:p>
          </table:table-cell>
          <table:table-cell office:value-type="string">
            <text:p>보스2</text:p>
          </table:table-cell>
          <table:table-cell office:value-type="string">
            <text:p>보스2</text:p>
          </table:table-cell>
        </table:table-row>
        <table:table-row table:style-name="ro3">
          <table:table-cell table:style-name="ce4" office:value-type="string">
            <text:p>NAME_MON195</text:p>
          </table:table-cell>
          <table:table-cell office:value-type="string">
            <text:p>보스3</text:p>
          </table:table-cell>
          <table:table-cell office:value-type="string">
            <text:p>보스3</text:p>
          </table:table-cell>
        </table:table-row>
        <table:table-row table:style-name="ro3">
          <table:table-cell table:style-name="ce4" office:value-type="string">
            <text:p>NAME_MON196</text:p>
          </table:table-cell>
          <table:table-cell office:value-type="string">
            <text:p>보스4</text:p>
          </table:table-cell>
          <table:table-cell office:value-type="string">
            <text:p>보스4</text:p>
          </table:table-cell>
        </table:table-row>
        <table:table-row table:style-name="ro3">
          <table:table-cell table:style-name="ce4" office:value-type="string">
            <text:p>NAME_MON197</text:p>
          </table:table-cell>
          <table:table-cell office:value-type="string">
            <text:p>보스5</text:p>
          </table:table-cell>
          <table:table-cell office:value-type="string">
            <text:p>보스5</text:p>
          </table:table-cell>
        </table:table-row>
        <table:table-row table:style-name="ro3">
          <table:table-cell table:style-name="ce4" office:value-type="string">
            <text:p>NAME_MON198</text:p>
          </table:table-cell>
          <table:table-cell office:value-type="string">
            <text:p>보스6</text:p>
          </table:table-cell>
          <table:table-cell office:value-type="string">
            <text:p>보스6</text:p>
          </table:table-cell>
        </table:table-row>
        <table:table-row table:style-name="ro3">
          <table:table-cell table:style-name="ce4" office:value-type="string">
            <text:p>NAME_MON199</text:p>
          </table:table-cell>
          <table:table-cell office:value-type="string">
            <text:p>보스7</text:p>
          </table:table-cell>
          <table:table-cell office:value-type="string">
            <text:p>보스7</text:p>
          </table:table-cell>
        </table:table-row>
        <table:table-row table:style-name="ro3">
          <table:table-cell table:style-name="ce4" office:value-type="string">
            <text:p>NAME_MON200</text:p>
          </table:table-cell>
          <table:table-cell office:value-type="string">
            <text:p>보스8</text:p>
          </table:table-cell>
          <table:table-cell office:value-type="string">
            <text:p>보스8</text:p>
          </table:table-cell>
        </table:table-row>
        <table:table-row table:style-name="ro3">
          <table:table-cell table:style-name="ce4" office:value-type="string">
            <text:p>NAME_MON201</text:p>
          </table:table-cell>
          <table:table-cell office:value-type="string">
            <text:p>보스9</text:p>
          </table:table-cell>
          <table:table-cell office:value-type="string">
            <text:p>보스9</text:p>
          </table:table-cell>
        </table:table-row>
        <table:table-row table:style-name="ro3">
          <table:table-cell table:style-name="ce4" office:value-type="string">
            <text:p>NAME_MON202</text:p>
          </table:table-cell>
          <table:table-cell office:value-type="string">
            <text:p>보스10</text:p>
          </table:table-cell>
          <table:table-cell office:value-type="string">
            <text:p>보스10</text:p>
          </table:table-cell>
        </table:table-row>
        <table:table-row table:style-name="ro2" table:number-rows-repeated="65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Rmenu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0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3">
          <table:table-cell table:style-name="ce5" office:value-type="string">
            <text:p>::Id::</text:p>
          </table:table-cell>
          <table:table-cell table:style-name="ce10" office:value-type="string">
            <text:p>::en::</text:p>
          </table:table-cell>
          <table:table-cell table:style-name="ce5" office:value-type="string">
            <text:p>::KR::</text:p>
          </table:table-cell>
          <table:table-cell table:style-name="ce5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11"/>
          <table:table-cell table:style-name="ce5" table:number-columns-repeated="240"/>
          <table:table-cell table:style-name="ce60" table:number-columns-repeated="14"/>
        </table:table-row>
        <table:table-row table:style-name="ro3">
          <table:table-cell table:style-name="ce6" office:value-type="string">
            <text:p>Skill_S_1</text:p>
          </table:table-cell>
          <table:table-cell table:style-name="ce12" office:value-type="string">
            <text:p>Auto sword</text:p>
          </table:table-cell>
          <table:table-cell table:style-name="ce41" office:value-type="string">
            <text:p>어기어검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6" office:value-type="string">
            <text:p>Skill_S_1_TEXT</text:p>
          </table:table-cell>
          <table:table-cell table:style-name="ce13" office:value-type="string">
            <text:p>Summon a strong energy sword</text:p>
          </table:table-cell>
          <table:table-cell table:style-name="ce42" office:value-type="string">
            <text:p>강력한 에너지 검을 소환한다. 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7" office:value-type="string">
            <text:p>Skill_S_2</text:p>
          </table:table-cell>
          <table:table-cell table:style-name="ce14" office:value-type="string">
            <text:p>Striking down</text:p>
          </table:table-cell>
          <table:table-cell table:style-name="ce43" office:value-type="string">
            <text:p>다운스케이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2<text:tab/>_TEXT</text:p>
          </table:table-cell>
          <table:table-cell table:style-name="ce15" office:value-type="string">
            <text:p>Striking down monsters after hitting monsters wildly</text:p>
          </table:table-cell>
          <table:table-cell table:style-name="ce42" office:value-type="string">
            <text:p>몬스터 를 난타 한후 몬스터 스케이팅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/text:p>
          </table:table-cell>
          <table:table-cell table:style-name="ce16" office:value-type="string">
            <text:p>High crash</text:p>
          </table:table-cell>
          <table:table-cell table:style-name="ce43" office:value-type="string">
            <text:p>하이크래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text:tab/>_TEXT</text:p>
          </table:table-cell>
          <table:table-cell table:style-name="ce15" office:value-type="string">
            <text:p>Blow the enemy from the air to the ground</text:p>
          </table:table-cell>
          <table:table-cell table:style-name="ce42" office:value-type="string">
            <text:p>공중으로 띄워 바닥에 내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/text:p>
          </table:table-cell>
          <table:table-cell table:style-name="ce17" office:value-type="string">
            <text:p>Space slash </text:p>
          </table:table-cell>
          <table:table-cell table:style-name="ce43" office:value-type="string">
            <text:p>공간참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text:tab/>_TEXT</text:p>
          </table:table-cell>
          <table:table-cell table:style-name="ce13" office:value-type="string">
            <text:p>slash the space to attack all</text:p>
          </table:table-cell>
          <table:table-cell table:style-name="ce42" office:value-type="string">
            <text:p>공간을 베는 전체 공격을 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/text:p>
          </table:table-cell>
          <table:table-cell table:style-name="ce16" office:value-type="string">
            <text:p>dash attack</text:p>
          </table:table-cell>
          <table:table-cell table:style-name="ce43" office:value-type="string">
            <text:p>돌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text:tab/>_TEXT</text:p>
          </table:table-cell>
          <table:table-cell table:style-name="ce13" office:value-type="string">
            <text:p>knock down the enemy with wild dash</text:p>
          </table:table-cell>
          <table:table-cell table:style-name="ce42" office:value-type="string">
            <text:p>강한 돌격으로 적을 쓰러트린다. <text:s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/text:p>
          </table:table-cell>
          <table:table-cell table:style-name="ce16" office:value-type="string">
            <text:p>Dragon hunting</text:p>
          </table:table-cell>
          <table:table-cell table:style-name="ce43" office:value-type="string">
            <text:p>드래곤헌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text:tab/>_TEXT</text:p>
          </table:table-cell>
          <table:table-cell table:style-name="ce13" office:value-type="string">
            <text:p>Defeat the enemy with a wild spin</text:p>
          </table:table-cell>
          <table:table-cell table:style-name="ce42" office:value-type="string">
            <text:p>강한 회전으로 주변을 물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7</text:p>
          </table:table-cell>
          <table:table-cell table:style-name="ce16" office:value-type="string">
            <text:p>3 Com attack</text:p>
          </table:table-cell>
          <table:table-cell table:style-name="ce43" office:value-type="string">
            <text:p>3연난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S_7<text:tab/>_TEXT</text:p>
          </table:table-cell>
          <table:table-cell table:style-name="ce13" office:value-type="string">
            <text:p>Screw attack after 2 consecutive blow attacks</text:p>
          </table:table-cell>
          <table:table-cell table:style-name="ce42" office:value-type="string">
            <text:p>2연속 띄우고 스크류 드라이버 <text:s/>공격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/text:p>
          </table:table-cell>
          <table:table-cell table:style-name="ce18" office:value-type="string">
            <text:p>Backdown pistol</text:p>
          </table:table-cell>
          <table:table-cell table:style-name="ce44" office:value-type="string">
            <text:p>백다운피스톨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text:tab/>_TEXT</text:p>
          </table:table-cell>
          <table:table-cell table:style-name="ce15" office:value-type="string">
            <text:p>Quick fire with flying backward</text:p>
          </table:table-cell>
          <table:table-cell table:style-name="ce42" office:value-type="string">
            <text:p>뒤로 날면서 연사 공격을 한다. <text:s text:c="9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/text:p>
          </table:table-cell>
          <table:table-cell table:style-name="ce18" office:value-type="string">
            <text:p>Stun</text:p>
          </table:table-cell>
          <table:table-cell table:style-name="ce44" office:value-type="string">
            <text:p>스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text:tab/>_TEXT</text:p>
          </table:table-cell>
          <table:table-cell table:style-name="ce13" office:value-type="string">
            <text:p>Shoot wild to stun <text:s text:c="9"/></text:p>
          </table:table-cell>
          <table:table-cell table:style-name="ce42" office:value-type="string">
            <text:p>강한 총격으로 스턴을 건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/text:p>
          </table:table-cell>
          <table:table-cell table:style-name="ce18" office:value-type="string">
            <text:p>Spin shot</text:p>
          </table:table-cell>
          <table:table-cell table:style-name="ce44" office:value-type="string">
            <text:p>스핀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text:tab/>_TEXT</text:p>
          </table:table-cell>
          <table:table-cell table:style-name="ce13" office:value-type="string">
            <text:p>Blow a monster high</text:p>
          </table:table-cell>
          <table:table-cell table:style-name="ce42" office:value-type="string">
            <text:p>몬스터를 띄워서 난사 한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/text:p>
          </table:table-cell>
          <table:table-cell table:style-name="ce18" office:value-type="string">
            <text:p>Healing pack</text:p>
          </table:table-cell>
          <table:table-cell table:style-name="ce44" office:value-type="string">
            <text:p>힐링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text:tab/>_TEXT</text:p>
          </table:table-cell>
          <table:table-cell table:style-name="ce13" office:value-type="string">
            <text:p>Fill HP with the energy bomb</text:p>
          </table:table-cell>
          <table:table-cell table:style-name="ce42" office:value-type="string">
            <text:p>에너지 탄으로 HP 를 채운다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/text:p>
          </table:table-cell>
          <table:table-cell table:style-name="ce18" office:value-type="string">
            <text:p>Andromeda</text:p>
          </table:table-cell>
          <table:table-cell table:style-name="ce44" office:value-type="string">
            <text:p>안드로메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text:tab/>_TEXT</text:p>
          </table:table-cell>
          <table:table-cell table:style-name="ce13" office:value-type="string">
            <text:p>Attack all by space weapon</text:p>
          </table:table-cell>
          <table:table-cell table:style-name="ce42" office:value-type="string">
            <text:p>우주병기를 이용하여 전체 공격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/text:p>
          </table:table-cell>
          <table:table-cell table:style-name="ce17" office:value-type="string">
            <text:p>Balkan Shot</text:p>
          </table:table-cell>
          <table:table-cell table:style-name="ce44" office:value-type="string">
            <text:p>발칸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text:tab/>_TEXT</text:p>
          </table:table-cell>
          <table:table-cell table:style-name="ce13" office:value-type="string">
            <text:p>Quick fire with powerful Vulcan cannon</text:p>
          </table:table-cell>
          <table:table-cell table:style-name="ce42" office:value-type="string">
            <text:p>강력한 발칸포로 연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/text:p>
          </table:table-cell>
          <table:table-cell table:style-name="ce18" office:value-type="string">
            <text:p>3com Gun cutter</text:p>
          </table:table-cell>
          <table:table-cell table:style-name="ce44" office:value-type="string">
            <text:p>3콤건컷터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text:tab/>_TEXT</text:p>
          </table:table-cell>
          <table:table-cell table:style-name="ce19" office:value-type="string">
            <text:p>Wild gun shot after 2 consecutive attacks</text:p>
          </table:table-cell>
          <table:table-cell table:style-name="ce45" office:value-type="string">
            <text:p>2연속 공격후 건으로 난무 <text:s text:c="15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/text:p>
          </table:table-cell>
          <table:table-cell table:style-name="ce18" office:value-type="string">
            <text:p>Double fire</text:p>
          </table:table-cell>
          <table:table-cell table:style-name="ce44" office:value-type="string">
            <text:p>쌍염탄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text:tab/>_TEXT</text:p>
          </table:table-cell>
          <table:table-cell table:style-name="ce20" office:value-type="string">
            <text:p>Shot two fire balls.</text:p>
          </table:table-cell>
          <table:table-cell table:style-name="ce46" office:value-type="string">
            <text:p>두발의 화염구를 발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2</text:p>
          </table:table-cell>
          <table:table-cell table:style-name="ce18" office:value-type="string">
            <text:p>Totem</text:p>
          </table:table-cell>
          <table:table-cell table:style-name="ce44" office:value-type="string">
            <text:p>토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4">
          <table:table-cell table:style-name="ce6" office:value-type="string">
            <text:p>Skill_O_2<text:tab/>_TEXT</text:p>
          </table:table-cell>
          <table:table-cell table:style-name="ce20" office:value-type="string">
            <text:p>Set totem on the ground|Fire totem: Fire attack|Recovery totem: HP and MP recovery</text:p>
          </table:table-cell>
          <table:table-cell table:style-name="ce46" office:value-type="string">
            <text:p>지면에 토템을 설치한다.|화염토템:불속성의 공격|회복토템:HP와 MP를 회복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/text:p>
          </table:table-cell>
          <table:table-cell table:style-name="ce18" office:value-type="string">
            <text:p>SkyRock</text:p>
          </table:table-cell>
          <table:table-cell table:style-name="ce44" office:value-type="string">
            <text:p>스카이락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text:tab/>_TEXT</text:p>
          </table:table-cell>
          <table:table-cell table:style-name="ce21" office:value-type="string">
            <text:p>Summon rock to blow monster</text:p>
          </table:table-cell>
          <table:table-cell table:style-name="ce47" office:value-type="string">
            <text:p>바위를 소환해 몬스터를 띄운다 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/text:p>
          </table:table-cell>
          <table:table-cell table:style-name="ce22" office:value-type="string">
            <text:p>Ice dragon</text:p>
          </table:table-cell>
          <table:table-cell table:style-name="ce48" office:value-type="string">
            <text:p>빙룡소환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text:tab/>_TEXT</text:p>
          </table:table-cell>
          <table:table-cell table:style-name="ce23" office:value-type="string">
            <text:p>Summon ice dragon to attack</text:p>
          </table:table-cell>
          <table:table-cell table:style-name="ce49" office:value-type="string">
            <text:p>아이스 드래곤을 소환해 공격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/text:p>
          </table:table-cell>
          <table:table-cell table:style-name="ce16" office:value-type="string">
            <text:p>Black Hole</text:p>
          </table:table-cell>
          <table:table-cell table:style-name="ce50" office:value-type="string">
            <text:p>블랙홀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text:tab/>_TEXT</text:p>
          </table:table-cell>
          <table:table-cell table:style-name="ce13" office:value-type="string">
            <text:p>Summon Black Hole to pull a monster</text:p>
          </table:table-cell>
          <table:table-cell table:style-name="ce42" office:value-type="string">
            <text:p>블랙홀을 소환해 몬스터를 빨아들인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/text:p>
          </table:table-cell>
          <table:table-cell table:style-name="ce24" office:value-type="string">
            <text:p>lighting dragon </text:p>
          </table:table-cell>
          <table:table-cell table:style-name="ce50" office:value-type="string">
            <text:p>뇌룡승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text:tab/>_TEXT</text:p>
          </table:table-cell>
          <table:table-cell table:style-name="ce21" office:value-type="string">
            <text:p>Summon lighting dragon to attack</text:p>
          </table:table-cell>
          <table:table-cell table:style-name="ce47" office:value-type="string">
            <text:p>썬더드래곤을 소환해 공격한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7</text:p>
          </table:table-cell>
          <table:table-cell table:style-name="ce21" office:value-type="string">
            <text:p>Ice arrow</text:p>
          </table:table-cell>
          <table:table-cell table:style-name="ce47" office:value-type="string">
            <text:p>얼음화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7<text:tab/>_TEXT</text:p>
          </table:table-cell>
          <table:table-cell table:style-name="ce20" office:value-type="string">
            <text:p>Shoot the ice arrow to enemy</text:p>
          </table:table-cell>
          <table:table-cell table:style-name="ce46" office:value-type="string">
            <text:p>얼음화살을 적에게 발사 한다.</text:p>
          </table:table-cell>
          <table:table-cell/>
          <table:table-cell table:style-name="ce54" table:number-columns-repeated="238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</text:p>
          </table:table-cell>
          <table:table-cell table:style-name="ce26" office:value-type="string">
            <text:p>Sword Mastery </text:p>
          </table:table-cell>
          <table:table-cell table:style-name="ce52" office:value-type="string">
            <text:p>소드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_TEXT</text:p>
          </table:table-cell>
          <table:table-cell table:style-name="ce27" office:value-type="string">
            <text:p>+N0% Warrior Att. </text:p>
          </table:table-cell>
          <table:table-cell table:style-name="ce53" office:value-type="string">
            <text:p>검사의 ATT 를 N0%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</text:p>
          </table:table-cell>
          <table:table-cell table:style-name="ce27" office:value-type="string">
            <text:p>HP Increase</text:p>
          </table:table-cell>
          <table:table-cell table:style-name="ce53" office:value-type="string">
            <text:p>생명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_TEXT</text:p>
          </table:table-cell>
          <table:table-cell table:style-name="ce27" office:value-type="string">
            <text:p>+N0 HP </text:p>
          </table:table-cell>
          <table:table-cell table:style-name="ce53" office:value-type="string">
            <text:p>캐릭터의 생명력이 + N0 상승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</text:p>
          </table:table-cell>
          <table:table-cell table:style-name="ce28" office:value-type="string">
            <text:p>limits energy</text:p>
          </table:table-cell>
          <table:table-cell table:style-name="ce53" office:value-type="string">
            <text:p>극한의 저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_TEXT</text:p>
          </table:table-cell>
          <table:table-cell table:style-name="ce27" office:value-type="string">
            <text:p>+N0% Att. (Only under 20% of HP)</text:p>
          </table:table-cell>
          <table:table-cell table:style-name="ce53" office:value-type="string">
            <text:p>HP 20%이하일 경우 공격력 N0% 상승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</text:p>
          </table:table-cell>
          <table:table-cell table:style-name="ce27" office:value-type="string">
            <text:p>Iron wall</text:p>
          </table:table-cell>
          <table:table-cell table:style-name="ce53" office:value-type="string">
            <text:p>철벽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_TEXT</text:p>
          </table:table-cell>
          <table:table-cell table:style-name="ce27" office:value-type="string">
            <text:p>50% chance to reduce damage -50%</text:p>
          </table:table-cell>
          <table:table-cell table:style-name="ce53" office:value-type="string">
            <text:p>N0% 의 확률로 적의 데미지 가 반감(50%)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</text:p>
          </table:table-cell>
          <table:table-cell table:style-name="ce28" office:value-type="string">
            <text:p>Poison training</text:p>
          </table:table-cell>
          <table:table-cell table:style-name="ce53" office:value-type="string">
            <text:p>맹독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_TEXT</text:p>
          </table:table-cell>
          <table:table-cell table:style-name="ce29" office:value-type="string">
            <text:p>N0% chance to poison the enemy with normal attack</text:p>
          </table:table-cell>
          <table:table-cell table:style-name="ce53" office:value-type="string">
            <text:p>기본타 공격시 N0% 의 확률로 적이 독에 걸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</text:p>
          </table:table-cell>
          <table:table-cell table:style-name="ce27" office:value-type="string">
            <text:p>Cats eyes</text:p>
          </table:table-cell>
          <table:table-cell table:style-name="ce53" office:value-type="string">
            <text:p>고양이 눈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_TEXT</text:p>
          </table:table-cell>
          <table:table-cell table:style-name="ce27" office:value-type="string">
            <text:p>Able to see in darkness</text:p>
          </table:table-cell>
          <table:table-cell table:style-name="ce53" office:value-type="string">
            <text:p>어두운 곳에서 시력을 잃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</text:p>
          </table:table-cell>
          <table:table-cell table:style-name="ce17" office:value-type="string">
            <text:p>Space slash training</text:p>
          </table:table-cell>
          <table:table-cell table:style-name="ce53" office:value-type="string">
            <text:p>참격 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_TEXT</text:p>
          </table:table-cell>
          <table:table-cell table:style-name="ce27" office:value-type="string">
            <text:p>N0% Increased chance of critical space slash</text:p>
          </table:table-cell>
          <table:table-cell table:style-name="ce53" office:value-type="string">
            <text:p>공간 참격의 크리티컬 확률을 N0% 높힌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</text:p>
          </table:table-cell>
          <table:table-cell table:style-name="ce26" office:value-type="string">
            <text:p>Gun Mastery </text:p>
          </table:table-cell>
          <table:table-cell table:style-name="ce52" office:value-type="string">
            <text:p>건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_TEXT</text:p>
          </table:table-cell>
          <table:table-cell table:style-name="ce27" office:value-type="string">
            <text:p>Gunner att. +N0% </text:p>
          </table:table-cell>
          <table:table-cell table:style-name="ce53" office:value-type="string">
            <text:p>거너 의 ATT 를 <text:s/>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</text:p>
          </table:table-cell>
          <table:table-cell table:style-name="ce27" office:value-type="string">
            <text:p>Cri. training</text:p>
          </table:table-cell>
          <table:table-cell table:style-name="ce53" office:value-type="string">
            <text:p>치명타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_TEXT</text:p>
          </table:table-cell>
          <table:table-cell table:style-name="ce27" office:value-type="string">
            <text:p>+N0% Critical attack</text:p>
          </table:table-cell>
          <table:table-cell table:style-name="ce53" office:value-type="string">
            <text:p>치명타 공격력을 N0% 증대 시킨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</text:p>
          </table:table-cell>
          <table:table-cell table:style-name="ce27" office:value-type="string">
            <text:p>Dodge training</text:p>
          </table:table-cell>
          <table:table-cell table:style-name="ce53" office:value-type="string">
            <text:p>고난도 회피 숙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_TEXT</text:p>
          </table:table-cell>
          <table:table-cell table:style-name="ce29" office:value-type="string">
            <text:p>N0% chance of non critical damage</text:p>
          </table:table-cell>
          <table:table-cell table:style-name="ce53" office:value-type="string">
            <text:p>N0% 확률로 치명타 데미지 를 받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</text:p>
          </table:table-cell>
          <table:table-cell table:style-name="ce27" office:value-type="string">
            <text:p>energy gate</text:p>
          </table:table-cell>
          <table:table-cell table:style-name="ce53" office:value-type="string">
            <text:p>에너지 게이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_TEXT</text:p>
          </table:table-cell>
          <table:table-cell table:style-name="ce27" office:value-type="string">
            <text:p>+N0% to MP</text:p>
          </table:table-cell>
          <table:table-cell table:style-name="ce53" office:value-type="string">
            <text:p>MP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</text:p>
          </table:table-cell>
          <table:table-cell table:style-name="ce28" office:value-type="string">
            <text:p>appraise skill</text:p>
          </table:table-cell>
          <table:table-cell table:style-name="ce53" office:value-type="string">
            <text:p>감정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_TEXT</text:p>
          </table:table-cell>
          <table:table-cell table:style-name="ce27" office:value-type="string">
            <text:p>N0 LV Able to identify a hidden ability of item</text:p>
          </table:table-cell>
          <table:table-cell table:style-name="ce53" office:value-type="string">
            <text:p>N0 LV 아이템의 숨겨진 능력을 감정 할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</text:p>
          </table:table-cell>
          <table:table-cell table:style-name="ce28" office:value-type="string">
            <text:p>strengthen stun shot</text:p>
          </table:table-cell>
          <table:table-cell table:style-name="ce53" office:value-type="string">
            <text:p>스턴샷 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_TEXT</text:p>
          </table:table-cell>
          <table:table-cell table:style-name="ce27" office:value-type="string">
            <text:p>Stun Duration +N0 sec.</text:p>
          </table:table-cell>
          <table:table-cell table:style-name="ce53" office:value-type="string">
            <text:p>스턴의 지속 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</text:p>
          </table:table-cell>
          <table:table-cell table:style-name="ce27" office:value-type="string">
            <text:p>healing pack booster</text:p>
          </table:table-cell>
          <table:table-cell table:style-name="ce53" office:value-type="string">
            <text:p>힐링팩부스터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_TEXT</text:p>
          </table:table-cell>
          <table:table-cell table:style-name="ce27" office:value-type="string">
            <text:p>+N0% Recovery, +N0% Mana cost</text:p>
          </table:table-cell>
          <table:table-cell table:style-name="ce53" office:value-type="string">
            <text:p>힐링 능력이 N0% 증가 하고 마나 소모량이 N0% 늘어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</text:p>
          </table:table-cell>
          <table:table-cell table:style-name="ce26" office:value-type="string">
            <text:p>Magic Mastery </text:p>
          </table:table-cell>
          <table:table-cell table:style-name="ce52" office:value-type="string">
            <text:p>매직마스터리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_TEXT</text:p>
          </table:table-cell>
          <table:table-cell table:style-name="ce27" office:value-type="string">
            <text:p>+N0% Wizard ATT</text:p>
          </table:table-cell>
          <table:table-cell table:style-name="ce53" office:value-type="string">
            <text:p>법사의 ATT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</text:p>
          </table:table-cell>
          <table:table-cell table:style-name="ce27" office:value-type="string">
            <text:p>Synastry training</text:p>
          </table:table-cell>
          <table:table-cell table:style-name="ce53" office:value-type="string">
            <text:p>상성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_TEXT</text:p>
          </table:table-cell>
          <table:table-cell table:style-name="ce27" office:value-type="string">
            <text:p>+N0% synastry attack damage</text:p>
          </table:table-cell>
          <table:table-cell table:style-name="ce53" office:value-type="string">
            <text:p>상성 공격에 의한 피해가 N0% <text:s/>증가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</text:p>
          </table:table-cell>
          <table:table-cell table:style-name="ce28" office:value-type="string">
            <text:p>Recovery training</text:p>
          </table:table-cell>
          <table:table-cell table:style-name="ce53" office:value-type="string">
            <text:p>회복증대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_TEXT</text:p>
          </table:table-cell>
          <table:table-cell table:style-name="ce27" office:value-type="string">
            <text:p>+N0% recovery speed to HP/MP</text:p>
          </table:table-cell>
          <table:table-cell table:style-name="ce53" office:value-type="string">
            <text:p>HP/MP 의 회복 속도가 N0% 증가 한다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4</text:p>
          </table:table-cell>
          <table:table-cell table:style-name="ce27" office:value-type="string">
            <text:p>Cool time training</text:p>
          </table:table-cell>
          <table:table-cell table:style-name="ce53" office:value-type="string">
            <text:p>기술수련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4_TEXT</text:p>
          </table:table-cell>
          <table:table-cell table:style-name="ce31" office:value-type="string">
            <text:p>-N0 sec cool time (Only the skill has over 10 sec. of cool time)</text:p>
          </table:table-cell>
          <table:table-cell table:style-name="ce53" office:value-type="string">
            <text:p>10초 이상 쿨타임 을 가지는 스킬 의 쿨 타임이 N0 초 감소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</text:p>
          </table:table-cell>
          <table:table-cell table:style-name="ce28" office:value-type="string">
            <text:p>Brilliant growth</text:p>
          </table:table-cell>
          <table:table-cell table:style-name="ce53" office:value-type="string">
            <text:p>눈부신 성장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_TEXT</text:p>
          </table:table-cell>
          <table:table-cell table:style-name="ce29" office:value-type="string">
            <text:p>N0% chance to have extra EXP(Only with level up)</text:p>
          </table:table-cell>
          <table:table-cell table:style-name="ce53" office:value-type="string">
            <text:p>레벨 업 시 N0% 확률로 추가 능력 치를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</text:p>
          </table:table-cell>
          <table:table-cell table:style-name="ce28" office:value-type="string">
            <text:p>Learning old language</text:p>
          </table:table-cell>
          <table:table-cell table:style-name="ce53" office:value-type="string">
            <text:p>고대어 습득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_TEXT</text:p>
          </table:table-cell>
          <table:table-cell table:style-name="ce27" office:value-type="string">
            <text:p>N0Lv Able to read a book in old language.</text:p>
          </table:table-cell>
          <table:table-cell table:style-name="ce53" office:value-type="string">
            <text:p>N0Lv 고대언어로 된 서적을 읽을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7</text:p>
          </table:table-cell>
          <table:table-cell table:style-name="ce27" office:value-type="string">
            <text:p>Ice training</text:p>
          </table:table-cell>
          <table:table-cell table:style-name="ce53" office:value-type="string">
            <text:p>냉기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7_TEXT</text:p>
          </table:table-cell>
          <table:table-cell table:style-name="ce29" office:value-type="string">
            <text:p>+N0 sec to freeze effect on ice arrow and ice dragon summon.</text:p>
          </table:table-cell>
          <table:table-cell table:style-name="ce53" office:value-type="string">
            <text:p>얼음화살 아이스 빙룡 소환의 동결 지속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6"/>
          <table:table-cell table:style-name="ce5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1</text:p>
          </table:table-cell>
          <table:table-cell table:style-name="ce26" office:value-type="string">
            <text:p>Grasp</text:p>
          </table:table-cell>
          <table:table-cell table:style-name="ce52" office:value-type="string">
            <text:p>잡기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6">
          <table:table-cell table:style-name="ce6" office:value-type="string">
            <text:p>Passive_E_1_TEXT</text:p>
          </table:table-cell>
          <table:table-cell table:style-name="ce29" office:value-type="string">
            <text:p>All style|Press OK/5 button in close proximity to the enemy. |grasp the enemy nearby and throw it back. It can damage other monsters by <text:s/>hitting it.</text:p>
          </table:table-cell>
          <table:table-cell table:style-name="ce53" office:value-type="string">
            <text:p>스타일 공통|적의 최 근접 거리에서 <text:s/>확인 또는 5번 키 |유저의 근접거리에 있는 적을 잡아 뒤로 넘긴다. 던져진 몬스터 를 맞은 몬스터도 피해를 입는다. <text:s text:c="2"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2</text:p>
          </table:table-cell>
          <table:table-cell table:style-name="ce27" office:value-type="string">
            <text:p>Line move</text:p>
          </table:table-cell>
          <table:table-cell table:style-name="ce53" office:value-type="string">
            <text:p>라인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2_TEXT</text:p>
          </table:table-cell>
          <table:table-cell table:style-name="ce29" office:value-type="string">
            <text:p>All style|Press D-pad up/2 or down/8 twice |Jump up/down vertically. Useful to <text:s/>avoid the attack of enemy.</text:p>
          </table:table-cell>
          <table:table-cell table:style-name="ce53" office:value-type="string">
            <text:p>스타일 공통|방향키 <text:span text:style-name="T1">상상</text:span><text:span text:style-name="T1">, </text:span><text:span text:style-name="T1">하하</text:span> 또는 22 , 88 |상하로 점프해서 라인을 이동한다. 적의 공격을 피할 때 유용하게 사용할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3</text:p>
          </table:table-cell>
          <table:table-cell table:style-name="ce29" office:value-type="string">
            <text:p>dash attack</text:p>
          </table:table-cell>
          <table:table-cell table:style-name="ce53" office:value-type="string">
            <text:p>데시 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3_TEXT</text:p>
          </table:table-cell>
          <table:table-cell table:style-name="ce29" office:value-type="string">
            <text:p>All style|Press D-pad left/4 or right/6 twice and then press OK/5 |to attack after dash.</text:p>
          </table:table-cell>
          <table:table-cell table:style-name="ce53" office:value-type="string">
            <text:p>스타일 공통|방향키 앞앞 <text:s/>또는 44 / 66 중 확인 또는 5번키 |데시 후 <text:s/>공격을 한다. <text:s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4</text:p>
          </table:table-cell>
          <table:table-cell table:style-name="ce27" office:value-type="string">
            <text:p>Guard</text:p>
          </table:table-cell>
          <table:table-cell table:style-name="ce53" office:value-type="string">
            <text:p>가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4_TEXT</text:p>
          </table:table-cell>
          <table:table-cell table:style-name="ce29" office:value-type="string">
            <text:p>Warrior only| Hold OK/5 button|to defence 70% of damage per one attack, <text:s/>-30% mana cost</text:p>
          </table:table-cell>
          <table:table-cell table:style-name="ce53" office:value-type="string">
            <text:p>검사 전용| 확인 또는 5번 키 누르고 있는다. |검사 일때 <text:s/>1회 공격당 70% 의 데미지를 방어 한다. 회당 30% 의 마나 가 소모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5</text:p>
          </table:table-cell>
          <table:table-cell table:style-name="ce28" office:value-type="string">
            <text:p>charging attack</text:p>
          </table:table-cell>
          <table:table-cell table:style-name="ce53" office:value-type="string">
            <text:p>챠지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5_TEXT</text:p>
          </table:table-cell>
          <table:table-cell table:style-name="ce29" office:value-type="string">
            <text:p>Gunner only| Hold OK/5 button and release it |to save the power and release it</text:p>
          </table:table-cell>
          <table:table-cell table:style-name="ce53" office:value-type="string">
            <text:p>건너 전용| 확인 또는 5번 키 누르고 있다 뗀다. |건너 일때 발동 기를 모은 후 발사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6</text:p>
          </table:table-cell>
          <table:table-cell table:style-name="ce27" office:value-type="string">
            <text:p>charging MANA</text:p>
          </table:table-cell>
          <table:table-cell table:style-name="ce53" office:value-type="string">
            <text:p>마나 충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7">
          <table:table-cell table:style-name="ce6" office:value-type="string">
            <text:p>Passive_E_6_TEXT</text:p>
          </table:table-cell>
          <table:table-cell table:style-name="ce27" office:value-type="string">
            <text:p>Wizard only| Hold OK/5 button| to charge mana</text:p>
          </table:table-cell>
          <table:table-cell table:style-name="ce53" office:value-type="string">
            <text:p>법사 전용| 확인 또는 5번키 누르고 있는다.|법사일때 <text:s/>마나 충전을 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/>
          <table:table-cell table:style-name="ce32" office:value-type="string">
            <text:p>POPUP_PAGE_STATES<text:tab/></text:p>
          </table:table-cell>
          <table:table-cell table:style-name="ce54" table:number-columns-repeated="240"/>
          <table:table-cell table:style-name="ce60" table:number-columns-repeated="14"/>
        </table:table-row>
        <table:table-row table:style-name="ro2">
          <table:table-cell table:style-name="ce7" office:value-type="string">
            <text:p>Reputation</text:p>
          </table:table-cell>
          <table:table-cell table:style-name="ce33" office:value-type="string">
            <text:p>Reputation</text:p>
          </table:table-cell>
          <table:table-cell table:style-name="ce55" office:value-type="string">
            <text:p>명성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Power</text:p>
          </table:table-cell>
          <table:table-cell table:style-name="ce33" office:value-type="string">
            <text:p>Power</text:p>
          </table:table-cell>
          <table:table-cell table:style-name="ce56" office:value-type="string">
            <text:p>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Agile</text:p>
          </table:table-cell>
          <table:table-cell table:style-name="ce33" office:value-type="string">
            <text:p>Agile</text:p>
          </table:table-cell>
          <table:table-cell table:style-name="ce56" office:value-type="string">
            <text:p>민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Stamina</text:p>
          </table:table-cell>
          <table:table-cell table:style-name="ce33" office:value-type="string">
            <text:p>Stamina</text:p>
          </table:table-cell>
          <table:table-cell table:style-name="ce57" office:value-type="string">
            <text:p>체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Intelligence</text:p>
          </table:table-cell>
          <table:table-cell table:style-name="ce33" office:value-type="string">
            <text:p>Intelligence</text:p>
          </table:table-cell>
          <table:table-cell table:style-name="ce57" office:value-type="string">
            <text:p>지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Points</text:p>
          </table:table-cell>
          <table:table-cell table:style-name="ce34" office:value-type="string">
            <text:p>Points</text:p>
          </table:table-cell>
          <table:table-cell table:style-name="ce54" office:value-type="string">
            <text:p>포인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1</text:p>
          </table:table-cell>
          <table:table-cell table:style-name="ce25" office:value-type="string">
            <text:p>SWORD</text:p>
          </table:table-cell>
          <table:table-cell table:style-name="ce57" office:value-type="string">
            <text:p>SWORD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2</text:p>
          </table:table-cell>
          <table:table-cell table:style-name="ce25" office:value-type="string">
            <text:p>GUN</text:p>
          </table:table-cell>
          <table:table-cell table:style-name="ce57" office:value-type="string">
            <text:p>GUN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3</text:p>
          </table:table-cell>
          <table:table-cell table:style-name="ce25" office:value-type="string">
            <text:p>MAGIC</text:p>
          </table:table-cell>
          <table:table-cell table:style-name="ce57" office:value-type="string">
            <text:p>MAGIC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DEF</text:p>
          </table:table-cell>
          <table:table-cell table:style-name="ce25" office:value-type="string">
            <text:p>DEF</text:p>
          </table:table-cell>
          <table:table-cell table:style-name="ce57" office:value-type="string">
            <text:p>DEF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CRI</text:p>
          </table:table-cell>
          <table:table-cell table:style-name="ce25" office:value-type="string">
            <text:p>CRI</text:p>
          </table:table-cell>
          <table:table-cell table:style-name="ce57" office:value-type="string">
            <text:p>CR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GI</text:p>
          </table:table-cell>
          <table:table-cell table:style-name="ce25" office:value-type="string">
            <text:p>AGI</text:p>
          </table:table-cell>
          <table:table-cell table:style-name="ce57" office:value-type="string">
            <text:p>AG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ATT</text:p>
          </table:table-cell>
          <table:table-cell table:style-name="ce25" office:value-type="string">
            <text:p>ATT</text:p>
          </table:table-cell>
          <table:table-cell table:style-name="ce57" office:value-type="string">
            <text:p>ATT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DEX</text:p>
          </table:table-cell>
          <table:table-cell table:style-name="ce32" office:value-type="string">
            <text:p>DEX</text:p>
          </table:table-cell>
          <table:table-cell table:style-name="ce54" office:value-type="string">
            <text:p>DEX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LK</text:p>
          </table:table-cell>
          <table:table-cell table:style-name="ce35" office:value-type="string">
            <text:p>BLK</text:p>
          </table:table-cell>
          <table:table-cell table:style-name="ce55" office:value-type="string">
            <text:p>BLK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P</text:p>
          </table:table-cell>
          <table:table-cell table:style-name="ce35" office:value-type="string">
            <text:p>HP</text:p>
          </table:table-cell>
          <table:table-cell table:style-name="ce55" office:value-type="string">
            <text:p>H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P</text:p>
          </table:table-cell>
          <table:table-cell table:style-name="ce35" office:value-type="string">
            <text:p>MP</text:p>
          </table:table-cell>
          <table:table-cell table:style-name="ce55" office:value-type="string">
            <text:p>M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ercent</text:p>
          </table:table-cell>
          <table:table-cell table:style-name="ce35" office:value-type="string">
            <text:p>%</text:p>
          </table:table-cell>
          <table:table-cell table:style-name="ce55" office:value-type="string">
            <text:p>%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Lv</text:p>
          </table:table-cell>
          <table:table-cell table:style-name="ce32" office:value-type="string">
            <text:p>Lv</text:p>
          </table:table-cell>
          <table:table-cell table:style-name="ce54" office:value-type="string">
            <text:p>Lv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no_socket</text:p>
          </table:table-cell>
          <table:table-cell table:style-name="ce32" office:value-type="string">
            <text:p>No sockets</text:p>
          </table:table-cell>
          <table:table-cell table:style-name="ce54" office:value-type="string">
            <text:p>소켓 없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STR</text:p>
          </table:table-cell>
          <table:table-cell table:style-name="ce35" office:value-type="string">
            <text:p>Warrior Att./Def. increase</text:p>
          </table:table-cell>
          <table:table-cell table:style-name="ce55" office:value-type="string">
            <text:p>검사 공격력/방어력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DEX</text:p>
          </table:table-cell>
          <table:table-cell table:style-name="ce35" office:value-type="string">
            <text:p>Gunner Att./Cri.I/Dodge</text:p>
          </table:table-cell>
          <table:table-cell table:style-name="ce55" office:value-type="string">
            <text:p>건너 공격력/크리/회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CON</text:p>
          </table:table-cell>
          <table:table-cell table:style-name="ce35" office:value-type="string">
            <text:p>HP/Att./Recovery</text:p>
          </table:table-cell>
          <table:table-cell table:style-name="ce55" office:value-type="string">
            <text:p>생명력/방어력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INT</text:p>
          </table:table-cell>
          <table:table-cell table:style-name="ce35" office:value-type="string">
            <text:p>Wizard Att./Mana/Recovery</text:p>
          </table:table-cell>
          <table:table-cell table:style-name="ce55" office:value-type="string">
            <text:p>법사 공격력/마나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Women </text:p>
          </table:table-cell>
          <table:table-cell table:style-name="ce35" office:value-type="string">
            <text:p>Female</text:p>
          </table:table-cell>
          <table:table-cell table:style-name="ce55" office:value-type="string">
            <text:p>여자 전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uy </text:p>
          </table:table-cell>
          <table:table-cell table:style-name="ce35" office:value-type="string">
            <text:p>Male</text:p>
          </table:table-cell>
          <table:table-cell table:style-name="ce55" office:value-type="string">
            <text:p>남자 전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uman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3">
          <table:table-cell table:style-name="ce5" office:value-type="string">
            <text:p>G_Normal </text:p>
          </table:table-cell>
          <table:table-cell table:style-name="ce35" office:value-type="string">
            <text:p>Normal</text:p>
          </table:table-cell>
          <table:table-cell table:style-name="ce55" office:value-type="string">
            <text:p>노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Magic </text:p>
          </table:table-cell>
          <table:table-cell table:style-name="ce36" office:value-type="string">
            <text:p>MAGIC</text:p>
          </table:table-cell>
          <table:table-cell table:style-name="ce58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Rare </text:p>
          </table:table-cell>
          <table:table-cell table:style-name="ce36" office:value-type="string">
            <text:p>Rare</text:p>
          </table:table-cell>
          <table:table-cell table:style-name="ce58" office:value-type="string">
            <text:p>레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Unique </text:p>
          </table:table-cell>
          <table:table-cell table:style-name="ce36" office:value-type="string">
            <text:p>Unique</text:p>
          </table:table-cell>
          <table:table-cell table:style-name="ce58" office:value-type="string">
            <text:p>유니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Special</text:p>
          </table:table-cell>
          <table:table-cell table:style-name="ce36" office:value-type="string">
            <text:p>Special</text:p>
          </table:table-cell>
          <table:table-cell table:style-name="ce58" office:value-type="string">
            <text:p>스페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2"/>
          <table:table-cell table:style-name="ce58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se</text:p>
          </table:table-cell>
          <table:table-cell table:style-name="ce35" office:value-type="string">
            <text:p>Use</text:p>
          </table:table-cell>
          <table:table-cell table:style-name="ce55" office:value-type="string">
            <text:p>사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Qslot</text:p>
          </table:table-cell>
          <table:table-cell table:style-name="ce35" office:value-type="string">
            <text:p>Quick slot</text:p>
          </table:table-cell>
          <table:table-cell table:style-name="ce55" office:value-type="string">
            <text:p>퀵 슬롯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an</text:p>
          </table:table-cell>
          <table:table-cell table:style-name="ce35" office:value-type="string">
            <text:p>Discard</text:p>
          </table:table-cell>
          <table:table-cell table:style-name="ce55" office:value-type="string">
            <text:p>버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ove</text:p>
          </table:table-cell>
          <table:table-cell table:style-name="ce35" office:value-type="string">
            <text:p>Move</text:p>
          </table:table-cell>
          <table:table-cell table:style-name="ce55" office:value-type="string">
            <text:p>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Equip</text:p>
          </table:table-cell>
          <table:table-cell table:style-name="ce35" office:value-type="string">
            <text:p>Equip</text:p>
          </table:table-cell>
          <table:table-cell table:style-name="ce55" office:value-type="string">
            <text:p>장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Sword</text:p>
          </table:table-cell>
          <table:table-cell table:style-name="ce34" office:value-type="string">
            <text:p>Sword</text:p>
          </table:table-cell>
          <table:table-cell table:style-name="ce54" office:value-type="string">
            <text:p>스워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Gun</text:p>
          </table:table-cell>
          <table:table-cell table:style-name="ce33" office:value-type="string">
            <text:p>Gun</text:p>
          </table:table-cell>
          <table:table-cell table:style-name="ce55" office:value-type="string">
            <text:p>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Magic</text:p>
          </table:table-cell>
          <table:table-cell table:style-name="ce37" office:value-type="string">
            <text:p>Magic</text:p>
          </table:table-cell>
          <table:table-cell table:style-name="ce55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ublic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Active</text:p>
          </table:table-cell>
          <table:table-cell table:style-name="ce32" office:value-type="string">
            <text:p>Active</text:p>
          </table:table-cell>
          <table:table-cell table:style-name="ce54" office:value-type="string">
            <text:p>액티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</text:p>
          </table:table-cell>
          <table:table-cell table:style-name="ce38" office:value-type="string">
            <text:p>Passive</text:p>
          </table:table-cell>
          <table:table-cell table:style-name="ce57" office:value-type="string">
            <text:p>패시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UseMana</text:p>
          </table:table-cell>
          <table:table-cell table:style-name="ce25" office:value-type="string">
            <text:p>Mana cost</text:p>
          </table:table-cell>
          <table:table-cell table:style-name="ce57" office:value-type="string">
            <text:p>소모마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CoolTime</text:p>
          </table:table-cell>
          <table:table-cell table:style-name="ce25" office:value-type="string">
            <text:p>Cool time</text:p>
          </table:table-cell>
          <table:table-cell table:style-name="ce57" office:value-type="string">
            <text:p>쿨타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ain</text:p>
          </table:table-cell>
          <table:table-cell table:style-name="ce25" office:value-type="string">
            <text:p>Main</text:p>
          </table:table-cell>
          <table:table-cell table:style-name="ce57" office:value-type="string">
            <text:p>메 <text:s text:c="3"/>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</text:p>
          </table:table-cell>
          <table:table-cell table:style-name="ce25" office:value-type="string">
            <text:p>Sub</text:p>
          </table:table-cell>
          <table:table-cell table:style-name="ce57" office:value-type="string">
            <text:p>서 <text:s text:c="3"/>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lose</text:p>
          </table:table-cell>
          <table:table-cell table:style-name="ce25" office:value-type="string">
            <text:p>Close</text:p>
          </table:table-cell>
          <table:table-cell table:style-name="ce57" office:value-type="string">
            <text:p>닫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Discard</text:p>
          </table:table-cell>
          <table:table-cell table:style-name="ce39" office:value-type="string">
            <text:p>Discard</text:p>
          </table:table-cell>
          <table:table-cell table:style-name="ce57" office:value-type="string">
            <text:p>포기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System_0</text:p>
          </table:table-cell>
          <table:table-cell table:style-name="ce32" office:value-type="string">
            <text:p>Save</text:p>
          </table:table-cell>
          <table:table-cell table:style-name="ce54" office:value-type="string">
            <text:p>저장하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1</text:p>
          </table:table-cell>
          <table:table-cell table:style-name="ce25" office:value-type="string">
            <text:p>Options</text:p>
          </table:table-cell>
          <table:table-cell table:style-name="ce57" office:value-type="string">
            <text:p>환경설정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2</text:p>
          </table:table-cell>
          <table:table-cell table:style-name="ce35" office:value-type="string">
            <text:p>Help</text:p>
          </table:table-cell>
          <table:table-cell table:style-name="ce55" office:value-type="string">
            <text:p>도움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3</text:p>
          </table:table-cell>
          <table:table-cell table:style-name="ce35" office:value-type="string">
            <text:p>Online shop</text:p>
          </table:table-cell>
          <table:table-cell table:style-name="ce55" office:value-type="string">
            <text:p>온라인상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4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Volume</text:p>
          </table:table-cell>
          <table:table-cell table:style-name="ce32" office:value-type="string">
            <text:p>Volume</text:p>
          </table:table-cell>
          <table:table-cell table:style-name="ce54" office:value-type="string">
            <text:p>볼륨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uzak</text:p>
          </table:table-cell>
          <table:table-cell table:style-name="ce32" office:value-type="string">
            <text:p>Sound</text:p>
          </table:table-cell>
          <table:table-cell table:style-name="ce54" office:value-type="string">
            <text:p>배경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Effects</text:p>
          </table:table-cell>
          <table:table-cell table:style-name="ce32" office:value-type="string">
            <text:p>Sound effect</text:p>
          </table:table-cell>
          <table:table-cell table:style-name="ce54" office:value-type="string">
            <text:p>효과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Vibration</text:p>
          </table:table-cell>
          <table:table-cell table:style-name="ce32" office:value-type="string">
            <text:p>Vibration</text:p>
          </table:table-cell>
          <table:table-cell table:style-name="ce54" office:value-type="string">
            <text:p>진동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peed</text:p>
          </table:table-cell>
          <table:table-cell table:style-name="ce32" office:value-type="string">
            <text:p>Speed</text:p>
          </table:table-cell>
          <table:table-cell table:style-name="ce54" office:value-type="string">
            <text:p>스피드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Use_LifeStone</text:p>
          </table:table-cell>
          <table:table-cell table:style-name="ce32" office:value-type="string">
            <text:p>Use life stone</text:p>
          </table:table-cell>
          <table:table-cell table:style-name="ce54" office:value-type="string">
            <text:p>생명석 사용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Buy_LifeStone</text:p>
          </table:table-cell>
          <table:table-cell table:style-name="ce32" office:value-type="string">
            <text:p>Buy life stone</text:p>
          </table:table-cell>
          <table:table-cell table:style-name="ce54" office:value-type="string">
            <text:p>생명석 구입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own_revival</text:p>
          </table:table-cell>
          <table:table-cell table:style-name="ce32" office:value-type="string">
            <text:p>Revive town</text:p>
          </table:table-cell>
          <table:table-cell table:style-name="ce54" office:value-type="string">
            <text:p>마을 부활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ainMenu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0</text:p>
          </table:table-cell>
          <table:table-cell table:style-name="ce32" office:value-type="string">
            <text:p>Do you want sound?</text:p>
          </table:table-cell>
          <table:table-cell table:style-name="ce54" office:value-type="string">
            <text:p>소리를 켜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</text:p>
          </table:table-cell>
          <table:table-cell table:style-name="ce32" office:value-type="string">
            <text:p>Do you want to apply stats?</text:p>
          </table:table-cell>
          <table:table-cell table:style-name="ce54" office:value-type="string">
            <text:p>스탯을 적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2</text:p>
          </table:table-cell>
          <table:table-cell table:style-name="ce32" office:value-type="string">
            <text:p>Do you want to save?</text:p>
          </table:table-cell>
          <table:table-cell table:style-name="ce54" office:value-type="string">
            <text:p>세이브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3</text:p>
          </table:table-cell>
          <table:table-cell table:style-name="ce32" office:value-type="string">
            <text:p>Do you want to equip?</text:p>
          </table:table-cell>
          <table:table-cell table:style-name="ce54" office:value-type="string">
            <text:p>장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4</text:p>
          </table:table-cell>
          <table:table-cell table:style-name="ce32" office:value-type="string">
            <text:p>Do you want to discard?</text:p>
          </table:table-cell>
          <table:table-cell table:style-name="ce54" office:value-type="string">
            <text:p>버리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5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가방의 공간이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6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장착된 아이템 입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7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구입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8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판매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9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골드가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0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판매 할 수 없는 물품입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Gold</text:p>
          </table:table-cell>
          <table:table-cell table:style-name="ce32" office:value-type="string">
            <text:p>Gold</text:p>
          </table:table-cell>
          <table:table-cell table:style-name="ce54" office:value-type="string">
            <text:p>Gold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ain_Q</text:p>
          </table:table-cell>
          <table:table-cell table:style-name="ce32" office:value-type="string">
            <text:p>MQ</text:p>
          </table:table-cell>
          <table:table-cell table:style-name="ce54" office:value-type="string">
            <text:p>MQ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_Q</text:p>
          </table:table-cell>
          <table:table-cell table:style-name="ce32" office:value-type="string">
            <text:p>SQ</text:p>
          </table:table-cell>
          <table:table-cell table:style-name="ce54" office:value-type="string">
            <text:p>SQ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54" office:value-type="string">
            <text:p>예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54" office:value-type="string">
            <text:p>아니오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Identify <text:s/></text:p>
          </table:table-cell>
          <table:table-cell table:style-name="ce32" office:value-type="string">
            <text:p>OK</text:p>
          </table:table-cell>
          <table:table-cell table:style-name="ce54" office:value-type="string">
            <text:p>확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xt_saved</text:p>
          </table:table-cell>
          <table:table-cell table:style-name="ce32" office:value-type="string">
            <text:p>Saved</text:p>
          </table:table-cell>
          <table:table-cell table:style-name="ce54" office:value-type="string">
            <text:p>저장 되었습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ining</text:p>
          </table:table-cell>
          <table:table-cell table:style-name="ce32" office:value-type="string">
            <text:p>Mining</text:p>
          </table:table-cell>
          <table:table-cell table:style-name="ce54" office:value-type="string">
            <text:p>채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Picking</text:p>
          </table:table-cell>
          <table:table-cell table:style-name="ce32" office:value-type="string">
            <text:p>Picking</text:p>
          </table:table-cell>
          <table:table-cell table:style-name="ce54" office:value-type="string">
            <text:p>채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ooking</text:p>
          </table:table-cell>
          <table:table-cell table:style-name="ce32" office:value-type="string">
            <text:p>Cooking</text:p>
          </table:table-cell>
          <table:table-cell table:style-name="ce54" office:value-type="string">
            <text:p>요리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Jewelry</text:p>
          </table:table-cell>
          <table:table-cell table:style-name="ce32" office:value-type="string">
            <text:p>Jewelery</text:p>
          </table:table-cell>
          <table:table-cell table:style-name="ce54" office:value-type="string">
            <text:p>보석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itleTemp</text:p>
          </table:table-cell>
          <table:table-cell table:style-name="ce32" office:value-type="string">
            <text:p>Golem Slayer</text:p>
          </table:table-cell>
          <table:table-cell table:style-name="ce54" office:value-type="string">
            <text:p>골렘슬레이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stText</text:p>
          </table:table-cell>
          <table:table-cell table:style-name="ce32" office:value-type="string">
            <text:p>aaa</text:p>
          </table:table-cell>
          <table:table-cell table:style-name="ce54" office:value-type="string">
            <text:p>쿠냐 왕국!|그 곳^2에는 사람과 대화가 가능한 특별한 동물 쿠냐^0들이 살고 있는 작은 섬입니다.많은 사람들이 쿠냐를 보기 위해 이 섬을 찾았고, 그로 인해 쿠냐 왕국의 명성은 높아지고 있었습니다. </text:p>
          </table:table-cell>
          <table:table-cell table:number-columns-repeated="253"/>
        </table:table-row>
        <table:table-row table:style-name="ro2">
          <table:table-cell table:style-name="ce5"/>
          <table:table-cell table:number-columns-repeated="255"/>
        </table:table-row>
        <table:table-row table:style-name="ro8">
          <table:table-cell table:style-name="ce5" office:value-type="string">
            <text:p>MAINMENU_NAMEM</text:p>
          </table:table-cell>
          <table:table-cell table:style-name="ce40" office:value-type="string">
            <text:p>Ingram|He is a typical hero, looks a bit of a playboy because of his handsome appearance but actually quite introspective.</text:p>
          </table:table-cell>
          <table:table-cell office:value-type="string">
            <text:p>잉그램|깔쌈한 외모와 바람끼가 흐르는 생김새와 달리 성격은 내성적인 전형적 남자주인공</text:p>
          </table:table-cell>
          <table:table-cell table:number-columns-repeated="253"/>
        </table:table-row>
        <table:table-row table:style-name="ro8">
          <table:table-cell office:value-type="string">
            <text:p>MAINMENU_NAMEW</text:p>
          </table:table-cell>
          <table:table-cell table:style-name="ce40" office:value-type="string">
            <text:p>Luthien|She is the heroine who keep in her body in S line(breasts and buttocks, viewed from the side) in despite of her ferocious appetite.</text:p>
          </table:table-cell>
          <table:table-cell office:value-type="string">
            <text:p>루시엔|S라인 몸매와 사람이 아닌 3싸이즈가 게걸스럽게 먹어대도 유지되는 여자주인공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1</text:p>
          </table:table-cell>
          <table:table-cell table:style-name="ce40" office:value-type="string">
            <text:p>Warrior|Close range attacks with two-handed weapons,|Speedy attack type</text:p>
          </table:table-cell>
          <table:table-cell office:value-type="string">
            <text:p>워리어|양손 무기를 사용하는 근거리 공격타입|공격이 빠른 스피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2</text:p>
          </table:table-cell>
          <table:table-cell table:style-name="ce40" office:value-type="string">
            <text:p>Gunner|Long range attack using guns,|Slow &amp; defence type</text:p>
          </table:table-cell>
          <table:table-cell office:value-type="string">
            <text:p>건너|총기류를 사용하는 장거리 공격 타입|공격이 느린 견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3</text:p>
          </table:table-cell>
          <table:table-cell table:style-name="ce40" office:value-type="string">
            <text:p>Wizard|Area of effect attack using magic,|Power attack type</text:p>
          </table:table-cell>
          <table:table-cell office:value-type="string">
            <text:p>위져드|마법을 사용하는 광역 공격타입|공격이 강력한 파워형</text:p>
          </table:table-cell>
          <table:table-cell table:number-columns-repeated="253"/>
        </table:table-row>
        <table:table-row table:style-name="ro2" table:number-rows-repeated="6">
          <table:table-cell table:number-columns-repeated="256"/>
        </table:table-row>
        <table:table-row table:style-name="ro3">
          <table:table-cell office:value-type="string">
            <text:p>MAINMENU6</text:p>
          </table:table-cell>
          <table:table-cell office:value-type="string">
            <text:p>Save slot</text:p>
          </table:table-cell>
          <table:table-cell office:value-type="string">
            <text:p>세이브 슬롯</text:p>
          </table:table-cell>
          <table:table-cell table:number-columns-repeated="253"/>
        </table:table-row>
        <table:table-row table:style-name="ro2" table:number-rows-repeated="653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M" table:style-name="ta1" table:print="false">
        <table:table-column table:style-name="co8" table:default-cell-style-name="ce62"/>
        <table:table-column table:style-name="co9" table:default-cell-style-name="ce69"/>
        <table:table-column table:style-name="co9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65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65"/>
          <table:table-cell table:style-name="ce70"/>
          <table:table-cell table:style-name="ce1" table:number-columns-repeated="253"/>
        </table:table-row>
        <table:table-row table:style-name="ro9">
          <table:table-cell table:style-name="ce63" office:value-type="string">
            <text:p>Quest_000_Title</text:p>
          </table:table-cell>
          <table:table-cell table:style-name="ce66" office:value-type="string">
            <text:p>Discover the cave entrance!</text:p>
          </table:table-cell>
          <table:table-cell table:style-name="ce71" office:value-type="string">
            <text:p>동굴 입구를 찾아라!!</text:p>
          </table:table-cell>
          <table:table-cell table:style-name="ce75" table:number-columns-repeated="253"/>
        </table:table-row>
        <table:table-row table:style-name="ro10">
          <table:table-cell table:style-name="ce64" office:value-type="string">
            <text:p>Quest_000_Caption</text:p>
          </table:table-cell>
          <table:table-cell table:style-name="ce67" office:value-type="string">
            <text:p>You have to find the cave entrance to escape. Go east.</text:p>
          </table:table-cell>
          <table:table-cell table:style-name="ce72" office:value-type="string">
            <text:p>탈출을 위해 동굴 입구를 찾아야 한다. 동쪽으로 이동하면 찾을수 있다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01_Title</text:p>
          </table:table-cell>
          <table:table-cell table:style-name="ce66" office:value-type="string">
            <text:p>Open the cave entrance!</text:p>
          </table:table-cell>
          <table:table-cell table:style-name="ce71" office:value-type="string">
            <text:p>동굴 입구를 열어라!</text:p>
          </table:table-cell>
          <table:table-cell table:style-name="ce76"/>
          <table:table-cell table:style-name="ce75" table:number-columns-repeated="252"/>
        </table:table-row>
        <table:table-row table:style-name="ro6">
          <table:table-cell table:style-name="ce64" office:value-type="string">
            <text:p>Quest_001_Caption</text:p>
          </table:table-cell>
          <table:table-cell table:style-name="ce30" office:value-type="string">
            <text:p>The cave entrance is blocked by rocks. Open to find ^3Five explosives^0 in the entrance of the old tub.</text:p>
            <text:p/>
          </table:table-cell>
          <table:table-cell office:value-type="string">
            <text:p>바위로 동굴 입구가 막혀있다. 낡은 통속에서 폭약을 찾아서 입구를 열어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2_Title</text:p>
          </table:table-cell>
          <table:table-cell table:style-name="ce66" office:value-type="string">
            <text:p>Find Kyle</text:p>
          </table:table-cell>
          <table:table-cell table:style-name="ce71" office:value-type="string">
            <text:p>카일을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2_Caption</text:p>
          </table:table-cell>
          <table:table-cell table:style-name="ce30" office:value-type="string">
            <text:p>Talk with Master hunter Kyle near the port.</text:p>
          </table:table-cell>
          <table:table-cell office:value-type="string">
            <text:p>마스터 헌터 카일을 찾아서 대화 하라 항구 근처 로 가면 만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3_Title</text:p>
          </table:table-cell>
          <table:table-cell table:style-name="ce66" office:value-type="string">
            <text:p>Find ten rusty medals</text:p>
          </table:table-cell>
          <table:table-cell table:style-name="ce71" office:value-type="string">
            <text:p>낡은 메달 10개 구하기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3_Caption</text:p>
          </table:table-cell>
          <table:table-cell table:style-name="ce30" office:value-type="string">
            <text:p>Hunt Kobolts to get rusty ^3ten medals^0 in the FOREST1 and return to Kyle. Kobolts is holding an axe.</text:p>
          </table:table-cell>
          <table:table-cell office:value-type="string">
            <text:p>초원의 코볼드를 사냥하여 낡은 메달 10개를 구해 카일에게 돌아가자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4_Title</text:p>
          </table:table-cell>
          <table:table-cell table:style-name="ce66" office:value-type="string">
            <text:p>A call from Kyle</text:p>
          </table:table-cell>
          <table:table-cell table:style-name="ce71" office:value-type="string">
            <text:p>카일의 호출</text:p>
          </table:table-cell>
          <table:table-cell table:style-name="ce76"/>
          <table:table-cell table:style-name="ce75" table:number-columns-repeated="252"/>
        </table:table-row>
        <table:table-row table:style-name="ro9">
          <table:table-cell table:style-name="ce64" office:value-type="string">
            <text:p>Quest_004_Caption</text:p>
          </table:table-cell>
          <table:table-cell table:style-name="ce30" office:value-type="string">
            <text:p>Kyle calls you. Go to see him.</text:p>
          </table:table-cell>
          <table:table-cell office:value-type="string">
            <text:p>카일의 호출이다. 카일에게 찾아가자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5_Title</text:p>
          </table:table-cell>
          <table:table-cell table:style-name="ce66" office:value-type="string">
            <text:p>Deliver the introduction letter to Cayen</text:p>
          </table:table-cell>
          <table:table-cell table:style-name="ce71" office:value-type="string">
            <text:p>카이엔에게 소개장을 전달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5_Caption</text:p>
          </table:table-cell>
          <table:table-cell table:style-name="ce30" office:value-type="string">
            <text:p>Deliver the introduction letter to Cayen. Go to middle town through middle town road to meet him.</text:p>
          </table:table-cell>
          <table:table-cell office:value-type="string">
            <text:p>카이엔에게 소개장을 전달하라 미들 타운 로드를 통해 미들타운에 도착하여 카이엔을 찾아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6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6_Caption</text:p>
          </table:table-cell>
          <table:table-cell table:style-name="ce30" office:value-type="string">
            <text:p>Talk with the people in the town to gather information about the earthian civilization. First Meet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7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7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8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style-name="ce75" table:number-columns-repeated="252"/>
        </table:table-row>
        <table:table-row table:style-name="ro11">
          <table:table-cell table:style-name="ce64" office:value-type="string">
            <text:p>Quest_008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9_Title</text:p>
          </table:table-cell>
          <table:table-cell table:style-name="ce68" office:value-type="string">
            <text:p>Find <text:s/>the amethyst</text:p>
          </table:table-cell>
          <table:table-cell table:style-name="ce74" office:value-type="string">
            <text:p>자수정을 구하라</text:p>
          </table:table-cell>
          <table:table-cell table:style-name="ce76"/>
          <table:table-cell table:number-columns-repeated="252"/>
        </table:table-row>
        <table:table-row table:style-name="ro6">
          <table:table-cell table:style-name="ce64" office:value-type="string">
            <text:p>Quest_009_Caption</text:p>
          </table:table-cell>
          <table:table-cell table:style-name="ce30" office:value-type="string">
            <text:p>K requested for the amethyst. Defeat a monster in the field to get it and return to K. The ^3Five amethyst^0 can be collected from a monster in any field of the middle town.</text:p>
          </table:table-cell>
          <table:table-cell office:value-type="string">
            <text:p>K가 자수정을 요구했다. 필드의 몬스터를 잡아 자수정을 구한 후 K 에게 돌아가라 <text:s/>자수정은 미들타운 모든 필드의 몬스터에게 구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0_Title</text:p>
          </table:table-cell>
          <table:table-cell table:style-name="ce68" office:value-type="string">
            <text:p>Report to Cayen</text:p>
          </table:table-cell>
          <table:table-cell table:style-name="ce74" office:value-type="string">
            <text:p>카이엔에게 보고</text:p>
          </table:table-cell>
          <table:table-cell table:style-name="ce76"/>
          <table:table-cell table:number-columns-repeated="252"/>
        </table:table-row>
        <table:table-row table:style-name="ro5">
          <table:table-cell table:style-name="ce64" office:value-type="string">
            <text:p>Quest_010_Caption</text:p>
          </table:table-cell>
          <table:table-cell table:style-name="ce30" office:value-type="string">
            <text:p>Gathered information about the earthian civilization. Go back to Cayen for reporting.</text:p>
          </table:table-cell>
          <table:table-cell office:value-type="string">
            <text:p>엘시안 문명의 정보를 알아냈다. 카이엔 에게 돌아가서 보고 하라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1_Title</text:p>
          </table:table-cell>
          <table:table-cell table:style-name="ce68" office:value-type="string">
            <text:p>Find the archaeologist</text:p>
          </table:table-cell>
          <table:table-cell table:style-name="ce74" office:value-type="string">
            <text:p>고고학자를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11_Caption</text:p>
          </table:table-cell>
          <table:table-cell table:style-name="ce30" office:value-type="string">
            <text:p>Find the archaeologist in the town to decode the letter on parchment.</text:p>
          </table:table-cell>
          <table:table-cell office:value-type="string">
            <text:p>양피지를 해석하기 위해 소개 받은 고고학자를 마을 내에서 찾아라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2_Title</text:p>
          </table:table-cell>
          <table:table-cell table:style-name="ce68" office:value-type="string">
            <text:p>Search for the missing note book</text:p>
          </table:table-cell>
          <table:table-cell table:style-name="ce74" office:value-type="string">
            <text:p>잃어버린 일지 찾기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2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3_Title</text:p>
          </table:table-cell>
          <table:table-cell table:style-name="ce68" office:value-type="string">
            <text:p>Discover a clue of the temple</text:p>
          </table:table-cell>
          <table:table-cell table:style-name="ce74" office:value-type="string">
            <text:p>신전의 실마리를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3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4_Title</text:p>
          </table:table-cell>
          <table:table-cell table:style-name="ce68" office:value-type="string">
            <text:p>Return to Cayen</text:p>
          </table:table-cell>
          <table:table-cell table:style-name="ce74" office:value-type="string">
            <text:p>카이엔에게 돌아가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4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5_Title</text:p>
          </table:table-cell>
          <table:table-cell table:style-name="ce68" office:value-type="string">
            <text:p>Discover the temple</text:p>
          </table:table-cell>
          <table:table-cell table:style-name="ce74" office:value-type="string">
            <text:p>신전을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5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6_Title</text:p>
          </table:table-cell>
          <table:table-cell table:style-name="ce68" office:value-type="string">
            <text:p>Hold in one minute</text:p>
          </table:table-cell>
          <table:table-cell table:style-name="ce74" office:value-type="string">
            <text:p>1분간 버텨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6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253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S" table:style-name="ta1" table:print="false">
        <table:table-column table:style-name="co8" table:default-cell-style-name="ce62"/>
        <table:table-column table:style-name="co9" table:number-columns-repeated="2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70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70" table:number-columns-repeated="2"/>
          <table:table-cell table:style-name="ce1"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style-name="ce72" table:number-columns-repeated="2"/>
          <table:table-cell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1" table:print="false">
        <table:table-column table:style-name="co10" table:default-cell-style-name="ce79"/>
        <table:table-column table:style-name="co11" table:default-cell-style-name="ce90"/>
        <table:table-column table:style-name="co12" table:default-cell-style-name="ce90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7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77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Bag</text:p>
          </table:table-cell>
          <table:table-cell table:style-name="ce92"/>
          <table:table-cell table:number-columns-repeated="253"/>
        </table:table-row>
        <table:table-row table:style-name="ro3">
          <table:table-cell table:style-name="ce78" office:value-type="string">
            <text:p>Bag_0</text:p>
          </table:table-cell>
          <table:table-cell table:style-name="ce85" office:value-type="string">
            <text:p>가방1</text:p>
          </table:table-cell>
          <table:table-cell table:style-name="ce85" office:value-type="string">
            <text:p>가방1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1</text:p>
          </table:table-cell>
          <table:table-cell table:style-name="ce85" office:value-type="string">
            <text:p>가방2</text:p>
          </table:table-cell>
          <table:table-cell table:style-name="ce85" office:value-type="string">
            <text:p>가방2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2</text:p>
          </table:table-cell>
          <table:table-cell table:style-name="ce85" office:value-type="string">
            <text:p>가방3</text:p>
          </table:table-cell>
          <table:table-cell table:style-name="ce85" office:value-type="string">
            <text:p>가방3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3</text:p>
          </table:table-cell>
          <table:table-cell table:style-name="ce85" office:value-type="string">
            <text:p>가방4</text:p>
          </table:table-cell>
          <table:table-cell table:style-name="ce85" office:value-type="string">
            <text:p>가방4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potion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Potion_0</text:p>
          </table:table-cell>
          <table:table-cell table:style-name="ce85" office:value-type="string">
            <text:p>힐링포션소</text:p>
          </table:table-cell>
          <table:table-cell table:style-name="ce85" office:value-type="string">
            <text:p>힐링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1</text:p>
          </table:table-cell>
          <table:table-cell table:style-name="ce85" office:value-type="string">
            <text:p>힐링포션중</text:p>
          </table:table-cell>
          <table:table-cell table:style-name="ce85" office:value-type="string">
            <text:p>힐링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2</text:p>
          </table:table-cell>
          <table:table-cell table:style-name="ce85" office:value-type="string">
            <text:p>힐링포션대</text:p>
          </table:table-cell>
          <table:table-cell table:style-name="ce85" office:value-type="string">
            <text:p>힐링포션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3</text:p>
          </table:table-cell>
          <table:table-cell table:style-name="ce85" office:value-type="string">
            <text:p>마나포션소</text:p>
          </table:table-cell>
          <table:table-cell table:style-name="ce85" office:value-type="string">
            <text:p>마나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4</text:p>
          </table:table-cell>
          <table:table-cell table:style-name="ce85" office:value-type="string">
            <text:p>마나포션중</text:p>
          </table:table-cell>
          <table:table-cell table:style-name="ce85" office:value-type="string">
            <text:p>마나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5</text:p>
          </table:table-cell>
          <table:table-cell table:style-name="ce85" office:value-type="string">
            <text:p>마나포션대</text:p>
          </table:table-cell>
          <table:table-cell table:style-name="ce85" office:value-type="string">
            <text:p>마나포션대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oney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old</text:p>
          </table:table-cell>
          <table:table-cell table:style-name="ce85" office:value-type="string">
            <text:p>골드</text:p>
          </table:table-cell>
          <table:table-cell table:style-name="ce85" office:value-type="string">
            <text:p>골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word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Sword_0</text:p>
          </table:table-cell>
          <table:table-cell table:style-name="ce86" office:value-type="string">
            <text:p>낡은검</text:p>
          </table:table-cell>
          <table:table-cell table:style-name="ce86" office:value-type="string">
            <text:p>낡은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</text:p>
          </table:table-cell>
          <table:table-cell table:style-name="ce85" office:value-type="string">
            <text:p>세형검</text:p>
          </table:table-cell>
          <table:table-cell table:style-name="ce85" office:value-type="string">
            <text:p>세형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</text:p>
          </table:table-cell>
          <table:table-cell table:style-name="ce85" office:value-type="string">
            <text:p>롱소드</text:p>
          </table:table-cell>
          <table:table-cell table:style-name="ce85" office:value-type="string">
            <text:p>롱소드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3</text:p>
          </table:table-cell>
          <table:table-cell table:style-name="ce85" office:value-type="string">
            <text:p>브로드소드</text:p>
          </table:table-cell>
          <table:table-cell table:style-name="ce85" office:value-type="string">
            <text:p>브로드소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4</text:p>
          </table:table-cell>
          <table:table-cell table:style-name="ce85" office:value-type="string">
            <text:p>종민참도</text:p>
          </table:table-cell>
          <table:table-cell table:style-name="ce85" office:value-type="string">
            <text:p>종민참도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5</text:p>
          </table:table-cell>
          <table:table-cell table:style-name="ce85" office:value-type="string">
            <text:p>커틀러스</text:p>
          </table:table-cell>
          <table:table-cell table:style-name="ce85" office:value-type="string">
            <text:p>커틀러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6</text:p>
          </table:table-cell>
          <table:table-cell table:style-name="ce85" office:value-type="string">
            <text:p>카타나</text:p>
          </table:table-cell>
          <table:table-cell table:style-name="ce85" office:value-type="string">
            <text:p>카타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7</text:p>
          </table:table-cell>
          <table:table-cell table:style-name="ce85" office:value-type="string">
            <text:p>펄션</text:p>
          </table:table-cell>
          <table:table-cell table:style-name="ce85" office:value-type="string">
            <text:p>펄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8</text:p>
          </table:table-cell>
          <table:table-cell table:style-name="ce85" office:value-type="string">
            <text:p>클레이모어</text:p>
          </table:table-cell>
          <table:table-cell table:style-name="ce85" office:value-type="string">
            <text:p>클레이모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9</text:p>
          </table:table-cell>
          <table:table-cell table:style-name="ce85" office:value-type="string">
            <text:p>글라디우스</text:p>
          </table:table-cell>
          <table:table-cell table:style-name="ce85" office:value-type="string">
            <text:p>글라디우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0</text:p>
          </table:table-cell>
          <table:table-cell table:style-name="ce85" office:value-type="string">
            <text:p>본국검</text:p>
          </table:table-cell>
          <table:table-cell table:style-name="ce85" office:value-type="string">
            <text:p>본국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1</text:p>
          </table:table-cell>
          <table:table-cell table:style-name="ce85" office:value-type="string">
            <text:p>진공검</text:p>
          </table:table-cell>
          <table:table-cell table:style-name="ce85" office:value-type="string">
            <text:p>진공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2</text:p>
          </table:table-cell>
          <table:table-cell table:style-name="ce87" office:value-type="string">
            <text:p>슈팅스타</text:p>
          </table:table-cell>
          <table:table-cell table:style-name="ce87" office:value-type="string">
            <text:p>슈팅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3</text:p>
          </table:table-cell>
          <table:table-cell table:style-name="ce87" office:value-type="string">
            <text:p>사인검</text:p>
          </table:table-cell>
          <table:table-cell table:style-name="ce87" office:value-type="string">
            <text:p>사인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4</text:p>
          </table:table-cell>
          <table:table-cell table:style-name="ce87" office:value-type="string">
            <text:p>야슈켈톤</text:p>
          </table:table-cell>
          <table:table-cell table:style-name="ce87" office:value-type="string">
            <text:p>야슈켈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5</text:p>
          </table:table-cell>
          <table:table-cell table:style-name="ce87" office:value-type="string">
            <text:p>듀랜달</text:p>
          </table:table-cell>
          <table:table-cell table:style-name="ce87" office:value-type="string">
            <text:p>듀랜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6</text:p>
          </table:table-cell>
          <table:table-cell table:style-name="ce87" office:value-type="string">
            <text:p>바리사다</text:p>
          </table:table-cell>
          <table:table-cell table:style-name="ce87" office:value-type="string">
            <text:p>바리사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7</text:p>
          </table:table-cell>
          <table:table-cell table:style-name="ce87" office:value-type="string">
            <text:p>용광검</text:p>
          </table:table-cell>
          <table:table-cell table:style-name="ce87" office:value-type="string">
            <text:p>용광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8</text:p>
          </table:table-cell>
          <table:table-cell table:style-name="ce87" office:value-type="string">
            <text:p>티르빙</text:p>
          </table:table-cell>
          <table:table-cell table:style-name="ce87" office:value-type="string">
            <text:p>티르빙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9</text:p>
          </table:table-cell>
          <table:table-cell table:style-name="ce87" office:value-type="string">
            <text:p>영지의꿈</text:p>
          </table:table-cell>
          <table:table-cell table:style-name="ce87" office:value-type="string">
            <text:p>영지의꿈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0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1</text:p>
          </table:table-cell>
          <table:table-cell table:style-name="ce87" office:value-type="string">
            <text:p>피란기</text:p>
          </table:table-cell>
          <table:table-cell table:style-name="ce87" office:value-type="string">
            <text:p>피란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2</text:p>
          </table:table-cell>
          <table:table-cell table:style-name="ce87" office:value-type="string">
            <text:p>엑스칼리버</text:p>
          </table:table-cell>
          <table:table-cell table:style-name="ce87" office:value-type="string">
            <text:p>엑스칼리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3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4</text:p>
          </table:table-cell>
          <table:table-cell table:style-name="ce85" office:value-type="string">
            <text:p>지크프리드</text:p>
          </table:table-cell>
          <table:table-cell table:style-name="ce85" office:value-type="string">
            <text:p>지크프리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Axe</text:p>
          </table:table-cell>
          <table:table-cell table:number-columns-repeated="254"/>
        </table:table-row>
        <table:table-row table:style-name="ro3">
          <table:table-cell office:value-type="string">
            <text:p>Axe_0</text:p>
          </table:table-cell>
          <table:table-cell table:style-name="ce85" office:value-type="string">
            <text:p>낡은도끼</text:p>
          </table:table-cell>
          <table:table-cell table:style-name="ce85" office:value-type="string">
            <text:p>낡은도끼</text:p>
          </table:table-cell>
          <table:table-cell table:number-columns-repeated="253"/>
        </table:table-row>
        <table:table-row table:style-name="ro3">
          <table:table-cell office:value-type="string">
            <text:p>Axe_1</text:p>
          </table:table-cell>
          <table:table-cell table:style-name="ce85" office:value-type="string">
            <text:p>무쇠도끼</text:p>
          </table:table-cell>
          <table:table-cell table:style-name="ce85" office:value-type="string">
            <text:p>무쇠도끼</text:p>
          </table:table-cell>
          <table:table-cell table:number-columns-repeated="253"/>
        </table:table-row>
        <table:table-row table:style-name="ro3">
          <table:table-cell office:value-type="string">
            <text:p>Axe_2</text:p>
          </table:table-cell>
          <table:table-cell table:style-name="ce85" office:value-type="string">
            <text:p>쌍도끼</text:p>
          </table:table-cell>
          <table:table-cell table:style-name="ce85" office:value-type="string">
            <text:p>쌍도끼</text:p>
          </table:table-cell>
          <table:table-cell table:number-columns-repeated="253"/>
        </table:table-row>
        <table:table-row table:style-name="ro3">
          <table:table-cell office:value-type="string">
            <text:p>Axe_3</text:p>
          </table:table-cell>
          <table:table-cell table:style-name="ce85" office:value-type="string">
            <text:p>황금도끼</text:p>
          </table:table-cell>
          <table:table-cell table:style-name="ce85" office:value-type="string">
            <text:p>황금도끼</text:p>
          </table:table-cell>
          <table:table-cell table:number-columns-repeated="253"/>
        </table:table-row>
        <table:table-row table:style-name="ro3">
          <table:table-cell office:value-type="string">
            <text:p>Axe_4</text:p>
          </table:table-cell>
          <table:table-cell table:style-name="ce85" office:value-type="string">
            <text:p>배틀엑스</text:p>
          </table:table-cell>
          <table:table-cell table:style-name="ce85" office:value-type="string">
            <text:p>배틀엑스</text:p>
          </table:table-cell>
          <table:table-cell table:number-columns-repeated="253"/>
        </table:table-row>
        <table:table-row table:style-name="ro3">
          <table:table-cell office:value-type="string">
            <text:p>Axe_5</text:p>
          </table:table-cell>
          <table:table-cell table:style-name="ce85" office:value-type="string">
            <text:p>블레이드본</text:p>
          </table:table-cell>
          <table:table-cell table:style-name="ce85" office:value-type="string">
            <text:p>블레이드본</text:p>
          </table:table-cell>
          <table:table-cell table:number-columns-repeated="253"/>
        </table:table-row>
        <table:table-row table:style-name="ro3">
          <table:table-cell office:value-type="string">
            <text:p>Axe_6</text:p>
          </table:table-cell>
          <table:table-cell table:style-name="ce85" office:value-type="string">
            <text:p>엘프의도끼</text:p>
          </table:table-cell>
          <table:table-cell table:style-name="ce85" office:value-type="string">
            <text:p>엘프의도끼</text:p>
          </table:table-cell>
          <table:table-cell table:number-columns-repeated="253"/>
        </table:table-row>
        <table:table-row table:style-name="ro3">
          <table:table-cell office:value-type="string">
            <text:p>Axe_7</text:p>
          </table:table-cell>
          <table:table-cell table:style-name="ce85" office:value-type="string">
            <text:p>엔젤헤이트</text:p>
          </table:table-cell>
          <table:table-cell table:style-name="ce85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Axe_8</text:p>
          </table:table-cell>
          <table:table-cell table:style-name="ce85" office:value-type="string">
            <text:p>그레이트엑스</text:p>
          </table:table-cell>
          <table:table-cell table:style-name="ce85" office:value-type="string">
            <text:p>그레이트엑스</text:p>
          </table:table-cell>
          <table:table-cell table:number-columns-repeated="253"/>
        </table:table-row>
        <table:table-row table:style-name="ro3">
          <table:table-cell office:value-type="string">
            <text:p>Axe_9</text:p>
          </table:table-cell>
          <table:table-cell table:style-name="ce85" office:value-type="string">
            <text:p>질풍도기</text:p>
          </table:table-cell>
          <table:table-cell table:style-name="ce85" office:value-type="string">
            <text:p>질풍도기</text:p>
          </table:table-cell>
          <table:table-cell table:number-columns-repeated="253"/>
        </table:table-row>
        <table:table-row table:style-name="ro3">
          <table:table-cell office:value-type="string">
            <text:p>Axe_10</text:p>
          </table:table-cell>
          <table:table-cell table:style-name="ce85" office:value-type="string">
            <text:p>염황도끼</text:p>
          </table:table-cell>
          <table:table-cell table:style-name="ce85" office:value-type="string">
            <text:p>염황도끼</text:p>
          </table:table-cell>
          <table:table-cell table:number-columns-repeated="253"/>
        </table:table-row>
        <table:table-row table:style-name="ro3">
          <table:table-cell office:value-type="string">
            <text:p>Axe_11</text:p>
          </table:table-cell>
          <table:table-cell table:style-name="ce85" office:value-type="string">
            <text:p>나찰도끼</text:p>
          </table:table-cell>
          <table:table-cell table:style-name="ce85" office:value-type="string">
            <text:p>나찰도끼</text:p>
          </table:table-cell>
          <table:table-cell table:number-columns-repeated="253"/>
        </table:table-row>
        <table:table-row table:style-name="ro3">
          <table:table-cell office:value-type="string">
            <text:p>Axe_12</text:p>
          </table:table-cell>
          <table:table-cell table:style-name="ce85" office:value-type="string">
            <text:p>토마호크</text:p>
          </table:table-cell>
          <table:table-cell table:style-name="ce85" office:value-type="string">
            <text:p>토마호크</text:p>
          </table:table-cell>
          <table:table-cell table:number-columns-repeated="253"/>
        </table:table-row>
        <table:table-row table:style-name="ro3">
          <table:table-cell office:value-type="string">
            <text:p>Axe_13</text:p>
          </table:table-cell>
          <table:table-cell table:style-name="ce85" office:value-type="string">
            <text:p>어쎄씬호크</text:p>
          </table:table-cell>
          <table:table-cell table:style-name="ce85" office:value-type="string">
            <text:p>어쎄씬호크</text:p>
          </table:table-cell>
          <table:table-cell table:number-columns-repeated="253"/>
        </table:table-row>
        <table:table-row table:style-name="ro3">
          <table:table-cell office:value-type="string">
            <text:p>Axe_14</text:p>
          </table:table-cell>
          <table:table-cell table:style-name="ce87" office:value-type="string">
            <text:p>썬더엑스</text:p>
          </table:table-cell>
          <table:table-cell table:style-name="ce87" office:value-type="string">
            <text:p>썬더엑스</text:p>
          </table:table-cell>
          <table:table-cell table:number-columns-repeated="253"/>
        </table:table-row>
        <table:table-row table:style-name="ro3">
          <table:table-cell office:value-type="string">
            <text:p>Axe_15</text:p>
          </table:table-cell>
          <table:table-cell table:style-name="ce87" office:value-type="string">
            <text:p>한우엑스</text:p>
          </table:table-cell>
          <table:table-cell table:style-name="ce87" office:value-type="string">
            <text:p>한우엑스</text:p>
          </table:table-cell>
          <table:table-cell table:number-columns-repeated="253"/>
        </table:table-row>
        <table:table-row table:style-name="ro3">
          <table:table-cell office:value-type="string">
            <text:p>Axe_16</text:p>
          </table:table-cell>
          <table:table-cell table:style-name="ce87" office:value-type="string">
            <text:p>천상의소리</text:p>
          </table:table-cell>
          <table:table-cell table:style-name="ce87" office:value-type="string">
            <text:p>천상의소리</text:p>
          </table:table-cell>
          <table:table-cell table:number-columns-repeated="253"/>
        </table:table-row>
        <table:table-row table:style-name="ro3">
          <table:table-cell office:value-type="string">
            <text:p>Axe_17</text:p>
          </table:table-cell>
          <table:table-cell table:style-name="ce87" office:value-type="string">
            <text:p>헬버드</text:p>
          </table:table-cell>
          <table:table-cell table:style-name="ce87" office:value-type="string">
            <text:p>헬버드</text:p>
          </table:table-cell>
          <table:table-cell table:number-columns-repeated="253"/>
        </table:table-row>
        <table:table-row table:style-name="ro3">
          <table:table-cell office:value-type="string">
            <text:p>Axe_18</text:p>
          </table:table-cell>
          <table:table-cell table:style-name="ce87" office:value-type="string">
            <text:p>썬더버드</text:p>
          </table:table-cell>
          <table:table-cell table:style-name="ce87" office:value-type="string">
            <text:p>썬더버드</text:p>
          </table:table-cell>
          <table:table-cell table:number-columns-repeated="253"/>
        </table:table-row>
        <table:table-row table:style-name="ro3">
          <table:table-cell office:value-type="string">
            <text:p>Axe_19</text:p>
          </table:table-cell>
          <table:table-cell table:style-name="ce87" office:value-type="string">
            <text:p>영웅전설</text:p>
          </table:table-cell>
          <table:table-cell table:style-name="ce87" office:value-type="string">
            <text:p>영웅전설</text:p>
          </table:table-cell>
          <table:table-cell table:number-columns-repeated="253"/>
        </table:table-row>
        <table:table-row table:style-name="ro3">
          <table:table-cell office:value-type="string">
            <text:p>Axe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Axe_21</text:p>
          </table:table-cell>
          <table:table-cell table:style-name="ce87" office:value-type="string">
            <text:p>루시엔엑스</text:p>
          </table:table-cell>
          <table:table-cell table:style-name="ce87" office:value-type="string">
            <text:p>루시엔엑스</text:p>
          </table:table-cell>
          <table:table-cell table:number-columns-repeated="253"/>
        </table:table-row>
        <table:table-row table:style-name="ro3">
          <table:table-cell office:value-type="string">
            <text:p>Axe_22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Axe_23</text:p>
          </table:table-cell>
          <table:table-cell table:style-name="ce87" office:value-type="string">
            <text:p>엘시안엑스</text:p>
          </table:table-cell>
          <table:table-cell table:style-name="ce87" office:value-type="string">
            <text:p>엘시안엑스</text:p>
          </table:table-cell>
          <table:table-cell table:number-columns-repeated="253"/>
        </table:table-row>
        <table:table-row table:style-name="ro3">
          <table:table-cell office:value-type="string">
            <text:p>Axe_24</text:p>
          </table:table-cell>
          <table:table-cell table:style-name="ce87" office:value-type="string">
            <text:p>해븐드림</text:p>
          </table:table-cell>
          <table:table-cell table:style-name="ce87" office:value-type="string">
            <text:p>해븐드림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un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Gun_0</text:p>
          </table:table-cell>
          <table:table-cell table:style-name="ce85" office:value-type="string">
            <text:p>샷건</text:p>
          </table:table-cell>
          <table:table-cell table:style-name="ce85" office:value-type="string">
            <text:p>샷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</text:p>
          </table:table-cell>
          <table:table-cell table:style-name="ce85" office:value-type="string">
            <text:p>링건</text:p>
          </table:table-cell>
          <table:table-cell table:style-name="ce85" office:value-type="string">
            <text:p>링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</text:p>
          </table:table-cell>
          <table:table-cell table:style-name="ce85" office:value-type="string">
            <text:p>샤이닝건</text:p>
          </table:table-cell>
          <table:table-cell table:style-name="ce85" office:value-type="string">
            <text:p>샤이닝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3</text:p>
          </table:table-cell>
          <table:table-cell table:style-name="ce85" office:value-type="string">
            <text:p>황금총</text:p>
          </table:table-cell>
          <table:table-cell table:style-name="ce85" office:value-type="string">
            <text:p>황금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4</text:p>
          </table:table-cell>
          <table:table-cell table:style-name="ce85" office:value-type="string">
            <text:p>은룡총</text:p>
          </table:table-cell>
          <table:table-cell table:style-name="ce85" office:value-type="string">
            <text:p>은룡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5</text:p>
          </table:table-cell>
          <table:table-cell table:style-name="ce85" office:value-type="string">
            <text:p>오르골건</text:p>
          </table:table-cell>
          <table:table-cell table:style-name="ce85" office:value-type="string">
            <text:p>오르골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8</text:p>
          </table:table-cell>
          <table:table-cell table:style-name="ce85" office:value-type="string">
            <text:p>망고총</text:p>
          </table:table-cell>
          <table:table-cell table:style-name="ce85" office:value-type="string">
            <text:p>망고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9</text:p>
          </table:table-cell>
          <table:table-cell table:style-name="ce85" office:value-type="string">
            <text:p>스킬건</text:p>
          </table:table-cell>
          <table:table-cell table:style-name="ce85" office:value-type="string">
            <text:p>스킬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0</text:p>
          </table:table-cell>
          <table:table-cell table:style-name="ce85" office:value-type="string">
            <text:p>암살건</text:p>
          </table:table-cell>
          <table:table-cell table:style-name="ce85" office:value-type="string">
            <text:p>암살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1</text:p>
          </table:table-cell>
          <table:table-cell table:style-name="ce85" office:value-type="string">
            <text:p>잠행건</text:p>
          </table:table-cell>
          <table:table-cell table:style-name="ce85" office:value-type="string">
            <text:p>잠행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2</text:p>
          </table:table-cell>
          <table:table-cell table:style-name="ce85" office:value-type="string">
            <text:p>페어리샷</text:p>
          </table:table-cell>
          <table:table-cell table:style-name="ce85" office:value-type="string">
            <text:p>페어리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3</text:p>
          </table:table-cell>
          <table:table-cell table:style-name="ce85" office:value-type="string">
            <text:p>다이아몬드</text:p>
          </table:table-cell>
          <table:table-cell table:style-name="ce85" office:value-type="string">
            <text:p>다이아몬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4</text:p>
          </table:table-cell>
          <table:table-cell table:style-name="ce87" office:value-type="string">
            <text:p>미스릴샷</text:p>
          </table:table-cell>
          <table:table-cell table:style-name="ce87" office:value-type="string">
            <text:p>미스릴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5</text:p>
          </table:table-cell>
          <table:table-cell table:style-name="ce87" office:value-type="string">
            <text:p>질풍건</text:p>
          </table:table-cell>
          <table:table-cell table:style-name="ce87" office:value-type="string">
            <text:p>질풍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8</text:p>
          </table:table-cell>
          <table:table-cell table:style-name="ce87" office:value-type="string">
            <text:p>퓨링 1식</text:p>
          </table:table-cell>
          <table:table-cell table:style-name="ce87" office:value-type="string">
            <text:p>퓨링 1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9</text:p>
          </table:table-cell>
          <table:table-cell table:style-name="ce87" office:value-type="string">
            <text:p>광자력포</text:p>
          </table:table-cell>
          <table:table-cell table:style-name="ce87" office:value-type="string">
            <text:p>광자력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0</text:p>
          </table:table-cell>
          <table:table-cell table:style-name="ce87" office:value-type="string">
            <text:p>퓨링 2식</text:p>
          </table:table-cell>
          <table:table-cell table:style-name="ce87" office:value-type="string">
            <text:p>퓨링 2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2</text:p>
          </table:table-cell>
          <table:table-cell table:style-name="ce87" office:value-type="string">
            <text:p>루시엔샷</text:p>
          </table:table-cell>
          <table:table-cell table:style-name="ce87" office:value-type="string">
            <text:p>루시엔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4</text:p>
          </table:table-cell>
          <table:table-cell table:style-name="ce85" office:value-type="string">
            <text:p>마관광살포</text:p>
          </table:table-cell>
          <table:table-cell table:style-name="ce85" office:value-type="string">
            <text:p>마관광살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Orb</text:p>
          </table:table-cell>
          <table:table-cell table:number-columns-repeated="254"/>
        </table:table-row>
        <table:table-row table:style-name="ro3">
          <table:table-cell office:value-type="string">
            <text:p>Orb_0</text:p>
          </table:table-cell>
          <table:table-cell table:style-name="ce85" office:value-type="string">
            <text:p>녹슨오브</text:p>
          </table:table-cell>
          <table:table-cell table:style-name="ce85" office:value-type="string">
            <text:p>녹슨오브</text:p>
          </table:table-cell>
          <table:table-cell table:number-columns-repeated="253"/>
        </table:table-row>
        <table:table-row table:style-name="ro3">
          <table:table-cell office:value-type="string">
            <text:p>Orb_1</text:p>
          </table:table-cell>
          <table:table-cell table:style-name="ce85" office:value-type="string">
            <text:p>낡은오브</text:p>
          </table:table-cell>
          <table:table-cell table:style-name="ce85" office:value-type="string">
            <text:p>낡은오브</text:p>
          </table:table-cell>
          <table:table-cell table:number-columns-repeated="253"/>
        </table:table-row>
        <table:table-row table:style-name="ro3">
          <table:table-cell office:value-type="string">
            <text:p>Orb_2</text:p>
          </table:table-cell>
          <table:table-cell table:style-name="ce85" office:value-type="string">
            <text:p>링오브</text:p>
          </table:table-cell>
          <table:table-cell table:style-name="ce85" office:value-type="string">
            <text:p>링오브</text:p>
          </table:table-cell>
          <table:table-cell table:number-columns-repeated="253"/>
        </table:table-row>
        <table:table-row table:style-name="ro3">
          <table:table-cell office:value-type="string">
            <text:p>Orb_3</text:p>
          </table:table-cell>
          <table:table-cell table:style-name="ce85" office:value-type="string">
            <text:p>헬스컬</text:p>
          </table:table-cell>
          <table:table-cell table:style-name="ce85" office:value-type="string">
            <text:p>헬스컬</text:p>
          </table:table-cell>
          <table:table-cell table:number-columns-repeated="253"/>
        </table:table-row>
        <table:table-row table:style-name="ro3">
          <table:table-cell office:value-type="string">
            <text:p>Orb_4</text:p>
          </table:table-cell>
          <table:table-cell table:style-name="ce85" office:value-type="string">
            <text:p>캣츠아이</text:p>
          </table:table-cell>
          <table:table-cell table:style-name="ce85" office:value-type="string">
            <text:p>캣츠아이</text:p>
          </table:table-cell>
          <table:table-cell table:number-columns-repeated="253"/>
        </table:table-row>
        <table:table-row table:style-name="ro3">
          <table:table-cell office:value-type="string">
            <text:p>Orb_5</text:p>
          </table:table-cell>
          <table:table-cell table:style-name="ce85" office:value-type="string">
            <text:p>크리스</text:p>
          </table:table-cell>
          <table:table-cell table:style-name="ce85" office:value-type="string">
            <text:p>크리스</text:p>
          </table:table-cell>
          <table:table-cell table:number-columns-repeated="253"/>
        </table:table-row>
        <table:table-row table:style-name="ro3">
          <table:table-cell office:value-type="string">
            <text:p>Orb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office:value-type="string">
            <text:p>Orb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office:value-type="string">
            <text:p>Orb_8</text:p>
          </table:table-cell>
          <table:table-cell table:style-name="ce85" office:value-type="string">
            <text:p>맹고슈</text:p>
          </table:table-cell>
          <table:table-cell table:style-name="ce85" office:value-type="string">
            <text:p>맹고슈</text:p>
          </table:table-cell>
          <table:table-cell table:number-columns-repeated="253"/>
        </table:table-row>
        <table:table-row table:style-name="ro3">
          <table:table-cell office:value-type="string">
            <text:p>Orb_9</text:p>
          </table:table-cell>
          <table:table-cell table:style-name="ce85" office:value-type="string">
            <text:p>런들대거</text:p>
          </table:table-cell>
          <table:table-cell table:style-name="ce85" office:value-type="string">
            <text:p>런들대거</text:p>
          </table:table-cell>
          <table:table-cell table:number-columns-repeated="253"/>
        </table:table-row>
        <table:table-row table:style-name="ro3">
          <table:table-cell office:value-type="string">
            <text:p>Orb_10</text:p>
          </table:table-cell>
          <table:table-cell table:style-name="ce85" office:value-type="string">
            <text:p>스틸레토</text:p>
          </table:table-cell>
          <table:table-cell table:style-name="ce85" office:value-type="string">
            <text:p>스틸레토</text:p>
          </table:table-cell>
          <table:table-cell table:number-columns-repeated="253"/>
        </table:table-row>
        <table:table-row table:style-name="ro3">
          <table:table-cell office:value-type="string">
            <text:p>Orb_11</text:p>
          </table:table-cell>
          <table:table-cell table:style-name="ce85" office:value-type="string">
            <text:p>칸자르</text:p>
          </table:table-cell>
          <table:table-cell table:style-name="ce85" office:value-type="string">
            <text:p>칸자르</text:p>
          </table:table-cell>
          <table:table-cell table:number-columns-repeated="253"/>
        </table:table-row>
        <table:table-row table:style-name="ro3">
          <table:table-cell office:value-type="string">
            <text:p>Orb_12</text:p>
          </table:table-cell>
          <table:table-cell table:style-name="ce85" office:value-type="string">
            <text:p>잠비야</text:p>
          </table:table-cell>
          <table:table-cell table:style-name="ce85" office:value-type="string">
            <text:p>잠비야</text:p>
          </table:table-cell>
          <table:table-cell table:number-columns-repeated="253"/>
        </table:table-row>
        <table:table-row table:style-name="ro3">
          <table:table-cell office:value-type="string">
            <text:p>Orb_13</text:p>
          </table:table-cell>
          <table:table-cell table:style-name="ce85" office:value-type="string">
            <text:p>페스카즈</text:p>
          </table:table-cell>
          <table:table-cell table:style-name="ce85" office:value-type="string">
            <text:p>페스카즈</text:p>
          </table:table-cell>
          <table:table-cell table:number-columns-repeated="253"/>
        </table:table-row>
        <table:table-row table:style-name="ro3">
          <table:table-cell office:value-type="string">
            <text:p>Orb_14</text:p>
          </table:table-cell>
          <table:table-cell table:style-name="ce87" office:value-type="string">
            <text:p>미스릴대거</text:p>
          </table:table-cell>
          <table:table-cell table:style-name="ce87" office:value-type="string">
            <text:p>미스릴대거</text:p>
          </table:table-cell>
          <table:table-cell table:number-columns-repeated="253"/>
        </table:table-row>
        <table:table-row table:style-name="ro3">
          <table:table-cell office:value-type="string">
            <text:p>Orb_15</text:p>
          </table:table-cell>
          <table:table-cell table:style-name="ce87" office:value-type="string">
            <text:p>질풍단검</text:p>
          </table:table-cell>
          <table:table-cell table:style-name="ce87" office:value-type="string">
            <text:p>질풍단검</text:p>
          </table:table-cell>
          <table:table-cell table:number-columns-repeated="253"/>
        </table:table-row>
        <table:table-row table:style-name="ro3">
          <table:table-cell office:value-type="string">
            <text:p>Orb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office:value-type="string">
            <text:p>Orb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office:value-type="string">
            <text:p>Orb_18</text:p>
          </table:table-cell>
          <table:table-cell table:style-name="ce87" office:value-type="string">
            <text:p>포이즌대거</text:p>
          </table:table-cell>
          <table:table-cell table:style-name="ce87" office:value-type="string">
            <text:p>포이즌대거</text:p>
          </table:table-cell>
          <table:table-cell table:number-columns-repeated="253"/>
        </table:table-row>
        <table:table-row table:style-name="ro3">
          <table:table-cell office:value-type="string">
            <text:p>Orb_19</text:p>
          </table:table-cell>
          <table:table-cell table:style-name="ce87" office:value-type="string">
            <text:p>카산드라</text:p>
          </table:table-cell>
          <table:table-cell table:style-name="ce87" office:value-type="string">
            <text:p>카산드라</text:p>
          </table:table-cell>
          <table:table-cell table:number-columns-repeated="253"/>
        </table:table-row>
        <table:table-row table:style-name="ro3">
          <table:table-cell office:value-type="string">
            <text:p>Orb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Orb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Orb_22</text:p>
          </table:table-cell>
          <table:table-cell table:style-name="ce87" office:value-type="string">
            <text:p>데몬헌터</text:p>
          </table:table-cell>
          <table:table-cell table:style-name="ce87" office:value-type="string">
            <text:p>데몬헌터</text:p>
          </table:table-cell>
          <table:table-cell table:number-columns-repeated="253"/>
        </table:table-row>
        <table:table-row table:style-name="ro3">
          <table:table-cell office:value-type="string">
            <text:p>Orb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Orb_24</text:p>
          </table:table-cell>
          <table:table-cell table:style-name="ce85" office:value-type="string">
            <text:p>미혹오브</text:p>
          </table:table-cell>
          <table:table-cell table:style-name="ce85" office:value-type="string">
            <text:p>미혹오브</text:p>
          </table:table-cell>
          <table:table-cell table:number-columns-repeated="253"/>
        </table:table-row>
        <table:table-row table:style-name="ro2" table:number-rows-repeated="2">
          <table:table-cell table:style-name="ce80"/>
          <table:table-cell table:style-name="ce88" table:number-columns-repeated="2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남자</text:p>
          </table:table-cell>
          <table:table-cell table:number-columns-repeated="253"/>
        </table:table-row>
        <table:table-row table:style-name="ro3">
          <table:table-cell office:value-type="string">
            <text:p>M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M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M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M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M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M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M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M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M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M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M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M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M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M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M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M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M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M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M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M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M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M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M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M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M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M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M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M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M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M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M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M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M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M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M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M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M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M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M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M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M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M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M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M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M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M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M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M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M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M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M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M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M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M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M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M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M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M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M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M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M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M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M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M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M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M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M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M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M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M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M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M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M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M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M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M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M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M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M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M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M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M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M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M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M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M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M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M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M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M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M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M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M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M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M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M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M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M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M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M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 table:number-rows-repeated="2">
          <table:table-cell table:style-name="ce81" table:number-columns-repeated="3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여자</text:p>
          </table:table-cell>
          <table:table-cell table:number-columns-repeated="253"/>
        </table:table-row>
        <table:table-row table:style-name="ro3">
          <table:table-cell office:value-type="string">
            <text:p>W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W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W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W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W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W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W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W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W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W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W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W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W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W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W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W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W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W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W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W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W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W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W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W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W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W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W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W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W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W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W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W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W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W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W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W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W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W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W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W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W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W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W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W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W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W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W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W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W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W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W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W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W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W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W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W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W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W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W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W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W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W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W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W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W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W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W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W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W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W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W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W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W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W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W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W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W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W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W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W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W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W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W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W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W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W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W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W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W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W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W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W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W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W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W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W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W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W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W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W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89" office:value-type="string">
            <text:p>necklace</text:p>
          </table:table-cell>
          <table:table-cell table:number-columns-repeated="254"/>
        </table:table-row>
        <table:table-row table:style-name="ro3">
          <table:table-cell office:value-type="string">
            <text:p>Necklace_0</text:p>
          </table:table-cell>
          <table:table-cell table:style-name="ce85" office:value-type="string">
            <text:p>녹슨띠</text:p>
          </table:table-cell>
          <table:table-cell table:style-name="ce85" office:value-type="string">
            <text:p>녹슨띠</text:p>
          </table:table-cell>
          <table:table-cell table:number-columns-repeated="253"/>
        </table:table-row>
        <table:table-row table:style-name="ro3">
          <table:table-cell office:value-type="string">
            <text:p>Necklace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Necklace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Necklace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Necklace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Necklace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Necklace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Necklace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Necklace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Necklace_9</text:p>
          </table:table-cell>
          <table:table-cell table:style-name="ce85" office:value-type="string">
            <text:p>홀리스타</text:p>
          </table:table-cell>
          <table:table-cell table:style-name="ce85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10</text:p>
          </table:table-cell>
          <table:table-cell table:style-name="ce85" office:value-type="string">
            <text:p>용자의힘</text:p>
          </table:table-cell>
          <table:table-cell table:style-name="ce85" office:value-type="string">
            <text:p>용자의힘</text:p>
          </table:table-cell>
          <table:table-cell table:number-columns-repeated="253"/>
        </table:table-row>
        <table:table-row table:style-name="ro3">
          <table:table-cell office:value-type="string">
            <text:p>Necklace_11</text:p>
          </table:table-cell>
          <table:table-cell table:style-name="ce85" office:value-type="string">
            <text:p>마전사목걸이</text:p>
          </table:table-cell>
          <table:table-cell table:style-name="ce85" office:value-type="string">
            <text:p>마전사목걸이</text:p>
          </table:table-cell>
          <table:table-cell table:number-columns-repeated="253"/>
        </table:table-row>
        <table:table-row table:style-name="ro3">
          <table:table-cell office:value-type="string">
            <text:p>Necklace_12</text:p>
          </table:table-cell>
          <table:table-cell table:style-name="ce85" office:value-type="string">
            <text:p>고대의띠</text:p>
          </table:table-cell>
          <table:table-cell table:style-name="ce85" office:value-type="string">
            <text:p>고대의띠</text:p>
          </table:table-cell>
          <table:table-cell table:number-columns-repeated="253"/>
        </table:table-row>
        <table:table-row table:style-name="ro3">
          <table:table-cell office:value-type="string">
            <text:p>Necklace_13</text:p>
          </table:table-cell>
          <table:table-cell table:style-name="ce85" office:value-type="string">
            <text:p>빛의심판</text:p>
          </table:table-cell>
          <table:table-cell table:style-name="ce85" office:value-type="string">
            <text:p>빛의심판</text:p>
          </table:table-cell>
          <table:table-cell table:number-columns-repeated="253"/>
        </table:table-row>
        <table:table-row table:style-name="ro3">
          <table:table-cell office:value-type="string">
            <text:p>Necklace_14</text:p>
          </table:table-cell>
          <table:table-cell table:style-name="ce85" office:value-type="string">
            <text:p>정의의목걸이</text:p>
          </table:table-cell>
          <table:table-cell table:style-name="ce85" office:value-type="string">
            <text:p>정의의목걸이</text:p>
          </table:table-cell>
          <table:table-cell table:number-columns-repeated="253"/>
        </table:table-row>
        <table:table-row table:style-name="ro3">
          <table:table-cell office:value-type="string">
            <text:p>Necklace_15</text:p>
          </table:table-cell>
          <table:table-cell table:style-name="ce85" office:value-type="string">
            <text:p>신뢰의띠</text:p>
          </table:table-cell>
          <table:table-cell table:style-name="ce85" office:value-type="string">
            <text:p>신뢰의띠</text:p>
          </table:table-cell>
          <table:table-cell table:number-columns-repeated="253"/>
        </table:table-row>
        <table:table-row table:style-name="ro3">
          <table:table-cell office:value-type="string">
            <text:p>Necklace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Necklace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Necklace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Necklace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Necklace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Necklace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Necklace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Necklace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ring</text:p>
          </table:table-cell>
          <table:table-cell table:number-columns-repeated="254"/>
        </table:table-row>
        <table:table-row table:style-name="ro3">
          <table:table-cell office:value-type="string">
            <text:p>Ring_0</text:p>
          </table:table-cell>
          <table:table-cell table:style-name="ce85" office:value-type="string">
            <text:p>녹슨반지</text:p>
          </table:table-cell>
          <table:table-cell table:style-name="ce85" office:value-type="string">
            <text:p>녹슨반지</text:p>
          </table:table-cell>
          <table:table-cell table:number-columns-repeated="253"/>
        </table:table-row>
        <table:table-row table:style-name="ro3">
          <table:table-cell office:value-type="string">
            <text:p>Ring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Ring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Ring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Ring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Ring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Ring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Ring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Ring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Ring_9</text:p>
          </table:table-cell>
          <table:table-cell table:style-name="ce85" office:value-type="string">
            <text:p>수호반지</text:p>
          </table:table-cell>
          <table:table-cell table:style-name="ce85" office:value-type="string">
            <text:p>수호반지</text:p>
          </table:table-cell>
          <table:table-cell table:number-columns-repeated="253"/>
        </table:table-row>
        <table:table-row table:style-name="ro3">
          <table:table-cell office:value-type="string">
            <text:p>Ring_10</text:p>
          </table:table-cell>
          <table:table-cell table:style-name="ce85" office:value-type="string">
            <text:p>홀리링</text:p>
          </table:table-cell>
          <table:table-cell table:style-name="ce85" office:value-type="string">
            <text:p>홀리링</text:p>
          </table:table-cell>
          <table:table-cell table:number-columns-repeated="253"/>
        </table:table-row>
        <table:table-row table:style-name="ro3">
          <table:table-cell office:value-type="string">
            <text:p>Ring_11</text:p>
          </table:table-cell>
          <table:table-cell table:style-name="ce85" office:value-type="string">
            <text:p>고대의반지</text:p>
          </table:table-cell>
          <table:table-cell table:style-name="ce85" office:value-type="string">
            <text:p>고대의반지</text:p>
          </table:table-cell>
          <table:table-cell table:number-columns-repeated="253"/>
        </table:table-row>
        <table:table-row table:style-name="ro3">
          <table:table-cell office:value-type="string">
            <text:p>Ring_12</text:p>
          </table:table-cell>
          <table:table-cell table:style-name="ce85" office:value-type="string">
            <text:p>마전사반지</text:p>
          </table:table-cell>
          <table:table-cell table:style-name="ce85" office:value-type="string">
            <text:p>마전사반지</text:p>
          </table:table-cell>
          <table:table-cell table:number-columns-repeated="253"/>
        </table:table-row>
        <table:table-row table:style-name="ro3">
          <table:table-cell office:value-type="string">
            <text:p>Ring_13</text:p>
          </table:table-cell>
          <table:table-cell table:style-name="ce85" office:value-type="string">
            <text:p>샤이닝링</text:p>
          </table:table-cell>
          <table:table-cell table:style-name="ce85" office:value-type="string">
            <text:p>샤이닝링</text:p>
          </table:table-cell>
          <table:table-cell table:number-columns-repeated="253"/>
        </table:table-row>
        <table:table-row table:style-name="ro3">
          <table:table-cell office:value-type="string">
            <text:p>Ring_14</text:p>
          </table:table-cell>
          <table:table-cell table:style-name="ce85" office:value-type="string">
            <text:p>극악반지</text:p>
          </table:table-cell>
          <table:table-cell table:style-name="ce85" office:value-type="string">
            <text:p>극악반지</text:p>
          </table:table-cell>
          <table:table-cell table:number-columns-repeated="253"/>
        </table:table-row>
        <table:table-row table:style-name="ro3">
          <table:table-cell office:value-type="string">
            <text:p>Ring_15</text:p>
          </table:table-cell>
          <table:table-cell table:style-name="ce85" office:value-type="string">
            <text:p>신뢰반지</text:p>
          </table:table-cell>
          <table:table-cell table:style-name="ce85" office:value-type="string">
            <text:p>신뢰반지</text:p>
          </table:table-cell>
          <table:table-cell table:number-columns-repeated="253"/>
        </table:table-row>
        <table:table-row table:style-name="ro3">
          <table:table-cell office:value-type="string">
            <text:p>Ring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Ring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Ring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Ring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Ring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Ring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Ring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Ring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Ring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/>
          <table:table-cell table:style-name="ce89" office:value-type="string">
            <text:p>scroll</text:p>
          </table:table-cell>
          <table:table-cell table:number-columns-repeated="254"/>
        </table:table-row>
        <table:table-row table:style-name="ro3">
          <table:table-cell table:style-name="ce82" office:value-type="string">
            <text:p>Scroll_0</text:p>
          </table:table-cell>
          <table:table-cell office:value-type="string">
            <text:p>agile</text:p>
          </table:table-cell>
          <table:table-cell office:value-type="string">
            <text:p>민첩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1</text:p>
          </table:table-cell>
          <table:table-cell office:value-type="string">
            <text:p>sharp </text:p>
          </table:table-cell>
          <table:table-cell office:value-type="string">
            <text:p>예리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2</text:p>
          </table:table-cell>
          <table:table-cell office:value-type="string">
            <text:p>giant</text:p>
          </table:table-cell>
          <table:table-cell office:value-type="string">
            <text:p>거인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3</text:p>
          </table:table-cell>
          <table:table-cell office:value-type="string">
            <text:p>contract</text:p>
          </table:table-cell>
          <table:table-cell office:value-type="string">
            <text:p>계약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4</text:p>
          </table:table-cell>
          <table:table-cell office:value-type="string">
            <text:p>cruel </text:p>
          </table:table-cell>
          <table:table-cell office:value-type="string">
            <text:p>참혹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5</text:p>
          </table:table-cell>
          <table:table-cell office:value-type="string">
            <text:p>cursed</text:p>
          </table:table-cell>
          <table:table-cell office:value-type="string">
            <text:p>저주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6</text:p>
          </table:table-cell>
          <table:table-cell office:value-type="string">
            <text:p>magic</text:p>
          </table:table-cell>
          <table:table-cell office:value-type="string">
            <text:p>마법의</text:p>
          </table:table-cell>
          <table:table-cell table:number-columns-repeated="253"/>
        </table:table-row>
        <table:table-row table:style-name="ro2">
          <table:table-cell table:style-name="ce82"/>
          <table:table-cell table:number-columns-repeated="255"/>
        </table:table-row>
        <table:table-row table:style-name="ro3">
          <table:table-cell table:style-name="ce82" office:value-type="string">
            <text:p>CLEAR</text:p>
          </table:table-cell>
          <table:table-cell office:value-type="string">
            <text:p>completion <text:s text:c="2"/></text:p>
          </table:table-cell>
          <table:table-cell office:value-type="string">
            <text:p>완료</text:p>
          </table:table-cell>
          <table:table-cell table:number-columns-repeated="253"/>
        </table:table-row>
        <table:table-row table:style-name="ro3">
          <table:table-cell/>
          <table:table-cell table:style-name="ce91" office:value-type="string">
            <text:p>메인퀘템</text:p>
          </table:table-cell>
          <table:table-cell table:number-columns-repeated="254"/>
        </table:table-row>
        <table:table-row table:style-name="ro3">
          <table:table-cell office:value-type="string">
            <text:p>MAINQUEST_0</text:p>
          </table:table-cell>
          <table:table-cell office:value-type="string">
            <text:p>Explosive</text:p>
          </table:table-cell>
          <table:table-cell office:value-type="string">
            <text:p>오래된 폭약</text:p>
          </table:table-cell>
          <table:table-cell table:number-columns-repeated="253"/>
        </table:table-row>
        <table:table-row table:style-name="ro3">
          <table:table-cell office:value-type="string">
            <text:p>MAINQUEST_1</text:p>
          </table:table-cell>
          <table:table-cell office:value-type="string">
            <text:p>Rusty medal</text:p>
          </table:table-cell>
          <table:table-cell office:value-type="string">
            <text:p>낡은 메달</text:p>
          </table:table-cell>
          <table:table-cell table:number-columns-repeated="253"/>
        </table:table-row>
        <table:table-row table:style-name="ro3">
          <table:table-cell office:value-type="string">
            <text:p>MAINQUEST_2</text:p>
          </table:table-cell>
          <table:table-cell office:value-type="string">
            <text:p>Amethyst</text:p>
          </table:table-cell>
          <table:table-cell office:value-type="string">
            <text:p>자수정</text:p>
          </table:table-cell>
          <table:table-cell table:number-columns-repeated="253"/>
        </table:table-row>
        <table:table-row table:style-name="ro3">
          <table:table-cell office:value-type="string">
            <text:p>MAINQUEST_3</text:p>
          </table:table-cell>
          <table:table-cell office:value-type="string">
            <text:p>Lost diary</text:p>
          </table:table-cell>
          <table:table-cell office:value-type="string">
            <text:p>잃어버린 일지</text:p>
          </table:table-cell>
          <table:table-cell table:number-columns-repeated="253"/>
        </table:table-row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oading" table:style-name="ta1" table:print="false">
        <table:table-column table:style-name="co10" table:default-cell-style-name="ce79"/>
        <table:table-column table:style-name="co14" table:default-cell-style-name="ce90"/>
        <table:table-column table:style-name="co15" table:default-cell-style-name="ce94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95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95"/>
          <table:table-cell table:number-columns-repeated="253"/>
        </table:table-row>
        <table:table-row table:style-name="ro3">
          <table:table-cell office:value-type="string">
            <text:p>hint</text:p>
          </table:table-cell>
          <table:table-cell table:number-columns-repeated="2" office:value-type="string">
            <text:p>HINT</text:p>
          </table:table-cell>
          <table:table-cell table:number-columns-repeated="253"/>
        </table:table-row>
        <table:table-row table:style-name="ro3">
          <table:table-cell office:value-type="string">
            <text:p>loading</text:p>
          </table:table-cell>
          <table:table-cell table:number-columns-repeated="2" office:value-type="string">
            <text:p>NOW LOADING</text:p>
          </table:table-cell>
          <table:table-cell table:number-columns-repeated="253"/>
        </table:table-row>
        <table:table-row table:style-name="ro6">
          <table:table-cell office:value-type="string">
            <text:p>notice1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1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2</text:p>
          </table:table-cell>
          <table:table-cell table:style-name="ce94" office:value-type="string">
            <text:p>You can return to the town easily by using hearthstone.</text:p>
            <text:p>.</text:p>
          </table:table-cell>
          <table:table-cell table:style-name="ce90" office:value-type="string">
            <text:p>2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3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3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4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4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AreaName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6">2009-08-26</text:date>, <text:time>17:3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6-12-14T14:26:19</meta:creation-date>
    <dc:date>2009-08-26T17:36:29.79</dc:date>
    <meta:editing-cycles>344</meta:editing-cycles>
    <meta:editing-duration>PT283H52M56S</meta:editing-duration>
    <meta:document-statistic meta:table-count="7" meta:cell-count="2482" meta:object-count="0"/>
    <meta:user-defined meta:name="Info 2"/>
    <meta:user-defined meta:name="Info 3"/>
    <meta:user-defined meta:name="Info 4"/>
    <meta:user-defined meta:name="Version">11.6568</meta:user-defined>
  </office:meta>
</office:document-meta>
</file>